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7cm" fo:margin-right="0cm" fo:text-indent="0cm" style:auto-text-indent="false" fo:background-color="transparent"/>
      <style:text-properties style:font-name="DejaVu Sans" fo:font-size="8pt" style:font-size-asian="8pt" style:font-size-complex="8pt"/>
    </style:style>
    <style:style style:name="P2" style:family="paragraph" style:parent-style-name="Standard" style:master-page-name="">
      <loext:graphic-properties draw:fill="none"/>
      <style:paragraph-properties fo:margin-left="-2cm" fo:margin-right="-2cm" fo:text-indent="0cm" style:auto-text-indent="false" style:page-number="auto" fo:background-color="transparent"/>
      <style:text-properties style:font-name="DejaVu Sans" fo:font-size="8pt" style:font-size-asian="8pt" style:font-size-complex="8pt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ebebeb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7ec3e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54b33e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54b33e" style:font-name="DejaVu Sa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ed864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ed864a" style:font-name="JetBrains Mono" fo:font-size="10pt" fo:font-style="normal" fo:font-weight="bold" style:font-size-asian="10pt" style:font-style-asian="normal" style:font-weight-asian="bold"/>
    </style:style>
    <style:style style:name="T9" style:family="text">
      <style:text-properties fo:color="#33ccff" style:font-name="JetBrains Mono" fo:font-size="10pt" fo:font-style="normal" fo:font-weight="bold" style:font-size-asian="10pt" style:font-style-asian="normal" style:font-weight-asian="bold"/>
    </style:style>
    <style:style style:name="T10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f40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80" style:font-name="JetBrains Mono" fo:font-size="10pt" fo:font-style="normal" fo:font-weight="bold" style:font-size-asian="10pt" style:font-style-asian="normal" style:font-weight-asian="bold"/>
    </style:style>
    <style:style style:name="T13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0080" style:font-name="JetBrains Mono" fo:font-style="normal" fo:font-weight="bold" style:font-style-asian="normal" style:font-weight-asian="bold"/>
    </style:style>
    <style:style style:name="T15" style:family="text">
      <style:text-properties fo:color="#000080" style:font-name="JetBrains Mono" fo:font-style="normal" fo:font-weight="normal" style:font-style-asian="normal" style:font-weight-asian="normal"/>
    </style:style>
    <style:style style:name="T16" style:family="text">
      <style:text-properties fo:color="#000080" fo:font-style="normal" fo:font-weight="bold" style:font-style-asian="normal" style:font-weight-asian="bold"/>
    </style:style>
    <style:style style:name="T17" style:family="text">
      <style:text-properties fo:color="#000080" fo:font-style="normal" fo:font-weight="normal" style:font-style-asian="normal" style:font-weight-asian="normal"/>
    </style:style>
    <style:style style:name="T1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0000" style:font-name="JetBrains Mono" fo:font-style="normal" fo:font-weight="normal" style:font-style-asian="normal" style:font-weight-asian="normal"/>
    </style:style>
    <style:style style:name="T20" style:family="text">
      <style:text-properties fo:color="#000000" fo:font-style="normal" fo:font-weight="normal" style:font-style-asian="normal" style:font-weight-asian="normal"/>
    </style:style>
    <style:style style:name="T21" style:family="text">
      <style:text-properties fo:color="#808080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808080" style:font-name="JetBrains Mono" fo:font-size="10pt" fo:font-style="italic" fo:font-weight="normal" officeooo:rsid="00182098" style:font-size-asian="10pt" style:font-style-asian="italic" style:font-weight-asian="normal"/>
    </style:style>
    <style:style style:name="T23" style:family="text">
      <style:text-properties fo:color="#808080" style:font-name="JetBrains Mono" fo:font-style="italic" fo:font-weight="normal" style:font-style-asian="italic" style:font-weight-asian="normal"/>
    </style:style>
    <style:style style:name="T24" style:family="text">
      <style:text-properties fo:color="#808080" style:font-name="JetBrains Mono" fo:font-style="italic" fo:font-weight="normal" officeooo:rsid="00182098" style:font-style-asian="italic" style:font-weight-asian="normal"/>
    </style:style>
    <style:style style:name="T25" style:family="text">
      <style:text-properties fo:color="#808080" fo:font-style="italic" fo:font-weight="normal" style:font-style-asian="italic" style:font-weight-asian="normal"/>
    </style:style>
    <style:style style:name="T26" style:family="text">
      <style:text-properties fo:color="#808080" fo:font-style="italic" fo:font-weight="normal" officeooo:rsid="00182098" style:font-style-asian="italic" style:font-weight-asian="normal"/>
    </style:style>
    <style:style style:name="T27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28" style:family="text">
      <style:text-properties fo:color="#008080" style:font-name="JetBrains Mono" fo:font-style="normal" fo:font-weight="bold" style:font-style-asian="normal" style:font-weight-asian="bold"/>
    </style:style>
    <style:style style:name="T29" style:family="text">
      <style:text-properties fo:color="#008080" style:font-name="DejaVu Sans Mono" fo:font-size="10pt" fo:font-style="normal" fo:font-weight="bold" style:font-size-asian="10pt" style:font-style-asian="normal" style:font-weight-asian="bold"/>
    </style:style>
    <style:style style:name="T30" style:family="text">
      <style:text-properties fo:color="#008080" style:font-name="DejaVu Sans Mono" fo:font-style="normal" fo:font-weight="bold" style:font-style-asian="normal" style:font-weight-asian="bold"/>
    </style:style>
    <style:style style:name="T31" style:family="text">
      <style:text-properties fo:color="#008080" fo:font-style="normal" fo:font-weight="bold" style:font-style-asian="normal" style:font-weight-asian="bold"/>
    </style:style>
    <style:style style:name="T32" style:family="text">
      <style:text-properties fo:color="#0000ff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0000ff" style:font-name="JetBrains Mono" fo:font-style="normal" fo:font-weight="normal" style:font-style-asian="normal" style:font-weight-asian="normal"/>
    </style:style>
    <style:style style:name="T34" style:family="text">
      <style:text-properties fo:color="#0000ff" fo:font-style="normal" fo:font-weight="normal" style:font-style-asian="normal" style:font-weight-asian="normal"/>
    </style:style>
    <style:style style:name="T35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660099" style:font-name="JetBrains Mono" fo:font-style="normal" fo:font-weight="normal" style:font-style-asian="normal" style:font-weight-asian="normal"/>
    </style:style>
    <style:style style:name="T37" style:family="text">
      <style:text-properties fo:color="#660099" fo:font-style="normal" fo:font-weight="normal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6">import </text:span><text:span text:style-name="T20">mysql.connector</text:span><text:line-break/><text:span text:style-name="T16">from </text:span><text:span text:style-name="T20">random </text:span><text:span text:style-name="T16">import </text:span><text:span text:style-name="T20">randrange</text:span><text:line-break/><text:span text:style-name="T16">from </text:span><text:span text:style-name="T20">time </text:span><text:span text:style-name="T16">import </text:span><text:span text:style-name="T20">sleep</text:span><text:line-break/><text:line-break/><text:span text:style-name="T25"># _________________________________________________________________________________________________________________________________________________________</text:span><text:line-break/><text:line-break/><text:span text:style-name="T17">print</text:span><text:span text:style-name="T20">(</text:span><text:span text:style-name="T31">"</text:span><text:span text:style-name="T16">\n\n\t\t\t</text:span><text:span text:style-name="T31">🔵_🔵_🔵_🔵_🔵_🔵_🔵_🔵_🔵_🔵_🔵_🔵_🔵_🔵_🔵_🔵</text:span><text:span text:style-name="T16">\t\t</text:span><text:span text:style-name="T31">Login "</text:span><text:line-break/><text:span text:style-name="T31"> <text:s text:c="5"/>"Page</text:span><text:span text:style-name="T16">\t\t</text:span><text:span text:style-name="T31">🔵_🔵_🔵_🔵_🔵_🔵_🔵_🔵_🔵_🔵_🔵_🔵_🔵_🔵_🔵_🔵"</text:span><text:span text:style-name="T20">)</text:span><text:line-break/><text:span text:style-name="T20">user=</text:span><text:span text:style-name="T17">input</text:span><text:span text:style-name="T20">(</text:span><text:span text:style-name="T31">"</text:span><text:span text:style-name="T16">\n\n</text:span><text:span text:style-name="T31">Enter Username</text:span><text:span text:style-name="T16">\t\t\t\t</text:span><text:span text:style-name="T31">:"</text:span><text:span text:style-name="T20">)</text:span><text:line-break/><text:span text:style-name="T20">passwords=</text:span><text:span text:style-name="T17">input</text:span><text:span text:style-name="T20">(</text:span><text:span text:style-name="T31">"</text:span><text:span text:style-name="T16">\n\n</text:span><text:span text:style-name="T31">Enter Password</text:span><text:span text:style-name="T16">\t\t\t\t</text:span><text:span text:style-name="T31">:"</text:span><text:span text:style-name="T20">)</text:span><text:line-break/><text:span text:style-name="T17">print</text:span><text:span text:style-name="T20">(</text:span><text:span text:style-name="T31">"Checking Username And Password. Please Wait....."</text:span><text:span text:style-name="T20">)</text:span><text:line-break/><text:span text:style-name="T20">sleep(</text:span><text:span text:style-name="T34">2</text:span><text:span text:style-name="T20">)</text:span><text:line-break/><text:line-break/><text:span text:style-name="T25"># ____________________________________________________________________________________________________________________________________________________</text:span><text:line-break/><text:line-break/><text:span text:style-name="T16">if </text:span><text:span text:style-name="T20">user == </text:span><text:span text:style-name="T31">"root" </text:span><text:span text:style-name="T16">and </text:span><text:span text:style-name="T20">passwords == </text:span><text:span text:style-name="T31">'2002'</text:span><text:span text:style-name="T20">:</text:span><text:line-break/><text:span text:style-name="T20"> <text:s text:c="3"/></text:span><text:span text:style-name="T17">print</text:span><text:span text:style-name="T20">(</text:span><text:span text:style-name="T31">"🙂connected successfully🙂"</text:span><text:span text:style-name="T20">)</text:span><text:line-break/><text:span text:style-name="T20"> <text:s text:c="3"/></text:span><text:span text:style-name="T17">print</text:span><text:span text:style-name="T20">(</text:span><text:span text:style-name="T31">"</text:span><text:span text:style-name="T16">\n\t\t\t\t\t\t\t\t\t\t\t\t\t\t</text:span><text:span text:style-name="T31">----WELCOME----</text:span><text:span text:style-name="T16">\n</text:span><text:span text:style-name="T31">"</text:span><text:span text:style-name="T20">)</text:span><text:line-break/><text:span text:style-name="T25"># ___________________________________________________________________________________________________________________________________________________________</text:span><text:line-break/><text:line-break/><text:span text:style-name="T25"> <text:s text:c="3"/></text:span><text:span text:style-name="T16">try</text:span><text:span text:style-name="T20">:</text:span><text:line-break/><text:line-break/><text:span text:style-name="T20"> <text:s text:c="7"/>db = mysql.connector.connect(</text:span><text:span text:style-name="T37">user</text:span><text:span text:style-name="T20">=</text:span><text:span text:style-name="T31">'root'</text:span><text:span text:style-name="T20">,</text:span><text:line-break/><text:span text:style-name="T20"> <text:s text:c="36"/></text:span><text:span text:style-name="T37">password</text:span><text:span text:style-name="T20">=</text:span><text:span text:style-name="T31">'priyanshu'</text:span><text:span text:style-name="T20">,</text:span><text:line-break/><text:span text:style-name="T20"> <text:s text:c="36"/></text:span><text:span text:style-name="T37">host</text:span><text:span text:style-name="T20">=</text:span><text:span text:style-name="T31">'localhost'</text:span><text:span text:style-name="T20">,</text:span><text:line-break/><text:span text:style-name="T20"> <text:s text:c="36"/></text:span><text:span text:style-name="T37">database</text:span><text:span text:style-name="T20">=</text:span><text:span text:style-name="T31">'python'</text:span><text:span text:style-name="T20">)</text:span><text:line-break/><text:span text:style-name="T20"> <text:s text:c="7"/>cursor = db.cursor()</text:span><text:line-break/><text:line-break/><text:span text:style-name="T20"> <text:s text:c="7"/></text:span><text:span text:style-name="T17">print</text:span><text:span text:style-name="T20">(</text:span><text:span text:style-name="T31">"</text:span><text:span text:style-name="T16">\t\t\t\t</text:span><text:span text:style-name="T31">------------------------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"</text:span><text:line-break/><text:span text:style-name="T31"> <text:s text:c="13"/>"---------------------------"</text:span><text:line-break/><text:span text:style-name="T31"> <text:s text:c="13"/>"</text:span><text:span text:style-name="T16">\n\t\t\t\t</text:span><text:span text:style-name="T31">|</text:span><text:span text:style-name="T16">\t\t\t\t\t\t <text:s/></text:span><text:span text:style-name="T31">‼️‼️WELCOME TO RAILWAY MANAGEMENT SYSTEM‼️‼️</text:span><text:span text:style-name="T16">\t\t\t\t\t\t\t</text:span><text:span text:style-name="T31"> <text:s text:c="2"/>|"</text:span><text:line-break/><text:span text:style-name="T31"> <text:s text:c="13"/>"</text:span><text:span text:style-name="T16">\n\t\t\t\t</text:span><text:span text:style-name="T31">------------------------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</text:span><text:span text:style-name="T16">\t</text:span><text:span text:style-name="T31">-"</text:span><text:line-break/><text:span text:style-name="T31"> <text:s text:c="13"/>"---------------------------"</text:span><text:span text:style-name="T20">)</text:span><text:line-break/><text:line-break/><text:span text:style-name="T25"># ___________________________________________________________________________________________________________________________________________________________</text:span><text:line-break/><text:line-break/><text:span text:style-name="T25"> <text:s text:c="7"/></text:span><text:span text:style-name="T16">def </text:span><text:span text:style-name="T20">selection():</text:span><text:line-break/><text:span text:style-name="T20"> <text:s text:c="11"/></text:span><text:span text:style-name="T16">def </text:span><text:span text:style-name="T20">selection1():</text:span><text:line-break/><text:span text:style-name="T20"> <text:s text:c="15"/></text:span><text:span text:style-name="T17">print</text:span><text:span text:style-name="T20">(</text:span><text:span text:style-name="T31">"1.PASSENGER MANAGEMENT SYSTEM."</text:span><text:span text:style-name="T20">)</text:span><text:line-break/><text:span text:style-name="T20"> <text:s text:c="15"/></text:span><text:span text:style-name="T17">print</text:span><text:span text:style-name="T20">(</text:span><text:span text:style-name="T31">"2.STAFF AND EMPLOYEE MANAGEMENT SYSTEM."</text:span><text:span text:style-name="T20">)</text:span><text:line-break/><text:span text:style-name="T20"> <text:s text:c="15"/></text:span><text:span text:style-name="T17">print</text:span><text:span text:style-name="T20">(</text:span><text:span text:style-name="T31">"3.STATION MANAGEMENT SYSTEM."</text:span><text:span text:style-name="T20">)</text:span><text:line-break/><text:span text:style-name="T20"> <text:s text:c="15"/></text:span><text:span text:style-name="T17">print</text:span><text:span text:style-name="T20">(</text:span><text:span text:style-name="T31">"4.TRAIN MANAGEMENT SYSTEM."</text:span><text:span text:style-name="T20">)</text:span><text:line-break/><text:span text:style-name="T20"> <text:s text:c="15"/></text:span><text:span text:style-name="T17">print</text:span><text:span text:style-name="T20">(</text:span><text:span text:style-name="T31">"5.EXIT"</text:span><text:span text:style-name="T20">)</text:span><text:line-break/><text:span text:style-name="T20"> <text:s text:c="15"/></text:span><text:span text:style-name="T17">print</text:span><text:span text:style-name="T20">(</text:span><text:span text:style-name="T31">"____________________________________________________________________________________________"</text:span><text:line-break/><text:span text:style-name="T31"> <text:s text:c="21"/>"________________________________________________________________"</text:span><text:span text:style-name="T20">)</text:span><text:line-break/><text:line-break/><text:span text:style-name="T20"> <text:s text:c="11"/>selection1()</text:span><text:line-break/><text:span text:style-name="T20"> <text:s text:c="11"/>choice = </text:span><text:span text:style-name="T17">int</text:span><text:span text:style-name="T20">(</text:span><text:span text:style-name="T17">input</text:span><text:span text:style-name="T20">(</text:span><text:span text:style-name="T31">"</text:span><text:span text:style-name="T16">\n</text:span><text:span text:style-name="T31">Enter Your Choice:-"</text:span><text:span text:style-name="T20">))</text:span><text:line-break/><text:span text:style-name="T20"> <text:s text:c="11"/></text:span><text:span text:style-name="T17">print</text:span><text:span text:style-name="T20">(</text:span><text:span text:style-name="T31">"_____________________________________________________________________________"</text:span><text:line-break/><text:span text:style-name="T31"> <text:s text:c="17"/>"______________________________________________________________________________"</text:span><text:span text:style-name="T20">)</text:span><text:line-break/><text:line-break/><text:span text:style-name="T25"># ___________________________________________________________________________________________________________________________________________________________</text:span><text:line-break/><text:line-break/><text:span text:style-name="T25"> <text:s text:c="11"/></text:span><text:span text:style-name="T16">if </text:span><text:span text:style-name="T20">choice == </text:span><text:span text:style-name="T34">1</text:span><text:span text:style-name="T20">:</text:span><text:line-break/><text:span text:style-name="T20"> <text:s text:c="15"/></text:span><text:span text:style-name="T17">print</text:span><text:span text:style-name="T20">(</text:span><text:span text:style-name="T31">"</text:span><text:span text:style-name="T16">\n\t\t\t\t\t\t\t\t\t\t\t</text:span><text:span text:style-name="T31">&lt;&lt;&lt;WELCOME TO PASSENGER MANAGEMENT SYSTEM&gt;&gt;&gt;</text:span><text:span text:style-name="T16">\n</text:span><text:span text:style-name="T31">"</text:span><text:span text:style-name="T20">)</text:span><text:line-break/><text:span text:style-name="T20"> <text:s text:c="15"/></text:span><text:span text:style-name="T17">print</text:span><text:span text:style-name="T20">(</text:span><text:span text:style-name="T31">"You Can Perform The Following Operations.. "</text:span><text:span text:style-name="T20">)</text:span><text:line-break/><text:span text:style-name="T20"> <text:s text:c="15"/></text:span><text:span text:style-name="T17">print</text:span><text:span text:style-name="T20">(</text:span><text:span text:style-name="T31">"A.DATA OF A SPECIFIC PASSENGER."</text:span><text:span text:style-name="T20">)</text:span><text:line-break/><text:span text:style-name="T20"> <text:s text:c="15"/></text:span><text:span text:style-name="T17">print</text:span><text:span text:style-name="T20">(</text:span><text:span text:style-name="T31">"B.NEW RESERVATION."</text:span><text:span text:style-name="T20">)</text:span><text:line-break/><text:span text:style-name="T20"> <text:s text:c="15"/></text:span><text:span text:style-name="T17">print</text:span><text:span text:style-name="T20">(</text:span><text:span text:style-name="T31">"C.CANCEL RESERVATION."</text:span><text:span text:style-name="T20">)</text:span><text:line-break/><text:span text:style-name="T20"> <text:s text:c="15"/></text:span><text:span text:style-name="T17">print</text:span><text:span text:style-name="T20">(</text:span><text:span text:style-name="T31">"D.UPDATE DATA OF PASSENGER."</text:span><text:span text:style-name="T20">)</text:span><text:line-break/><text:span text:style-name="T20"> <text:s text:c="15"/></text:span><text:span text:style-name="T17">print</text:span><text:span text:style-name="T20">(</text:span><text:span text:style-name="T31">"E.DATA OF ALL PASSENGERS."</text:span><text:span text:style-name="T20">)</text:span><text:line-break/><text:span text:style-name="T20"> <text:s text:c="15"/></text:span><text:span text:style-name="T17">print</text:span><text:span text:style-name="T20">(</text:span><text:span text:style-name="T31">"F.BACK."</text:span><text:span text:style-name="T20">)</text:span><text:line-break/><text:line-break/><text:span text:style-name="T20"> <text:s text:c="15"/>x = </text:span><text:span text:style-name="T17">input</text:span><text:span text:style-name="T20">(</text:span><text:span text:style-name="T31">"Enter Your Choice:-"</text:span><text:span text:style-name="T20">)</text:span><text:line-break/><text:span text:style-name="T20"> <text:s text:c="15"/></text:span><text:span text:style-name="T17">print</text:span><text:span text:style-name="T20">(</text:span><text:span text:style-name="T31">"</text:span><text:span text:style-name="T16">\n\t\t\t\t\t\t\t\t\t\t\t\t\t\t\t\t</text:span><text:span text:style-name="T31">&lt;&lt;&lt;TABLE CONTENTS&gt;&gt;&gt;</text:span><text:span text:style-name="T16">\n</text:span><text:span text:style-name="T31">"</text:span><text:span text:style-name="T20">)</text:span><text:line-break/><text:span text:style-name="T20"> <text:s text:c="15"/></text:span><text:span text:style-name="T16">if </text:span><text:span text:style-name="T20">x == </text:span><text:span text:style-name="T31">'a' </text:span><text:span text:style-name="T16">or </text:span><text:span text:style-name="T20">x ==</text:span><text:span text:style-name="T31">'A'</text:span><text:span text:style-name="T20">:</text:span><text:line-break/><text:span text:style-name="T20"> <text:s text:c="19"/>view1()</text:span><text:line-break/><text:span text:style-name="T20"> <text:s text:c="19"/>selection()</text:span><text:line-break/><text:span text:style-name="T20"> <text:s text:c="15"/></text:span><text:span text:style-name="T16">elif </text:span><text:span text:style-name="T20">x == </text:span><text:span text:style-name="T31">'b' </text:span><text:span text:style-name="T16">or </text:span><text:span text:style-name="T20">x ==</text:span><text:span text:style-name="T31">'B'</text:span><text:span text:style-name="T20">:</text:span><text:line-break/><text:soft-page-break/><text:span text:style-name="T20"> <text:s text:c="19"/>insert1(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</text:span><text:span text:style-name="T31">&lt;&lt;UPLOADING YOUR DATA TO CLOUD&gt;&gt;"</text:span><text:span text:style-name="T20">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\t</text:span><text:span text:style-name="T31">&lt;&lt;FETCHING YOUR DATA&gt;&gt;"</text:span><text:span text:style-name="T20">)</text:span><text:line-break/><text:span text:style-name="T20"> <text:s text:c="19"/>display1()</text:span><text:line-break/><text:span text:style-name="T20"> <text:s text:c="15"/></text:span><text:span text:style-name="T16">elif </text:span><text:span text:style-name="T20">x == </text:span><text:span text:style-name="T31">'c' </text:span><text:span text:style-name="T16">or </text:span><text:span text:style-name="T20">x ==</text:span><text:span text:style-name="T31">'C'</text:span><text:span text:style-name="T20">:</text:span><text:line-break/><text:span text:style-name="T20"> <text:s text:c="19"/>delete1(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</text:span><text:span text:style-name="T31">&lt;&lt;UPLOADING YOUR DATA TO CLOUD&gt;&gt;"</text:span><text:span text:style-name="T20">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\t</text:span><text:span text:style-name="T31">&lt;&lt;FETCHING YOUR DATA&gt;&gt;"</text:span><text:span text:style-name="T20">)</text:span><text:line-break/><text:span text:style-name="T20"> <text:s text:c="19"/>display1()</text:span><text:line-break/><text:span text:style-name="T20"> <text:s text:c="19"/>selection()</text:span><text:line-break/><text:span text:style-name="T20"> <text:s text:c="15"/></text:span><text:span text:style-name="T16">elif </text:span><text:span text:style-name="T20">x == </text:span><text:span text:style-name="T31">'d' </text:span><text:span text:style-name="T16">or </text:span><text:span text:style-name="T20">x ==</text:span><text:span text:style-name="T31">'D'</text:span><text:span text:style-name="T20">:</text:span><text:line-break/><text:span text:style-name="T20"> <text:s text:c="19"/>update1(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</text:span><text:span text:style-name="T31">&lt;&lt;UPLOADING YOUR DATA TO CLOUD&gt;&gt;"</text:span><text:span text:style-name="T20">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\t</text:span><text:span text:style-name="T31">&lt;&lt;FETCHING YOUR DATA&gt;&gt;"</text:span><text:span text:style-name="T20">)</text:span><text:line-break/><text:span text:style-name="T20"> <text:s text:c="19"/>display1()</text:span><text:line-break/><text:span text:style-name="T20"> <text:s text:c="19"/>selection()</text:span><text:line-break/><text:span text:style-name="T20"> <text:s text:c="15"/></text:span><text:span text:style-name="T16">elif </text:span><text:span text:style-name="T20">x == </text:span><text:span text:style-name="T31">'e' </text:span><text:span text:style-name="T16">or </text:span><text:span text:style-name="T20">x ==</text:span><text:span text:style-name="T31">'E'</text:span><text:span text:style-name="T20">:</text:span><text:line-break/><text:span text:style-name="T20"> <text:s text:c="19"/></text:span><text:span text:style-name="T17">print</text:span><text:span text:style-name="T20">(</text:span><text:span text:style-name="T31">"HERE IS THE DATA OF ALL PASSENGERS&gt;."</text:span><text:span text:style-name="T20">)</text:span><text:line-break/><text:span text:style-name="T20"> <text:s text:c="19"/>display1()</text:span><text:line-break/><text:span text:style-name="T20"> <text:s text:c="19"/>selection()</text:span><text:line-break/><text:span text:style-name="T20"> <text:s text:c="15"/></text:span><text:span text:style-name="T16">elif </text:span><text:span text:style-name="T20">x == </text:span><text:span text:style-name="T31">'f' </text:span><text:span text:style-name="T16">or </text:span><text:span text:style-name="T20">x ==</text:span><text:span text:style-name="T31">'F'</text:span><text:span text:style-name="T20">:</text:span><text:line-break/><text:span text:style-name="T20"> <text:s text:c="19"/></text:span><text:span text:style-name="T17">print</text:span><text:span text:style-name="T20">(</text:span><text:span text:style-name="T31">"RETURNED TO MAIN PAGE:"</text:span><text:span text:style-name="T20">)</text:span><text:line-break/><text:span text:style-name="T20"> <text:s text:c="19"/>selection()</text:span><text:line-break/><text:span text:style-name="T20"> <text:s text:c="15"/></text:span><text:span text:style-name="T16">else</text:span><text:span text:style-name="T20">:</text:span><text:line-break/><text:span text:style-name="T20"> <text:s text:c="19"/></text:span><text:span text:style-name="T17">print</text:span><text:span text:style-name="T20">(</text:span><text:span text:style-name="T31">"Enter Correct Choice..!"</text:span><text:span text:style-name="T20">)</text:span><text:line-break/><text:span text:style-name="T20"> <text:s text:c="19"/>selection()</text:span><text:line-break/><text:line-break/><text:span text:style-name="T25"># ___________________________________________________________________________________________________________________________________________________________</text:span><text:line-break/><text:line-break/><text:span text:style-name="T25"> <text:s text:c="11"/></text:span><text:span text:style-name="T16">elif </text:span><text:span text:style-name="T20">choice == </text:span><text:span text:style-name="T34">2</text:span><text:span text:style-name="T20">:</text:span><text:line-break/><text:span text:style-name="T20"> <text:s text:c="15"/></text:span><text:span text:style-name="T17">print</text:span><text:span text:style-name="T20">(</text:span><text:span text:style-name="T31">"</text:span><text:span text:style-name="T16">\n\t\t\t\t\t\t\t\t\t\t\t</text:span><text:span text:style-name="T31">&lt;&lt;&lt;WELCOME TO EMPLOYEE MANAGEMENT SYSTEM&gt;&gt;&gt;</text:span><text:span text:style-name="T16">\n</text:span><text:span text:style-name="T31">"</text:span><text:span text:style-name="T20">)</text:span><text:line-break/><text:span text:style-name="T20"> <text:s text:c="15"/></text:span><text:span text:style-name="T17">print</text:span><text:span text:style-name="T20">(</text:span><text:span text:style-name="T31">"You Can Perform The Following Operations.."</text:span><text:span text:style-name="T20">)</text:span><text:line-break/><text:span text:style-name="T20"> <text:s text:c="15"/></text:span><text:span text:style-name="T17">print</text:span><text:span text:style-name="T20">(</text:span><text:span text:style-name="T31">"A. DATA OF SPECIFIC EMPLOYEE"</text:span><text:span text:style-name="T20">)</text:span><text:line-break/><text:span text:style-name="T20"> <text:s text:c="15"/></text:span><text:span text:style-name="T17">print</text:span><text:span text:style-name="T20">(</text:span><text:span text:style-name="T31">"B. NEW EMPLOYEE/STAFF."</text:span><text:span text:style-name="T20">)</text:span><text:line-break/><text:span text:style-name="T20"> <text:s text:c="15"/></text:span><text:span text:style-name="T17">print</text:span><text:span text:style-name="T20">(</text:span><text:span text:style-name="T31">"C. UPDATE EMPLOYEE/STAFF DETAILS."</text:span><text:span text:style-name="T20">)</text:span><text:line-break/><text:span text:style-name="T20"> <text:s text:c="15"/></text:span><text:span text:style-name="T17">print</text:span><text:span text:style-name="T20">(</text:span><text:span text:style-name="T31">"D. DELETE EMPLOYEE/STAFF"</text:span><text:span text:style-name="T20">)</text:span><text:line-break/><text:span text:style-name="T20"> <text:s text:c="15"/></text:span><text:span text:style-name="T17">print</text:span><text:span text:style-name="T20">(</text:span><text:span text:style-name="T31">"E. DATA OF ALL EMPLOYEES."</text:span><text:span text:style-name="T20">)</text:span><text:line-break/><text:span text:style-name="T20"> <text:s text:c="15"/></text:span><text:span text:style-name="T17">print</text:span><text:span text:style-name="T20">(</text:span><text:span text:style-name="T31">"F. BACK."</text:span><text:span text:style-name="T20">)</text:span><text:line-break/><text:line-break/><text:span text:style-name="T20"> <text:s text:c="15"/>y = </text:span><text:span text:style-name="T17">input</text:span><text:span text:style-name="T20">(</text:span><text:span text:style-name="T31">"Enter your choice(d-f):-"</text:span><text:span text:style-name="T20">)</text:span><text:line-break/><text:span text:style-name="T20"> <text:s text:c="15"/></text:span><text:span text:style-name="T16">if </text:span><text:span text:style-name="T20">y == </text:span><text:span text:style-name="T31">'A' </text:span><text:span text:style-name="T16">or </text:span><text:span text:style-name="T20">y ==</text:span><text:span text:style-name="T31">'a'</text:span><text:span text:style-name="T20">:</text:span><text:line-break/><text:span text:style-name="T20"> <text:s text:c="19"/></text:span><text:span text:style-name="T17">print</text:span><text:span text:style-name="T20">(</text:span><text:span text:style-name="T31">"Here's The Data&gt;&gt;"</text:span><text:span text:style-name="T20">)</text:span><text:line-break/><text:span text:style-name="T20"> <text:s text:c="19"/>view2()</text:span><text:line-break/><text:span text:style-name="T20"> <text:s text:c="19"/>selection()</text:span><text:line-break/><text:span text:style-name="T20"> <text:s text:c="15"/></text:span><text:span text:style-name="T16">elif </text:span><text:span text:style-name="T20">y == </text:span><text:span text:style-name="T31">'B' </text:span><text:span text:style-name="T16">or </text:span><text:span text:style-name="T20">y ==</text:span><text:span text:style-name="T31">'b'</text:span><text:span text:style-name="T20">:</text:span><text:line-break/><text:span text:style-name="T20"> <text:s text:c="19"/>insert2(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</text:span><text:span text:style-name="T31">&lt;&lt;UPLOADING YOUR DATA TO CLOUD&gt;&gt;</text:span><text:span text:style-name="T16">\n</text:span><text:span text:style-name="T31">It May Take A Few Moments."</text:span><text:line-break/><text:span text:style-name="T31"> <text:s text:c="25"/>"</text:span><text:span text:style-name="T16">\t</text:span><text:span text:style-name="T31">Please Wait........"</text:span><text:span text:style-name="T20">)</text:span><text:line-break/><text:span text:style-name="T20"> <text:s text:c="19"/>sleep(</text:span><text:span text:style-name="T34">3</text:span><text:span text:style-name="T20">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\t</text:span><text:span text:style-name="T31">&lt;&lt;FETCHING YOUR DATA&gt;&gt;"</text:span><text:span text:style-name="T20">)</text:span><text:line-break/><text:span text:style-name="T20"> <text:s text:c="19"/>sleep(</text:span><text:span text:style-name="T34">1</text:span><text:span text:style-name="T20">)</text:span><text:line-break/><text:span text:style-name="T20"> <text:s text:c="19"/>display2()</text:span><text:line-break/><text:span text:style-name="T20"> <text:s text:c="19"/>selection()</text:span><text:line-break/><text:span text:style-name="T20"> <text:s text:c="15"/></text:span><text:span text:style-name="T16">elif </text:span><text:span text:style-name="T20">y == </text:span><text:span text:style-name="T31">'C' </text:span><text:span text:style-name="T16">or </text:span><text:span text:style-name="T20">y ==</text:span><text:span text:style-name="T31">'c'</text:span><text:span text:style-name="T20">:</text:span><text:line-break/><text:span text:style-name="T20"> <text:s text:c="19"/>update2(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</text:span><text:span text:style-name="T31">&lt;&lt;UPLOADING YOUR DATA TO CLOUD&gt;&gt;"</text:span><text:span text:style-name="T20">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\t</text:span><text:span text:style-name="T31">&lt;&lt;FETCHING YOUR DATA&gt;&gt;"</text:span><text:span text:style-name="T20">)</text:span><text:line-break/><text:span text:style-name="T20"> <text:s text:c="19"/>display2()</text:span><text:line-break/><text:span text:style-name="T20"> <text:s text:c="19"/>selection()</text:span><text:line-break/><text:span text:style-name="T20"> <text:s text:c="15"/></text:span><text:span text:style-name="T16">elif </text:span><text:span text:style-name="T20">y == </text:span><text:span text:style-name="T31">'D' </text:span><text:span text:style-name="T16">or </text:span><text:span text:style-name="T20">y ==</text:span><text:span text:style-name="T31">'d'</text:span><text:span text:style-name="T20">:</text:span><text:line-break/><text:span text:style-name="T20"> <text:s text:c="19"/>delete2(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</text:span><text:span text:style-name="T31">&lt;&lt;UPLOADING YOUR DATA TO CLOUD&gt;&gt;"</text:span><text:span text:style-name="T20">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\t</text:span><text:span text:style-name="T31">&lt;&lt;FETCHING YOUR DATA&gt;&gt;"</text:span><text:span text:style-name="T20">)</text:span><text:line-break/><text:span text:style-name="T20"> <text:s text:c="19"/>display2()</text:span><text:line-break/><text:span text:style-name="T20"> <text:s text:c="19"/>selection()</text:span><text:line-break/><text:span text:style-name="T20"> <text:s text:c="15"/></text:span><text:span text:style-name="T16">elif </text:span><text:span text:style-name="T20">y == </text:span><text:span text:style-name="T31">"E" </text:span><text:span text:style-name="T16">or </text:span><text:span text:style-name="T20">y ==</text:span><text:span text:style-name="T31">'e'</text:span><text:span text:style-name="T20">:</text:span><text:line-break/><text:span text:style-name="T20"> <text:s text:c="19"/></text:span><text:span text:style-name="T17">print</text:span><text:span text:style-name="T20">(</text:span><text:span text:style-name="T31">"HERE IS THE DATA OF ALL EMPLOYEES.."</text:span><text:span text:style-name="T20">)</text:span><text:line-break/><text:span text:style-name="T20"> <text:s text:c="19"/>display2()</text:span><text:line-break/><text:span text:style-name="T20"> <text:s text:c="19"/>selection()</text:span><text:line-break/><text:span text:style-name="T20"> <text:s text:c="15"/></text:span><text:span text:style-name="T16">elif </text:span><text:span text:style-name="T20">y == </text:span><text:span text:style-name="T31">'F' </text:span><text:span text:style-name="T16">or </text:span><text:span text:style-name="T20">y ==</text:span><text:span text:style-name="T31">'f'</text:span><text:span text:style-name="T20">:</text:span><text:line-break/><text:span text:style-name="T20"> <text:s text:c="19"/></text:span><text:span text:style-name="T17">print</text:span><text:span text:style-name="T20">(</text:span><text:span text:style-name="T31">"RETURNED TO MAIN PAGE"</text:span><text:span text:style-name="T20">)</text:span><text:line-break/><text:span text:style-name="T20"> <text:s text:c="19"/>selection()</text:span><text:line-break/><text:span text:style-name="T20"> <text:s text:c="15"/></text:span><text:span text:style-name="T16">else</text:span><text:span text:style-name="T20">:</text:span><text:line-break/><text:span text:style-name="T20"> <text:s text:c="19"/></text:span><text:span text:style-name="T17">print</text:span><text:span text:style-name="T20">(</text:span><text:span text:style-name="T31">"Enter choice correctly!!"</text:span><text:span text:style-name="T20">)</text:span><text:line-break/><text:span text:style-name="T20"> <text:s text:c="19"/>selection()</text:span><text:line-break/><text:line-break/><text:soft-page-break/><text:span text:style-name="T25"># ___________________________________________________________________________________________________________________________________________________________</text:span><text:line-break/><text:line-break/><text:span text:style-name="T25"> <text:s text:c="11"/></text:span><text:span text:style-name="T16">elif </text:span><text:span text:style-name="T20">choice == </text:span><text:span text:style-name="T34">3</text:span><text:span text:style-name="T20">:</text:span><text:line-break/><text:span text:style-name="T20"> <text:s text:c="15"/></text:span><text:span text:style-name="T17">print</text:span><text:span text:style-name="T20">(</text:span><text:span text:style-name="T31">"</text:span><text:span text:style-name="T16">\n\t\t\t\t\t\t\t\t\t\t\t</text:span><text:span text:style-name="T31">WELCOME TO STATION MANAGEMENT SYSTEM</text:span><text:span text:style-name="T16">\n</text:span><text:span text:style-name="T31">"</text:span><text:span text:style-name="T20">)</text:span><text:line-break/><text:span text:style-name="T20"> <text:s text:c="15"/></text:span><text:span text:style-name="T17">print</text:span><text:span text:style-name="T20">(</text:span><text:span text:style-name="T31">"You Can Perform The Following Operations."</text:span><text:span text:style-name="T20">)</text:span><text:line-break/><text:span text:style-name="T20"> <text:s text:c="15"/></text:span><text:span text:style-name="T17">print</text:span><text:span text:style-name="T20">(</text:span><text:span text:style-name="T31">"A. DATA OF SPECIFIC STATION."</text:span><text:span text:style-name="T20">)</text:span><text:line-break/><text:span text:style-name="T20"> <text:s text:c="15"/></text:span><text:span text:style-name="T17">print</text:span><text:span text:style-name="T20">(</text:span><text:span text:style-name="T31">"B. ADD NEW STATION ."</text:span><text:span text:style-name="T20">)</text:span><text:line-break/><text:span text:style-name="T20"> <text:s text:c="15"/></text:span><text:span text:style-name="T17">print</text:span><text:span text:style-name="T20">(</text:span><text:span text:style-name="T31">"C. UPDATE STATION INFORMATION."</text:span><text:span text:style-name="T20">)</text:span><text:line-break/><text:span text:style-name="T20"> <text:s text:c="15"/></text:span><text:span text:style-name="T17">print</text:span><text:span text:style-name="T20">(</text:span><text:span text:style-name="T31">"D. DELETE STATION INFO AND REINSERT IT."</text:span><text:span text:style-name="T20">)</text:span><text:line-break/><text:span text:style-name="T20"> <text:s text:c="15"/></text:span><text:span text:style-name="T17">print</text:span><text:span text:style-name="T20">(</text:span><text:span text:style-name="T31">"E. DATA OF ALL THE STATIONS."</text:span><text:span text:style-name="T20">)</text:span><text:line-break/><text:span text:style-name="T20"> <text:s text:c="15"/></text:span><text:span text:style-name="T17">print</text:span><text:span text:style-name="T20">(</text:span><text:span text:style-name="T31">"F. BACK."</text:span><text:span text:style-name="T20">)</text:span><text:line-break/><text:line-break/><text:span text:style-name="T20"> <text:s text:c="15"/>z = </text:span><text:span text:style-name="T17">input</text:span><text:span text:style-name="T20">(</text:span><text:span text:style-name="T31">"Enter your choice:-"</text:span><text:span text:style-name="T20">)</text:span><text:line-break/><text:span text:style-name="T20"> <text:s text:c="15"/></text:span><text:span text:style-name="T16">if </text:span><text:span text:style-name="T20">z == </text:span><text:span text:style-name="T31">'A' </text:span><text:span text:style-name="T16">or </text:span><text:span text:style-name="T31">'a'</text:span><text:span text:style-name="T20">:</text:span><text:line-break/><text:span text:style-name="T20"> <text:s text:c="19"/></text:span><text:span text:style-name="T17">print</text:span><text:span text:style-name="T20">(</text:span><text:span text:style-name="T31">"Here;s the Data."</text:span><text:span text:style-name="T20">)</text:span><text:line-break/><text:span text:style-name="T20"> <text:s text:c="19"/>view3()</text:span><text:line-break/><text:span text:style-name="T20"> <text:s text:c="19"/>selection()</text:span><text:line-break/><text:span text:style-name="T20"> <text:s text:c="15"/></text:span><text:span text:style-name="T16">elif </text:span><text:span text:style-name="T20">z == </text:span><text:span text:style-name="T31">'B' </text:span><text:span text:style-name="T16">or </text:span><text:span text:style-name="T20">z ==</text:span><text:span text:style-name="T31">'b'</text:span><text:span text:style-name="T20">:</text:span><text:line-break/><text:span text:style-name="T20"> <text:s text:c="19"/>insert3(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</text:span><text:span text:style-name="T31">&lt;&lt;UPLOADING YOUR DATA TO CLOUD&gt;&gt;"</text:span><text:span text:style-name="T20">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\t</text:span><text:span text:style-name="T31">&lt;&lt;FETCHING YOUR DATA&gt;&gt;"</text:span><text:span text:style-name="T20">)</text:span><text:line-break/><text:span text:style-name="T20"> <text:s text:c="19"/>display3()</text:span><text:line-break/><text:span text:style-name="T20"> <text:s text:c="19"/>selection()</text:span><text:line-break/><text:span text:style-name="T20"> <text:s text:c="15"/></text:span><text:span text:style-name="T16">elif </text:span><text:span text:style-name="T20">z == </text:span><text:span text:style-name="T31">'C' </text:span><text:span text:style-name="T16">or </text:span><text:span text:style-name="T20">z ==</text:span><text:span text:style-name="T31">'c'</text:span><text:span text:style-name="T20">:</text:span><text:line-break/><text:span text:style-name="T20"> <text:s text:c="19"/>update3(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</text:span><text:span text:style-name="T31">&lt;&lt;UPLOADING YOUR DATA TO CLOUD&gt;&gt;"</text:span><text:span text:style-name="T20">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\t</text:span><text:span text:style-name="T31">&lt;&lt;FETCHING YOUR DATA&gt;&gt;"</text:span><text:span text:style-name="T20">)</text:span><text:line-break/><text:span text:style-name="T20"> <text:s text:c="19"/>display3()</text:span><text:line-break/><text:span text:style-name="T20"> <text:s text:c="19"/>selection()</text:span><text:line-break/><text:span text:style-name="T20"> <text:s text:c="15"/></text:span><text:span text:style-name="T16">elif </text:span><text:span text:style-name="T20">z ==</text:span><text:span text:style-name="T31">'D' </text:span><text:span text:style-name="T16">or </text:span><text:span text:style-name="T20">z==</text:span><text:span text:style-name="T31">'d'</text:span><text:span text:style-name="T20">:</text:span><text:line-break/><text:span text:style-name="T20"> <text:s text:c="19"/>delete3()</text:span><text:line-break/><text:span text:style-name="T20"> <text:s text:c="19"/></text:span><text:span text:style-name="T17">print</text:span><text:span text:style-name="T20">(</text:span><text:span text:style-name="T31">"DO YOU WANT TO REINSERT THE DATA ?"</text:span><text:span text:style-name="T20">)</text:span><text:line-break/><text:span text:style-name="T20"> <text:s text:c="19"/>choice = </text:span><text:span text:style-name="T17">input</text:span><text:span text:style-name="T20">(</text:span><text:span text:style-name="T31">"YES OR NO"</text:span><text:span text:style-name="T20">)</text:span><text:line-break/><text:span text:style-name="T20"> <text:s text:c="19"/></text:span><text:span text:style-name="T16">if </text:span><text:span text:style-name="T20">choice == </text:span><text:span text:style-name="T31">"yes" </text:span><text:span text:style-name="T16">or </text:span><text:span text:style-name="T31">"YES"</text:span><text:span text:style-name="T20">:</text:span><text:line-break/><text:span text:style-name="T20"> <text:s text:c="23"/>insert3()</text:span><text:line-break/><text:span text:style-name="T20"> <text:s text:c="19"/></text:span><text:span text:style-name="T16">else</text:span><text:span text:style-name="T20">:</text:span><text:line-break/><text:span text:style-name="T20"> <text:s text:c="23"/></text:span><text:span text:style-name="T17">print</text:span><text:span text:style-name="T20">(</text:span><text:span text:style-name="T31">"WRONG CHOICE TRY AGAIN!!"</text:span><text:span text:style-name="T20">)</text:span><text:line-break/><text:span text:style-name="T20"> <text:s text:c="23"/>selection()</text:span><text:line-break/><text:span text:style-name="T20"> <text:s text:c="15"/></text:span><text:span text:style-name="T16">elif </text:span><text:span text:style-name="T20">z ==</text:span><text:span text:style-name="T31">'E' </text:span><text:span text:style-name="T16">or </text:span><text:span text:style-name="T20">z ==</text:span><text:span text:style-name="T31">'e'</text:span><text:span text:style-name="T20">:</text:span><text:line-break/><text:span text:style-name="T20"> <text:s text:c="19"/></text:span><text:span text:style-name="T17">print</text:span><text:span text:style-name="T20">(</text:span><text:span text:style-name="T31">"Here's All The Data."</text:span><text:span text:style-name="T20">)</text:span><text:line-break/><text:span text:style-name="T20"> <text:s text:c="19"/>display3()</text:span><text:line-break/><text:span text:style-name="T20"> <text:s text:c="19"/>selection()</text:span><text:line-break/><text:span text:style-name="T20"> <text:s text:c="15"/></text:span><text:span text:style-name="T16">elif </text:span><text:span text:style-name="T20">z ==</text:span><text:span text:style-name="T31">'F' </text:span><text:span text:style-name="T16">or </text:span><text:span text:style-name="T20">z==</text:span><text:span text:style-name="T31">'f'</text:span><text:span text:style-name="T20">:</text:span><text:line-break/><text:span text:style-name="T20"> <text:s text:c="19"/></text:span><text:span text:style-name="T17">print</text:span><text:span text:style-name="T20">(</text:span><text:span text:style-name="T31">"RETURNED TO MAIN PAGE."</text:span><text:span text:style-name="T20">)</text:span><text:line-break/><text:span text:style-name="T20"> <text:s text:c="19"/>selection()</text:span><text:line-break/><text:span text:style-name="T20"> <text:s text:c="15"/></text:span><text:span text:style-name="T16">else</text:span><text:span text:style-name="T20">:</text:span><text:line-break/><text:span text:style-name="T20"> <text:s text:c="19"/></text:span><text:span text:style-name="T17">print</text:span><text:span text:style-name="T20">(</text:span><text:span text:style-name="T31">"enter your choice correctly!!"</text:span><text:span text:style-name="T20">)</text:span><text:line-break/><text:span text:style-name="T20"> <text:s text:c="19"/>selection()</text:span><text:line-break/><text:line-break/><text:span text:style-name="T25"># ___________________________________________________________________________________________________________________________________________________________</text:span><text:line-break/><text:line-break/><text:span text:style-name="T25"> <text:s text:c="11"/></text:span><text:span text:style-name="T16">elif </text:span><text:span text:style-name="T20">choice == </text:span><text:span text:style-name="T34">4</text:span><text:span text:style-name="T20">:</text:span><text:line-break/><text:span text:style-name="T20"> <text:s text:c="15"/></text:span><text:span text:style-name="T17">print</text:span><text:span text:style-name="T20">(</text:span><text:span text:style-name="T31">"</text:span><text:span text:style-name="T16">\n\t\t\t\t\t\t\t\t\t\t\t</text:span><text:span text:style-name="T31">&lt;&lt;&lt;WELCOME TO TRAIN MANAGEMENT SYSTEM&gt;&gt;&gt;</text:span><text:span text:style-name="T16">\n</text:span><text:span text:style-name="T31">"</text:span><text:span text:style-name="T20">)</text:span><text:line-break/><text:span text:style-name="T20"> <text:s text:c="15"/></text:span><text:span text:style-name="T17">print</text:span><text:span text:style-name="T20">(</text:span><text:span text:style-name="T31">"You Can Perform The Following Operations."</text:span><text:span text:style-name="T20">)</text:span><text:line-break/><text:span text:style-name="T20"> <text:s text:c="15"/></text:span><text:span text:style-name="T17">print</text:span><text:span text:style-name="T20">(</text:span><text:span text:style-name="T31">"A. DATA OF SPECIFIC TRAIN."</text:span><text:span text:style-name="T20">)</text:span><text:line-break/><text:span text:style-name="T20"> <text:s text:c="15"/></text:span><text:span text:style-name="T17">print</text:span><text:span text:style-name="T20">(</text:span><text:span text:style-name="T31">"B. ADD NEW TRAINS ."</text:span><text:span text:style-name="T20">)</text:span><text:line-break/><text:span text:style-name="T20"> <text:s text:c="15"/></text:span><text:span text:style-name="T17">print</text:span><text:span text:style-name="T20">(</text:span><text:span text:style-name="T31">"C. UPDATE EXISTING TRAIN."</text:span><text:span text:style-name="T20">)</text:span><text:line-break/><text:span text:style-name="T20"> <text:s text:c="15"/></text:span><text:span text:style-name="T17">print</text:span><text:span text:style-name="T20">(</text:span><text:span text:style-name="T31">"D. REMOVE EXISTING TRAIN."</text:span><text:span text:style-name="T20">)</text:span><text:line-break/><text:span text:style-name="T20"> <text:s text:c="15"/></text:span><text:span text:style-name="T17">print</text:span><text:span text:style-name="T20">(</text:span><text:span text:style-name="T31">"E. DATA OF ALL THE TRAINS."</text:span><text:span text:style-name="T20">)</text:span><text:line-break/><text:span text:style-name="T20"> <text:s text:c="15"/></text:span><text:span text:style-name="T17">print</text:span><text:span text:style-name="T20">(</text:span><text:span text:style-name="T31">"F. BACK"</text:span><text:span text:style-name="T20">)</text:span><text:line-break/><text:span text:style-name="T20"> <text:s text:c="15"/>q = </text:span><text:span text:style-name="T17">input</text:span><text:span text:style-name="T20">(</text:span><text:span text:style-name="T31">"enter your choice(i-l):-"</text:span><text:span text:style-name="T20">)</text:span><text:line-break/><text:span text:style-name="T20"> <text:s text:c="15"/></text:span><text:span text:style-name="T16">if </text:span><text:span text:style-name="T20">q == </text:span><text:span text:style-name="T31">'A' </text:span><text:span text:style-name="T16">or </text:span><text:span text:style-name="T20">q ==</text:span><text:span text:style-name="T31">'a'</text:span><text:span text:style-name="T20">:</text:span><text:line-break/><text:span text:style-name="T20"> <text:s text:c="19"/></text:span><text:span text:style-name="T17">print</text:span><text:span text:style-name="T20">(</text:span><text:span text:style-name="T31">"Here's The Data."</text:span><text:span text:style-name="T20">)</text:span><text:line-break/><text:span text:style-name="T20"> <text:s text:c="19"/>view4()</text:span><text:line-break/><text:span text:style-name="T20"> <text:s text:c="19"/>selection()</text:span><text:line-break/><text:span text:style-name="T20"> <text:s text:c="15"/></text:span><text:span text:style-name="T16">elif </text:span><text:span text:style-name="T20">q ==</text:span><text:span text:style-name="T31">'B' </text:span><text:span text:style-name="T16">or </text:span><text:span text:style-name="T20">q ==</text:span><text:span text:style-name="T31">'b'</text:span><text:span text:style-name="T20">:</text:span><text:line-break/><text:span text:style-name="T20"> <text:s text:c="19"/>insert4(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</text:span><text:span text:style-name="T31">&lt;&lt;UPLOADING YOUR DATA TO CLOUD&gt;&gt;"</text:span><text:span text:style-name="T20">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\t</text:span><text:span text:style-name="T31">&lt;&lt;FETCHING YOUR DATA&gt;&gt;"</text:span><text:span text:style-name="T20">)</text:span><text:line-break/><text:span text:style-name="T20"> <text:s text:c="19"/>display4()</text:span><text:line-break/><text:span text:style-name="T20"> <text:s text:c="19"/>selection()</text:span><text:line-break/><text:span text:style-name="T20"> <text:s text:c="15"/></text:span><text:span text:style-name="T16">elif </text:span><text:span text:style-name="T20">q == </text:span><text:span text:style-name="T31">'C' </text:span><text:span text:style-name="T16">or </text:span><text:span text:style-name="T20">q ==</text:span><text:span text:style-name="T31">'c'</text:span><text:span text:style-name="T20">:</text:span><text:line-break/><text:span text:style-name="T20"> <text:s text:c="19"/>update4(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</text:span><text:span text:style-name="T31">&lt;&lt;UPLOADING YOUR DATA TO CLOUD&gt;&gt;"</text:span><text:span text:style-name="T20">)</text:span><text:line-break/><text:soft-pag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\t</text:span><text:span text:style-name="T31">&lt;&lt;FETCHING YOUR DATA&gt;&gt;"</text:span><text:span text:style-name="T20">)</text:span><text:line-break/><text:span text:style-name="T20"> <text:s text:c="19"/>display4()</text:span><text:line-break/><text:span text:style-name="T20"> <text:s text:c="19"/>selection()</text:span><text:line-break/><text:span text:style-name="T20"> <text:s text:c="15"/></text:span><text:span text:style-name="T16">elif </text:span><text:span text:style-name="T20">q == </text:span><text:span text:style-name="T31">'D' </text:span><text:span text:style-name="T16">or </text:span><text:span text:style-name="T20">q ==</text:span><text:span text:style-name="T31">'d'</text:span><text:span text:style-name="T20">:</text:span><text:line-break/><text:span text:style-name="T20"> <text:s text:c="19"/>delete4(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</text:span><text:span text:style-name="T31">&lt;&lt;UPLOADING YOUR DATA TO CLOUD&gt;&gt;"</text:span><text:span text:style-name="T20">)</text:span><text:line-break/><text:span text:style-name="T20"> <text:s text:c="19"/></text:span><text:span text:style-name="T17">print</text:span><text:span text:style-name="T20">(</text:span><text:span text:style-name="T31">"</text:span><text:span text:style-name="T16">\n\t\t\t\t\t\t\t\t\t\t\t\t\t\t\t</text:span><text:span text:style-name="T31">&lt;&lt;FETCHING YOUR DATA&gt;&gt;"</text:span><text:span text:style-name="T20">)</text:span><text:line-break/><text:span text:style-name="T20"> <text:s text:c="19"/>display4()</text:span><text:line-break/><text:span text:style-name="T20"> <text:s text:c="19"/>selection()</text:span><text:line-break/><text:span text:style-name="T20"> <text:s text:c="15"/></text:span><text:span text:style-name="T16">elif </text:span><text:span text:style-name="T20">q == </text:span><text:span text:style-name="T31">'E' </text:span><text:span text:style-name="T16">or </text:span><text:span text:style-name="T20">q ==</text:span><text:span text:style-name="T31">'e'</text:span><text:span text:style-name="T20">:</text:span><text:line-break/><text:span text:style-name="T20"> <text:s text:c="19"/></text:span><text:span text:style-name="T17">print</text:span><text:span text:style-name="T20">(</text:span><text:span text:style-name="T31">"Here's All The Data."</text:span><text:span text:style-name="T20">)</text:span><text:line-break/><text:span text:style-name="T20"> <text:s text:c="19"/>display4()</text:span><text:line-break/><text:span text:style-name="T20"> <text:s text:c="19"/>selection()</text:span><text:line-break/><text:span text:style-name="T20"> <text:s text:c="15"/></text:span><text:span text:style-name="T16">elif </text:span><text:span text:style-name="T20">q ==</text:span><text:span text:style-name="T31">'F' </text:span><text:span text:style-name="T16">or </text:span><text:span text:style-name="T20">q ==</text:span><text:span text:style-name="T31">'G'</text:span><text:span text:style-name="T20">:</text:span><text:line-break/><text:span text:style-name="T20"> <text:s text:c="19"/></text:span><text:span text:style-name="T17">print</text:span><text:span text:style-name="T20">(</text:span><text:span text:style-name="T31">"RETURNED TO MAIN PAGE."</text:span><text:span text:style-name="T20">)</text:span><text:line-break/><text:span text:style-name="T20"> <text:s text:c="19"/>selection()</text:span><text:line-break/><text:span text:style-name="T20"> <text:s text:c="15"/></text:span><text:span text:style-name="T16">else</text:span><text:span text:style-name="T20">:</text:span><text:line-break/><text:span text:style-name="T20"> <text:s text:c="19"/></text:span><text:span text:style-name="T17">print</text:span><text:span text:style-name="T20">(</text:span><text:span text:style-name="T31">"enter choice correctly!!"</text:span><text:span text:style-name="T20">)</text:span><text:line-break/><text:span text:style-name="T20"> <text:s text:c="19"/>selection()</text:span><text:line-break/><text:line-break/><text:span text:style-name="T20"> <text:s text:c="11"/></text:span><text:span text:style-name="T16">elif </text:span><text:span text:style-name="T20">choice == </text:span><text:span text:style-name="T34">5</text:span><text:span text:style-name="T20">:</text:span><text:line-break/><text:span text:style-name="T20"> <text:s text:c="15"/></text:span><text:span text:style-name="T17">print</text:span><text:span text:style-name="T20">(</text:span><text:span text:style-name="T31">"exited"</text:span><text:span text:style-name="T20">)</text:span><text:line-break/><text:line-break/><text:span text:style-name="T20"> <text:s text:c="11"/></text:span><text:span text:style-name="T16">else</text:span><text:span text:style-name="T20">:</text:span><text:line-break/><text:span text:style-name="T20"> <text:s text:c="15"/></text:span><text:span text:style-name="T17">print</text:span><text:span text:style-name="T20">(</text:span><text:span text:style-name="T31">"ENTER CHOICE CORRECTLY"</text:span><text:span text:style-name="T20">)</text:span><text:line-break/><text:span text:style-name="T20"> <text:s text:c="15"/>selection1()</text:span><text:line-break/><text:line-break/><text:span text:style-name="T25"># ___________________________________________________________________________________________________________________________________________________________</text:span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insert1():</text:span><text:line-break/><text:span text:style-name="T20"> <text:s text:c="11"/>p_name = </text:span><text:span text:style-name="T17">input</text:span><text:span text:style-name="T20">(</text:span><text:span text:style-name="T31">"enter passenger's name:-"</text:span><text:span text:style-name="T20">)</text:span><text:line-break/><text:span text:style-name="T20"> <text:s text:c="11"/>p_name=p_name.upper()</text:span><text:line-break/><text:span text:style-name="T20"> <text:s text:c="11"/>p_age = </text:span><text:span text:style-name="T17">int</text:span><text:span text:style-name="T20">(</text:span><text:span text:style-name="T17">input</text:span><text:span text:style-name="T20">(</text:span><text:span text:style-name="T31">"enter passenger's age:-"</text:span><text:span text:style-name="T20">))</text:span><text:line-break/><text:span text:style-name="T20"> <text:s text:c="11"/>empty = []</text:span><text:line-break/><text:span text:style-name="T20"> <text:s text:c="11"/></text:span><text:span text:style-name="T16">while True</text:span><text:span text:style-name="T20">:</text:span><text:line-break/><text:span text:style-name="T20"> <text:s text:c="15"/>pnr = randrange(</text:span><text:span text:style-name="T34">9000000000</text:span><text:span text:style-name="T20">, </text:span><text:span text:style-name="T34">9999999999</text:span><text:span text:style-name="T20">)</text:span><text:line-break/><text:span text:style-name="T20"> <text:s text:c="15"/></text:span><text:span text:style-name="T16">if </text:span><text:span text:style-name="T20">pnr </text:span><text:span text:style-name="T16">not in </text:span><text:span text:style-name="T20">empty:</text:span><text:line-break/><text:span text:style-name="T20"> <text:s text:c="19"/>empty.append(pnr)</text:span><text:line-break/><text:span text:style-name="T20"> <text:s text:c="15"/></text:span><text:span text:style-name="T16">else</text:span><text:span text:style-name="T20">:</text:span><text:line-break/><text:span text:style-name="T20"> <text:s text:c="19"/></text:span><text:span text:style-name="T16">pass</text:span><text:line-break/><text:span text:style-name="T16"> <text:s text:c="15"/>if </text:span><text:span text:style-name="T17">len</text:span><text:span text:style-name="T20">(empty) == </text:span><text:span text:style-name="T34">1000</text:span><text:span text:style-name="T20">:</text:span><text:line-break/><text:span text:style-name="T20"> <text:s text:c="19"/></text:span><text:span text:style-name="T16">break</text:span><text:line-break/><text:span text:style-name="T16"> <text:s text:c="11"/></text:span><text:span text:style-name="T20">frm = </text:span><text:span text:style-name="T17">input</text:span><text:span text:style-name="T20">(</text:span><text:span text:style-name="T31">"enter boarding station:-"</text:span><text:span text:style-name="T20">)</text:span><text:line-break/><text:span text:style-name="T20"> <text:s text:c="11"/>frm=frm.upper()</text:span><text:line-break/><text:span text:style-name="T20"> <text:s text:c="11"/>too = </text:span><text:span text:style-name="T17">input</text:span><text:span text:style-name="T20">(</text:span><text:span text:style-name="T31">"enter de boarding station:-:"</text:span><text:span text:style-name="T20">)</text:span><text:line-break/><text:span text:style-name="T20"> <text:s text:c="11"/>too=too.upper()</text:span><text:line-break/><text:span text:style-name="T20"> <text:s text:c="11"/>phn = </text:span><text:span text:style-name="T17">input</text:span><text:span text:style-name="T20">(</text:span><text:span text:style-name="T31">"enter mobile.no:-"</text:span><text:span text:style-name="T20">)</text:span><text:line-break/><text:span text:style-name="T20"> <text:s text:c="11"/></text:span><text:span text:style-name="T16">if </text:span><text:span text:style-name="T17">len</text:span><text:span text:style-name="T20">(phn) == </text:span><text:span text:style-name="T34">10</text:span><text:span text:style-name="T20">:</text:span><text:line-break/><text:span text:style-name="T20"> <text:s text:c="15"/>phn = </text:span><text:span text:style-name="T31">'+91_'</text:span><text:span text:style-name="T20">+ phn[</text:span><text:span text:style-name="T34">0</text:span><text:span text:style-name="T20">:</text:span><text:span text:style-name="T34">4</text:span><text:span text:style-name="T20">]+</text:span><text:span text:style-name="T31">'_' </text:span><text:span text:style-name="T20">+ phn[</text:span><text:span text:style-name="T34">4</text:span><text:span text:style-name="T20">:</text:span><text:span text:style-name="T34">6</text:span><text:span text:style-name="T20">] +</text:span><text:span text:style-name="T31">'_'</text:span><text:span text:style-name="T20">+ phn[</text:span><text:span text:style-name="T34">6</text:span><text:span text:style-name="T20">:</text:span><text:span text:style-name="T34">10</text:span><text:span text:style-name="T20">]</text:span><text:line-break/><text:span text:style-name="T20"> <text:s text:c="11"/></text:span><text:span text:style-name="T16">elif </text:span><text:span text:style-name="T17">len</text:span><text:span text:style-name="T20">(phn) &lt; </text:span><text:span text:style-name="T34">10</text:span><text:span text:style-name="T20">:</text:span><text:line-break/><text:span text:style-name="T20"> <text:s text:c="15"/></text:span><text:span text:style-name="T17">print</text:span><text:span text:style-name="T20">(</text:span><text:span text:style-name="T31">"</text:span><text:span text:style-name="T16">\t\t\t\t\t\t\t\t\t\t\t\t\t\t\t\t</text:span><text:span text:style-name="T31">!!ERROR!!</text:span><text:span text:style-name="T16">\n</text:span><text:span text:style-name="T31">Phone Number Too Short."</text:span><text:span text:style-name="T20">)</text:span><text:line-break/><text:span text:style-name="T20"> <text:s text:c="15"/></text:span><text:span text:style-name="T17">print</text:span><text:span text:style-name="T20">(</text:span><text:span text:style-name="T31">"Re Enter All the Data AGAIN.."</text:span><text:span text:style-name="T20">)</text:span><text:line-break/><text:span text:style-name="T20"> <text:s text:c="15"/>insert1()</text:span><text:line-break/><text:span text:style-name="T20"> <text:s text:c="11"/></text:span><text:span text:style-name="T16">else</text:span><text:span text:style-name="T20">:</text:span><text:line-break/><text:span text:style-name="T20"> <text:s text:c="15"/></text:span><text:span text:style-name="T17">print</text:span><text:span text:style-name="T20">(</text:span><text:span text:style-name="T31">"</text:span><text:span text:style-name="T16">\t\t\t\t\t\t\t\t\t\t\t\t\t\t\t\t</text:span><text:span text:style-name="T31">!!ERROR!!</text:span><text:span text:style-name="T16">\n</text:span><text:span text:style-name="T31">Phone Number Too Long."</text:span><text:span text:style-name="T20">)</text:span><text:line-break/><text:span text:style-name="T20"> <text:s text:c="15"/></text:span><text:span text:style-name="T17">print</text:span><text:span text:style-name="T20">(</text:span><text:span text:style-name="T31">"Re Enter All the Data AGAIN"</text:span><text:span text:style-name="T20">)</text:span><text:line-break/><text:span text:style-name="T20"> <text:s text:c="15"/>insert1()</text:span><text:line-break/><text:span text:style-name="T20"> <text:s text:c="11"/>train = </text:span><text:span text:style-name="T17">input</text:span><text:span text:style-name="T20">(</text:span><text:span text:style-name="T31">"Enter Train.:-"</text:span><text:span text:style-name="T20">)</text:span><text:line-break/><text:span text:style-name="T20"> <text:s text:c="11"/>train=train.upper()</text:span><text:line-break/><text:span text:style-name="T20"> <text:s text:c="11"/>sql = </text:span><text:span text:style-name="T31">"insert into passenger( p_name, p_age, pnr, frm, too, phn, train) <text:s/>" </text:span><text:span text:style-name="T20">\</text:span><text:line-break/><text:span text:style-name="T20"> <text:s text:c="17"/></text:span><text:span text:style-name="T31">"values('%s','%d','%s','%s','%s','%s','%s')" </text:span><text:span text:style-name="T20">% \</text:span><text:line-break/><text:span text:style-name="T20"> <text:s text:c="17"/>(p_name, p_age, pnr, frm, too, phn, train)</text:span><text:line-break/><text:span text:style-name="T20"> <text:s text:c="11"/></text:span><text:span text:style-name="T16">try</text:span><text:span text:style-name="T20">:</text:span><text:line-break/><text:span text:style-name="T20"> <text:s text:c="15"/>cursor.execute(sql)</text:span><text:line-break/><text:span text:style-name="T20"> <text:s text:c="15"/>db.commit()</text:span><text:line-break/><text:line-break/><text:span text:style-name="T20"> <text:s text:c="11"/></text:span><text:span text:style-name="T16">except</text:span><text:span text:style-name="T20">:</text:span><text:line-break/><text:span text:style-name="T20"> <text:s text:c="15"/>db.close()</text:span><text:line-break/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insert2():</text:span><text:line-break/><text:span text:style-name="T20"> <text:s text:c="11"/>emp_name = </text:span><text:span text:style-name="T17">input</text:span><text:span text:style-name="T20">(</text:span><text:span text:style-name="T31">"Enter Employee's Name:-"</text:span><text:span text:style-name="T20">)</text:span><text:line-break/><text:span text:style-name="T20"> <text:s text:c="11"/>emp_name=emp_name.upper()</text:span><text:line-break/><text:span text:style-name="T20"> <text:s text:c="11"/>empty = []</text:span><text:line-break/><text:soft-page-break/><text:span text:style-name="T20"> <text:s text:c="11"/></text:span><text:span text:style-name="T16">while True</text:span><text:span text:style-name="T20">:</text:span><text:line-break/><text:span text:style-name="T20"> <text:s text:c="15"/>emp_id = randrange(</text:span><text:span text:style-name="T34">10000</text:span><text:span text:style-name="T20">, </text:span><text:span text:style-name="T34">99999</text:span><text:span text:style-name="T20">)</text:span><text:line-break/><text:span text:style-name="T20"> <text:s text:c="15"/></text:span><text:span text:style-name="T16">if </text:span><text:span text:style-name="T20">emp_id </text:span><text:span text:style-name="T16">not in </text:span><text:span text:style-name="T20">empty:</text:span><text:line-break/><text:span text:style-name="T20"> <text:s text:c="19"/>empty.append(emp_id)</text:span><text:line-break/><text:span text:style-name="T20"> <text:s text:c="15"/></text:span><text:span text:style-name="T16">else</text:span><text:span text:style-name="T20">:</text:span><text:line-break/><text:span text:style-name="T20"> <text:s text:c="19"/></text:span><text:span text:style-name="T16">pass</text:span><text:line-break/><text:span text:style-name="T16"> <text:s text:c="15"/>if </text:span><text:span text:style-name="T17">len</text:span><text:span text:style-name="T20">(empty) == </text:span><text:span text:style-name="T34">1000</text:span><text:span text:style-name="T20">:</text:span><text:line-break/><text:span text:style-name="T20"> <text:s text:c="19"/></text:span><text:span text:style-name="T16">break</text:span><text:line-break/><text:span text:style-name="T16"> <text:s text:c="11"/></text:span><text:span text:style-name="T20">emp_age = </text:span><text:span text:style-name="T17">int</text:span><text:span text:style-name="T20">(</text:span><text:span text:style-name="T17">input</text:span><text:span text:style-name="T20">(</text:span><text:span text:style-name="T31">"Enter Employee's Age:-"</text:span><text:span text:style-name="T20">))</text:span><text:line-break/><text:span text:style-name="T20"> <text:s text:c="11"/>emp_salry = </text:span><text:span text:style-name="T17">int</text:span><text:span text:style-name="T20">(</text:span><text:span text:style-name="T17">input</text:span><text:span text:style-name="T20">(</text:span><text:span text:style-name="T31">"Enter Employee's Salary:-"</text:span><text:span text:style-name="T20">))</text:span><text:line-break/><text:span text:style-name="T20"> <text:s text:c="11"/>emp_dept = </text:span><text:span text:style-name="T17">input</text:span><text:span text:style-name="T20">(</text:span><text:span text:style-name="T31">"Enter Employee's Department:-"</text:span><text:span text:style-name="T20">)</text:span><text:line-break/><text:span text:style-name="T20"> <text:s text:c="11"/>emp_dept=emp_dept.upper()</text:span><text:line-break/><text:span text:style-name="T20"> <text:s text:c="11"/>emp_phn = </text:span><text:span text:style-name="T17">input</text:span><text:span text:style-name="T20">(</text:span><text:span text:style-name="T31">"Enter Employee's Mobile Number:-"</text:span><text:span text:style-name="T20">)</text:span><text:line-break/><text:span text:style-name="T20"> <text:s text:c="11"/></text:span><text:span text:style-name="T16">if </text:span><text:span text:style-name="T17">len</text:span><text:span text:style-name="T20">(emp_phn) == </text:span><text:span text:style-name="T34">10</text:span><text:span text:style-name="T20">:</text:span><text:line-break/><text:span text:style-name="T20"> <text:s text:c="15"/>emp_phn = </text:span><text:span text:style-name="T31">'+91_'</text:span><text:span text:style-name="T20">+ emp_phn[</text:span><text:span text:style-name="T34">0</text:span><text:span text:style-name="T20">:</text:span><text:span text:style-name="T34">4</text:span><text:span text:style-name="T20">]+</text:span><text:span text:style-name="T31">'_' </text:span><text:span text:style-name="T20">+ emp_phn[</text:span><text:span text:style-name="T34">4</text:span><text:span text:style-name="T20">:</text:span><text:span text:style-name="T34">6</text:span><text:span text:style-name="T20">] +</text:span><text:span text:style-name="T31">'_'</text:span><text:span text:style-name="T20">+ emp_phn[</text:span><text:span text:style-name="T34">6</text:span><text:span text:style-name="T20">:</text:span><text:span text:style-name="T34">10</text:span><text:span text:style-name="T20">]</text:span><text:line-break/><text:span text:style-name="T20"> <text:s text:c="11"/></text:span><text:span text:style-name="T16">elif </text:span><text:span text:style-name="T17">len</text:span><text:span text:style-name="T20">(emp_phn) &lt; </text:span><text:span text:style-name="T34">10</text:span><text:span text:style-name="T20">:</text:span><text:line-break/><text:span text:style-name="T20"> <text:s text:c="15"/></text:span><text:span text:style-name="T17">print</text:span><text:span text:style-name="T20">(</text:span><text:span text:style-name="T31">"</text:span><text:span text:style-name="T16">\t\t\t\t\t\t\t\t\t\t\t\t\t\t\t\t</text:span><text:span text:style-name="T31">!!ERROR!!</text:span><text:span text:style-name="T16">\n</text:span><text:span text:style-name="T31">Phone Number Too Short."</text:span><text:span text:style-name="T20">)</text:span><text:line-break/><text:span text:style-name="T20"> <text:s text:c="15"/></text:span><text:span text:style-name="T17">print</text:span><text:span text:style-name="T20">(</text:span><text:span text:style-name="T31">"Re Enter All the Data AGAIN.."</text:span><text:span text:style-name="T20">)</text:span><text:line-break/><text:span text:style-name="T20"> <text:s text:c="15"/>insert2()</text:span><text:line-break/><text:span text:style-name="T20"> <text:s text:c="11"/>sql = </text:span><text:span text:style-name="T31">"insert into employee(emp_name,emp_id,emp_age,emp_salry,emp_dept,emp_phn) " </text:span><text:span text:style-name="T20">\</text:span><text:line-break/><text:span text:style-name="T20"> <text:s text:c="17"/></text:span><text:span text:style-name="T31">"values('%s','%d','%d','%d','%s','%s')" </text:span><text:span text:style-name="T20">% \</text:span><text:line-break/><text:span text:style-name="T20"> <text:s text:c="17"/>(emp_name, emp_id, emp_age, emp_salry, emp_dept, emp_phn)</text:span><text:line-break/><text:span text:style-name="T20"> <text:s text:c="11"/></text:span><text:span text:style-name="T16">try</text:span><text:span text:style-name="T20">:</text:span><text:line-break/><text:span text:style-name="T20"> <text:s text:c="15"/>cursor.execute(sql)</text:span><text:line-break/><text:span text:style-name="T20"> <text:s text:c="15"/>db.commit()</text:span><text:line-break/><text:span text:style-name="T20"> <text:s text:c="11"/></text:span><text:span text:style-name="T16">except</text:span><text:span text:style-name="T20">:</text:span><text:line-break/><text:span text:style-name="T20"> <text:s text:c="15"/>db.close()</text:span><text:line-break/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insert3():</text:span><text:line-break/><text:span text:style-name="T20"> <text:s text:c="11"/>s_name = </text:span><text:span text:style-name="T17">input</text:span><text:span text:style-name="T20">(</text:span><text:span text:style-name="T31">"Enter Station Name:-"</text:span><text:span text:style-name="T20">)</text:span><text:line-break/><text:span text:style-name="T20"> <text:s text:c="11"/>s_name=s_name.upper()</text:span><text:line-break/><text:span text:style-name="T20"> <text:s text:c="11"/>notrains = </text:span><text:span text:style-name="T17">int</text:span><text:span text:style-name="T20">(</text:span><text:span text:style-name="T17">input</text:span><text:span text:style-name="T20">(</text:span><text:span text:style-name="T31">"Enter Number of Trains to the Station:-"</text:span><text:span text:style-name="T20">))</text:span><text:line-break/><text:span text:style-name="T20"> <text:s text:c="11"/>nopltfrm = </text:span><text:span text:style-name="T17">int</text:span><text:span text:style-name="T20">(</text:span><text:span text:style-name="T17">input</text:span><text:span text:style-name="T20">(</text:span><text:span text:style-name="T31">"Enter number of Platforms:-:"</text:span><text:span text:style-name="T20">))</text:span><text:line-break/><text:span text:style-name="T20"> <text:s text:c="11"/>no_employees = </text:span><text:span text:style-name="T17">int</text:span><text:span text:style-name="T20">(</text:span><text:span text:style-name="T17">input</text:span><text:span text:style-name="T20">(</text:span><text:span text:style-name="T31">"Enter Number. of Employees:-"</text:span><text:span text:style-name="T20">))</text:span><text:line-break/><text:span text:style-name="T20"> <text:s text:c="11"/>no_counter = </text:span><text:span text:style-name="T17">int</text:span><text:span text:style-name="T20">(</text:span><text:span text:style-name="T17">input</text:span><text:span text:style-name="T20">(</text:span><text:span text:style-name="T31">"Enter Number of Counters to the Station:-"</text:span><text:span text:style-name="T20">))</text:span><text:line-break/><text:span text:style-name="T20"> <text:s text:c="11"/>station_code = </text:span><text:span text:style-name="T17">input</text:span><text:span text:style-name="T20">(</text:span><text:span text:style-name="T31">"enter code:-"</text:span><text:span text:style-name="T20">)</text:span><text:line-break/><text:span text:style-name="T20"> <text:s text:c="11"/>station_code=station_code.upper()</text:span><text:line-break/><text:span text:style-name="T20"> <text:s text:c="11"/>sql = </text:span><text:span text:style-name="T31">"insert into statn(s_name, notrains, nopltfrm, no_employees, no_counter, station_code) <text:s/>" </text:span><text:span text:style-name="T20">\</text:span><text:line-break/><text:span text:style-name="T20"> <text:s text:c="17"/></text:span><text:span text:style-name="T31">"values('%s','%d','%d','%d','%d','%s')" </text:span><text:span text:style-name="T20">\</text:span><text:line-break/><text:span text:style-name="T20"> <text:s text:c="17"/>% (s_name, notrains, nopltfrm, no_employees, no_counter, station_code)</text:span><text:line-break/><text:span text:style-name="T20"> <text:s text:c="11"/></text:span><text:span text:style-name="T16">try</text:span><text:span text:style-name="T20">:</text:span><text:line-break/><text:span text:style-name="T20"> <text:s text:c="15"/>cursor.execute(sql)</text:span><text:line-break/><text:span text:style-name="T20"> <text:s text:c="15"/>db.commit()</text:span><text:line-break/><text:span text:style-name="T20"> <text:s text:c="11"/></text:span><text:span text:style-name="T16">except</text:span><text:span text:style-name="T20">:</text:span><text:line-break/><text:span text:style-name="T20"> <text:s text:c="15"/>db.close()</text:span><text:line-break/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insert4():</text:span><text:line-break/><text:span text:style-name="T20"> <text:s text:c="11"/>t_name = </text:span><text:span text:style-name="T17">input</text:span><text:span text:style-name="T20">(</text:span><text:span text:style-name="T31">"enter train name:-"</text:span><text:span text:style-name="T20">)</text:span><text:line-break/><text:span text:style-name="T20"> <text:s text:c="11"/>t_name=t_name.upper()</text:span><text:line-break/><text:span text:style-name="T20"> <text:s text:c="11"/>t_no = </text:span><text:span text:style-name="T17">int</text:span><text:span text:style-name="T20">(</text:span><text:span text:style-name="T17">input</text:span><text:span text:style-name="T20">(</text:span><text:span text:style-name="T31">"enter train number:-"</text:span><text:span text:style-name="T20">))</text:span><text:line-break/><text:span text:style-name="T20"> <text:s text:c="11"/>frm = </text:span><text:span text:style-name="T17">input</text:span><text:span text:style-name="T20">(</text:span><text:span text:style-name="T31">"enter from:-"</text:span><text:span text:style-name="T20">)</text:span><text:line-break/><text:span text:style-name="T20"> <text:s text:c="11"/>frm=frm.upper()</text:span><text:line-break/><text:span text:style-name="T20"> <text:s text:c="11"/>too = </text:span><text:span text:style-name="T17">input</text:span><text:span text:style-name="T20">(</text:span><text:span text:style-name="T31">"enter <text:s/>to:-"</text:span><text:span text:style-name="T20">)</text:span><text:line-break/><text:span text:style-name="T20"> <text:s text:c="11"/>too=too.upper()</text:span><text:line-break/><text:span text:style-name="T20"> <text:s text:c="11"/>noboggy = </text:span><text:span text:style-name="T17">int</text:span><text:span text:style-name="T20">(</text:span><text:span text:style-name="T17">input</text:span><text:span text:style-name="T20">(</text:span><text:span text:style-name="T31">"enter noboggy:-:"</text:span><text:span text:style-name="T20">))</text:span><text:line-break/><text:span text:style-name="T20"> <text:s text:c="11"/>type = </text:span><text:span text:style-name="T17">input</text:span><text:span text:style-name="T20">(</text:span><text:span text:style-name="T31">"enter type:-"</text:span><text:span text:style-name="T20">)</text:span><text:line-break/><text:span text:style-name="T20"> <text:s text:c="11"/>type=type.upper()</text:span><text:line-break/><text:span text:style-name="T20"> <text:s text:c="11"/>speed = </text:span><text:span text:style-name="T17">int</text:span><text:span text:style-name="T20">(</text:span><text:span text:style-name="T17">input</text:span><text:span text:style-name="T20">(</text:span><text:span text:style-name="T31">"enter speed:-"</text:span><text:span text:style-name="T20">))</text:span><text:line-break/><text:span text:style-name="T20"> <text:s text:c="11"/>sql = </text:span><text:span text:style-name="T31">"insert into train(t_name,t_no,frm,too,noboggy,type,speed) <text:s/>values('%s','%d','%s','%s','%d','%s','%d')" </text:span><text:span text:style-name="T20">\</text:span><text:line-break/><text:span text:style-name="T20"> <text:s text:c="17"/>% (t_name, t_no, frm, too, noboggy, type, speed)</text:span><text:line-break/><text:span text:style-name="T20"> <text:s text:c="11"/></text:span><text:span text:style-name="T16">try</text:span><text:span text:style-name="T20">:</text:span><text:line-break/><text:span text:style-name="T20"> <text:s text:c="15"/>cursor.execute(sql)</text:span><text:line-break/><text:span text:style-name="T20"> <text:s text:c="15"/>db.commit()</text:span><text:line-break/><text:span text:style-name="T20"> <text:s text:c="11"/></text:span><text:span text:style-name="T16">except</text:span><text:span text:style-name="T20">:</text:span><text:line-break/><text:span text:style-name="T20"> <text:s text:c="15"/>db.close()</text:span><text:line-break/><text:line-break/><text:span text:style-name="T25"># ..........................................................................................................................................................</text:span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view1():</text:span><text:line-break/><text:span text:style-name="T20"> <text:s text:c="11"/>temps = </text:span><text:span text:style-name="T17">input</text:span><text:span text:style-name="T20">(</text:span><text:span text:style-name="T31">"Enter PNR Number Of The Passenger Which Is To Be Shown. "</text:span><text:span text:style-name="T20">)</text:span><text:line-break/><text:span text:style-name="T20"> <text:s text:c="11"/>sql = </text:span><text:span text:style-name="T31">"select * from passenger where pnr='%s'" </text:span><text:span text:style-name="T20">% temps</text:span><text:line-break/><text:span text:style-name="T20"> <text:s text:c="11"/>cursor.execute(sql)</text:span><text:line-break/><text:span text:style-name="T20"> <text:s text:c="11"/>results = cursor.fetchall()</text:span><text:line-break/><text:soft-page-break/><text:span text:style-name="T20"> <text:s text:c="11"/></text:span><text:span text:style-name="T17">print</text:span><text:span text:style-name="T20">(</text:span><text:span text:style-name="T31">"_______________________________________________________________________________________________________________________________________"</text:span><text:span text:style-name="T20">)</text:span><text:line-break/><text:span text:style-name="T20"> <text:s text:c="11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5"/>s_no = c[</text:span><text:span text:style-name="T34">0</text:span><text:span text:style-name="T20">]</text:span><text:line-break/><text:span text:style-name="T20"> <text:s text:c="15"/>p_name = c[</text:span><text:span text:style-name="T34">1</text:span><text:span text:style-name="T20">]</text:span><text:line-break/><text:span text:style-name="T20"> <text:s text:c="15"/>p_age = c[</text:span><text:span text:style-name="T34">2</text:span><text:span text:style-name="T20">]</text:span><text:line-break/><text:span text:style-name="T20"> <text:s text:c="15"/>pnr = c[</text:span><text:span text:style-name="T34">3</text:span><text:span text:style-name="T20">]</text:span><text:line-break/><text:span text:style-name="T20"> <text:s text:c="15"/>frm = c[</text:span><text:span text:style-name="T34">4</text:span><text:span text:style-name="T20">]</text:span><text:line-break/><text:span text:style-name="T20"> <text:s text:c="15"/>too = c[</text:span><text:span text:style-name="T34">5</text:span><text:span text:style-name="T20">]</text:span><text:line-break/><text:span text:style-name="T20"> <text:s text:c="15"/>phn = c[</text:span><text:span text:style-name="T34">6</text:span><text:span text:style-name="T20">]</text:span><text:line-break/><text:span text:style-name="T20"> <text:s text:c="15"/>train = c[</text:span><text:span text:style-name="T34">7</text:span><text:span text:style-name="T20">]</text:span><text:line-break/><text:line-break/><text:span text:style-name="T20"> <text:s text:c="15"/></text:span><text:span text:style-name="T17">print</text:span><text:span text:style-name="T20">(</text:span><text:span text:style-name="T31">"S.no</text:span><text:span text:style-name="T16">\t\t\t\t</text:span><text:span text:style-name="T31"> : %d</text:span><text:span text:style-name="T16">\n</text:span><text:span text:style-name="T31">Passenger's Name</text:span><text:span text:style-name="T16">\t</text:span><text:span text:style-name="T31"> : %s</text:span><text:span text:style-name="T16">\n</text:span><text:span text:style-name="T31">Passenger's Age </text:span><text:span text:style-name="T16">\t</text:span><text:span text:style-name="T31"> : %d"</text:span><text:line-break/><text:span text:style-name="T31"> <text:s text:c="21"/>"</text:span><text:span text:style-name="T16">\n</text:span><text:span text:style-name="T31">PNR</text:span><text:span text:style-name="T16">\t\t\t\t\t</text:span><text:span text:style-name="T31"> : %s</text:span><text:span text:style-name="T16">\n</text:span><text:span text:style-name="T31">From</text:span><text:span text:style-name="T16">\t\t\t\t</text:span><text:span text:style-name="T31"> : %s</text:span><text:span text:style-name="T16">\n</text:span><text:span text:style-name="T31">To</text:span><text:span text:style-name="T16">\t\t\t\t\t</text:span><text:span text:style-name="T31"> : %s"</text:span><text:line-break/><text:span text:style-name="T31"> <text:s text:c="21"/>"</text:span><text:span text:style-name="T16">\n</text:span><text:span text:style-name="T31">Mobile No.</text:span><text:span text:style-name="T16">\t\t\t</text:span><text:span text:style-name="T31"> : %s</text:span><text:span text:style-name="T16">\n</text:span><text:span text:style-name="T31">Train</text:span><text:span text:style-name="T16">\t\t\t\t</text:span><text:span text:style-name="T31"> : %s"</text:span><text:line-break/><text:span text:style-name="T31"> <text:s text:c="21"/>"</text:span><text:span text:style-name="T16">\n</text:span><text:span text:style-name="T31">_________________________________________________________________________________"</text:span><text:line-break/><text:span text:style-name="T31"> <text:s text:c="21"/>"___________________________________________________________________________" </text:span><text:span text:style-name="T20">%</text:span><text:line-break/><text:span text:style-name="T20"> <text:s text:c="21"/>(s_no, p_name, p_age, pnr, frm, too, phn, train))</text:span><text:line-break/><text:line-break/><text:span text:style-name="T25"># ___________________________________________________________________________________________________________________________________________________________</text:span><text:line-break/><text:line-break/><text:span text:style-name="T25"> <text:s text:c="7"/></text:span><text:span text:style-name="T16">def </text:span><text:span text:style-name="T20">view2():</text:span><text:line-break/><text:span text:style-name="T20"> <text:s text:c="11"/>tempst = </text:span><text:span text:style-name="T17">int</text:span><text:span text:style-name="T20">(</text:span><text:span text:style-name="T17">input</text:span><text:span text:style-name="T20">(</text:span><text:span text:style-name="T31">"Enter Employee ID Which Is To Be Shown.."</text:span><text:span text:style-name="T20">))</text:span><text:line-break/><text:span text:style-name="T20"> <text:s text:c="11"/>sql = </text:span><text:span text:style-name="T31">"select * from employee where emp_id='%d'" </text:span><text:span text:style-name="T20">% tempst</text:span><text:line-break/><text:span text:style-name="T20"> <text:s text:c="11"/>cursor.execute(sql)</text:span><text:line-break/><text:span text:style-name="T20"> <text:s text:c="11"/>results = cursor.fetchall()</text:span><text:line-break/><text:span text:style-name="T20"> <text:s text:c="11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5"/>s_no = c[</text:span><text:span text:style-name="T34">0</text:span><text:span text:style-name="T20">]</text:span><text:line-break/><text:span text:style-name="T20"> <text:s text:c="15"/>emp_name = c[</text:span><text:span text:style-name="T34">1</text:span><text:span text:style-name="T20">]</text:span><text:line-break/><text:span text:style-name="T20"> <text:s text:c="15"/>emp_id = c[</text:span><text:span text:style-name="T34">2</text:span><text:span text:style-name="T20">]</text:span><text:line-break/><text:span text:style-name="T20"> <text:s text:c="15"/>emp_age = c[</text:span><text:span text:style-name="T34">3</text:span><text:span text:style-name="T20">]</text:span><text:line-break/><text:span text:style-name="T20"> <text:s text:c="15"/>emp_salry = c[</text:span><text:span text:style-name="T34">4</text:span><text:span text:style-name="T20">]</text:span><text:line-break/><text:span text:style-name="T20"> <text:s text:c="15"/>emp_dept = c[</text:span><text:span text:style-name="T34">5</text:span><text:span text:style-name="T20">]</text:span><text:line-break/><text:span text:style-name="T20"> <text:s text:c="15"/>emp_phn = c[</text:span><text:span text:style-name="T34">6</text:span><text:span text:style-name="T20">]</text:span><text:line-break/><text:span text:style-name="T20"> <text:s text:c="15"/></text:span><text:span text:style-name="T17">print</text:span><text:span text:style-name="T20">(</text:span><text:span text:style-name="T31">"</text:span><text:span text:style-name="T16">\n</text:span><text:span text:style-name="T31">____________________________________"</text:span><text:line-break/><text:span text:style-name="T31"> <text:s text:c="21"/>"</text:span><text:span text:style-name="T16">\n</text:span><text:span text:style-name="T31">S.no : %d</text:span><text:span text:style-name="T16">\n</text:span><text:span text:style-name="T31">Employee's Name : %s</text:span><text:span text:style-name="T16">\n</text:span><text:span text:style-name="T31">Employee's ID : %d</text:span><text:span text:style-name="T16">\n</text:span><text:span text:style-name="T31">Employee's Age : %d"</text:span><text:line-break/><text:span text:style-name="T31"> <text:s text:c="21"/>"</text:span><text:span text:style-name="T16">\n</text:span><text:span text:style-name="T31">Employee's Salary : %d</text:span><text:span text:style-name="T16">\n</text:span><text:span text:style-name="T31">Employee's Department : %s</text:span><text:span text:style-name="T16">\n</text:span><text:span text:style-name="T31">Employee's Phone Number : %s"</text:span><text:line-break/><text:span text:style-name="T31"> <text:s text:c="21"/>"</text:span><text:span text:style-name="T16">\n</text:span><text:span text:style-name="T31">_____________________________________" </text:span><text:span text:style-name="T20">%</text:span><text:line-break/><text:span text:style-name="T20"> <text:s text:c="21"/>(s_no, emp_name, emp_id, emp_age, emp_salry, emp_dept, emp_phn))</text:span><text:line-break/><text:line-break/><text:span text:style-name="T25"># ___________________________________________________________________________________________________________________________________________________________</text:span><text:line-break/><text:line-break/><text:span text:style-name="T25"> <text:s text:c="7"/></text:span><text:span text:style-name="T16">def </text:span><text:span text:style-name="T20">view3():</text:span><text:line-break/><text:span text:style-name="T20"> <text:s text:c="11"/>tempst=</text:span><text:span text:style-name="T17">input</text:span><text:span text:style-name="T20">(</text:span><text:span text:style-name="T31">"Enter Station Code Which Is To Be Shown."</text:span><text:span text:style-name="T20">)</text:span><text:line-break/><text:span text:style-name="T20"> <text:s text:c="11"/>sql = </text:span><text:span text:style-name="T31">"select * from statn where station_code='%s'" </text:span><text:span text:style-name="T20">% tempst</text:span><text:line-break/><text:span text:style-name="T20"> <text:s text:c="11"/>cursor.execute(sql)</text:span><text:line-break/><text:span text:style-name="T20"> <text:s text:c="11"/>results = cursor.fetchall()</text:span><text:line-break/><text:span text:style-name="T20"> <text:s text:c="11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5"/>s_no = c[</text:span><text:span text:style-name="T34">0</text:span><text:span text:style-name="T20">]</text:span><text:line-break/><text:span text:style-name="T20"> <text:s text:c="15"/>s_name = c[</text:span><text:span text:style-name="T34">1</text:span><text:span text:style-name="T20">]</text:span><text:line-break/><text:span text:style-name="T20"> <text:s text:c="15"/>notrain = c[</text:span><text:span text:style-name="T34">2</text:span><text:span text:style-name="T20">]</text:span><text:line-break/><text:span text:style-name="T20"> <text:s text:c="15"/>nopltfrm = c[</text:span><text:span text:style-name="T34">3</text:span><text:span text:style-name="T20">]</text:span><text:line-break/><text:span text:style-name="T20"> <text:s text:c="15"/>no_employees = c[</text:span><text:span text:style-name="T34">4</text:span><text:span text:style-name="T20">]</text:span><text:line-break/><text:span text:style-name="T20"> <text:s text:c="15"/>no_counter = c[</text:span><text:span text:style-name="T34">5</text:span><text:span text:style-name="T20">]</text:span><text:line-break/><text:span text:style-name="T20"> <text:s text:c="15"/>station_code = c[</text:span><text:span text:style-name="T34">6</text:span><text:span text:style-name="T20">]</text:span><text:line-break/><text:span text:style-name="T20"> <text:s text:c="15"/></text:span><text:span text:style-name="T17">print</text:span><text:span text:style-name="T20">(</text:span><text:span text:style-name="T31">"</text:span><text:span text:style-name="T16">\n</text:span><text:span text:style-name="T31">____________________________________"</text:span><text:line-break/><text:span text:style-name="T31"> <text:s text:c="21"/>"</text:span><text:span text:style-name="T16">\n</text:span><text:span text:style-name="T31">S.no : %d</text:span><text:span text:style-name="T16">\n</text:span><text:span text:style-name="T31">Station Name : %s</text:span><text:span text:style-name="T16">\n</text:span><text:span text:style-name="T31">Number of Trains to the Station : %d"</text:span><text:line-break/><text:span text:style-name="T31"> <text:s text:c="21"/>"</text:span><text:span text:style-name="T16">\n</text:span><text:span text:style-name="T31">Number of Platforms of the Station : %d</text:span><text:span text:style-name="T16">\n</text:span><text:span text:style-name="T31">Number of Employees of the Station : %d"</text:span><text:line-break/><text:span text:style-name="T31"> <text:s text:c="21"/>"</text:span><text:span text:style-name="T16">\n</text:span><text:span text:style-name="T31">Number of Counters of the Station : %d</text:span><text:span text:style-name="T16">\n</text:span><text:span text:style-name="T31">Station Code : %s"</text:span><text:line-break/><text:span text:style-name="T31"> <text:s text:c="21"/>"</text:span><text:span text:style-name="T16">\n</text:span><text:span text:style-name="T31">_____________________________________" </text:span><text:span text:style-name="T20">%</text:span><text:line-break/><text:span text:style-name="T20"> <text:s text:c="21"/>(s_no, s_name, notrain, nopltfrm, no_employees, no_counter, station_code))</text:span><text:line-break/><text:line-break/><text:span text:style-name="T25"># ___________________________________________________________________________________________________________________________________________________________</text:span><text:line-break/><text:line-break/><text:span text:style-name="T25"> <text:s text:c="7"/></text:span><text:span text:style-name="T16">def </text:span><text:span text:style-name="T20">view4():</text:span><text:line-break/><text:span text:style-name="T20"> <text:s text:c="11"/>tempst=</text:span><text:span text:style-name="T17">int</text:span><text:span text:style-name="T20">(</text:span><text:span text:style-name="T17">input</text:span><text:span text:style-name="T20">(</text:span><text:span text:style-name="T31">"Enter Train Number Which Is To Be Shown.."</text:span><text:span text:style-name="T20">))</text:span><text:line-break/><text:span text:style-name="T20"> <text:s text:c="11"/>sql = </text:span><text:span text:style-name="T31">"select * from train where t_no='%d'" </text:span><text:span text:style-name="T20">% tempst</text:span><text:line-break/><text:span text:style-name="T20"> <text:s text:c="11"/>cursor.execute(sql)</text:span><text:line-break/><text:span text:style-name="T20"> <text:s text:c="11"/>results = cursor.fetchall()</text:span><text:line-break/><text:span text:style-name="T20"> <text:s text:c="11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5"/>s_no = c[</text:span><text:span text:style-name="T34">0</text:span><text:span text:style-name="T20">]</text:span><text:line-break/><text:span text:style-name="T20"> <text:s text:c="15"/>t_name = c[</text:span><text:span text:style-name="T34">1</text:span><text:span text:style-name="T20">]</text:span><text:line-break/><text:soft-page-break/><text:span text:style-name="T20"> <text:s text:c="15"/>t_no = c[</text:span><text:span text:style-name="T34">2</text:span><text:span text:style-name="T20">]</text:span><text:line-break/><text:span text:style-name="T20"> <text:s text:c="15"/>frm = c[</text:span><text:span text:style-name="T34">3</text:span><text:span text:style-name="T20">]</text:span><text:line-break/><text:span text:style-name="T20"> <text:s text:c="15"/>too = c[</text:span><text:span text:style-name="T34">4</text:span><text:span text:style-name="T20">]</text:span><text:line-break/><text:span text:style-name="T20"> <text:s text:c="15"/>noboggy = c[</text:span><text:span text:style-name="T34">5</text:span><text:span text:style-name="T20">]</text:span><text:line-break/><text:span text:style-name="T20"> <text:s text:c="15"/>type = c[</text:span><text:span text:style-name="T34">6</text:span><text:span text:style-name="T20">]</text:span><text:line-break/><text:span text:style-name="T20"> <text:s text:c="15"/>speed = c[</text:span><text:span text:style-name="T34">7</text:span><text:span text:style-name="T20">]</text:span><text:line-break/><text:line-break/><text:span text:style-name="T20"> <text:s text:c="15"/></text:span><text:span text:style-name="T17">print</text:span><text:span text:style-name="T20">(</text:span><text:line-break/><text:span text:style-name="T20"> <text:s text:c="19"/></text:span><text:span text:style-name="T31">"</text:span><text:span text:style-name="T16">\n</text:span><text:span text:style-name="T31">____________________________________"</text:span><text:line-break/><text:span text:style-name="T31"> <text:s text:c="19"/>"S.no : %d</text:span><text:span text:style-name="T16">\n</text:span><text:span text:style-name="T31">Train Name : %s</text:span><text:span text:style-name="T16">\n</text:span><text:span text:style-name="T31">Train Number : %d</text:span><text:span text:style-name="T16">\n</text:span><text:span text:style-name="T31">From : %s</text:span><text:span text:style-name="T16">\n</text:span><text:span text:style-name="T31">To : %s</text:span><text:span text:style-name="T16">\n</text:span><text:span text:style-name="T31">Number of Boggies : %d"</text:span><text:line-break/><text:span text:style-name="T31"> <text:s text:c="19"/>"</text:span><text:span text:style-name="T16">\n</text:span><text:span text:style-name="T31">Train Type : %s</text:span><text:span text:style-name="T16">\n</text:span><text:span text:style-name="T31">Speed : %d</text:span><text:span text:style-name="T16">\n</text:span><text:span text:style-name="T31">_____________________________________" </text:span><text:span text:style-name="T20">%</text:span><text:line-break/><text:span text:style-name="T20"> <text:s text:c="19"/>(s_no, t_name, t_no, frm, too, noboggy, type, speed)</text:span><text:line-break/><text:span text:style-name="T20"> <text:s text:c="15"/>)</text:span><text:line-break/><text:line-break/><text:span text:style-name="T25"># ___________________________________________________________________________________________________________________________________________________________</text:span><text:line-break/><text:span text:style-name="T25"># ___________________________________________________________________________________________________________________________________________________________</text:span><text:line-break/><text:line-break/><text:span text:style-name="T25"> <text:s text:c="7"/></text:span><text:span text:style-name="T16">def </text:span><text:span text:style-name="T20">display1():</text:span><text:line-break/><text:span text:style-name="T20"> <text:s text:c="11"/></text:span><text:span text:style-name="T16">try</text:span><text:span text:style-name="T20">:</text:span><text:line-break/><text:span text:style-name="T20"> <text:s text:c="15"/>sql = </text:span><text:span text:style-name="T31">"select * from passenger order by s_no"</text:span><text:line-break/><text:span text:style-name="T31"> <text:s text:c="15"/></text:span><text:span text:style-name="T20">cursor.execute(sql)</text:span><text:line-break/><text:span text:style-name="T20"> <text:s text:c="15"/>results = cursor.fetchall()</text:span><text:line-break/><text:span text:style-name="T20"> <text:s text:c="15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9"/>s_no = c[</text:span><text:span text:style-name="T34">0</text:span><text:span text:style-name="T20">]</text:span><text:line-break/><text:span text:style-name="T20"> <text:s text:c="19"/>p_name = c[</text:span><text:span text:style-name="T34">1</text:span><text:span text:style-name="T20">]</text:span><text:line-break/><text:span text:style-name="T20"> <text:s text:c="19"/>p_age = c[</text:span><text:span text:style-name="T34">2</text:span><text:span text:style-name="T20">]</text:span><text:line-break/><text:span text:style-name="T20"> <text:s text:c="19"/>pnr = c[</text:span><text:span text:style-name="T34">3</text:span><text:span text:style-name="T20">]</text:span><text:line-break/><text:span text:style-name="T20"> <text:s text:c="19"/>frm = c[</text:span><text:span text:style-name="T34">4</text:span><text:span text:style-name="T20">]</text:span><text:line-break/><text:span text:style-name="T20"> <text:s text:c="19"/>too = c[</text:span><text:span text:style-name="T34">5</text:span><text:span text:style-name="T20">]</text:span><text:line-break/><text:span text:style-name="T20"> <text:s text:c="19"/>phn = c[</text:span><text:span text:style-name="T34">6</text:span><text:span text:style-name="T20">]</text:span><text:line-break/><text:span text:style-name="T20"> <text:s text:c="19"/>train = c[</text:span><text:span text:style-name="T34">7</text:span><text:span text:style-name="T20">]</text:span><text:line-break/><text:line-break/><text:span text:style-name="T20"> <text:s text:c="19"/></text:span><text:span text:style-name="T17">print</text:span><text:span text:style-name="T20">(</text:span><text:span text:style-name="T31">"S.no</text:span><text:span text:style-name="T16">\t\t\t\t</text:span><text:span text:style-name="T31"> : %d</text:span><text:span text:style-name="T16">\n</text:span><text:span text:style-name="T31">Passenger's Name</text:span><text:span text:style-name="T16">\t</text:span><text:span text:style-name="T31"> : %s</text:span><text:span text:style-name="T16">\n</text:span><text:span text:style-name="T31">Passenger's Age </text:span><text:span text:style-name="T16">\t</text:span><text:span text:style-name="T31"> : %d"</text:span><text:line-break/><text:span text:style-name="T31"> <text:s text:c="25"/>"</text:span><text:span text:style-name="T16">\n</text:span><text:span text:style-name="T31">PNR</text:span><text:span text:style-name="T16">\t\t\t\t\t</text:span><text:span text:style-name="T31"> : %s</text:span><text:span text:style-name="T16">\n</text:span><text:span text:style-name="T31">From</text:span><text:span text:style-name="T16">\t\t\t\t</text:span><text:span text:style-name="T31"> : %s</text:span><text:span text:style-name="T16">\n</text:span><text:span text:style-name="T31">To</text:span><text:span text:style-name="T16">\t\t\t\t\t</text:span><text:span text:style-name="T31"> : %s"</text:span><text:line-break/><text:span text:style-name="T31"> <text:s text:c="25"/>"</text:span><text:span text:style-name="T16">\n</text:span><text:span text:style-name="T31">Mobile No.</text:span><text:span text:style-name="T16">\t\t\t</text:span><text:span text:style-name="T31"> : %s</text:span><text:span text:style-name="T16">\n</text:span><text:span text:style-name="T31">Train</text:span><text:span text:style-name="T16">\t\t\t\t</text:span><text:span text:style-name="T31"> : %s"</text:span><text:line-break/><text:span text:style-name="T31"> <text:s text:c="25"/>"</text:span><text:span text:style-name="T16">\n</text:span><text:span text:style-name="T31">_________________________________________________________________________________"</text:span><text:line-break/><text:span text:style-name="T31"> <text:s text:c="25"/>"___________________________________________________________________________" </text:span><text:span text:style-name="T20">%</text:span><text:line-break/><text:span text:style-name="T20"> <text:s text:c="25"/>(s_no, p_name, p_age, pnr, frm, too, phn, train))</text:span><text:line-break/><text:span text:style-name="T20"> <text:s text:c="11"/></text:span><text:span text:style-name="T16">except</text:span><text:span text:style-name="T20">:</text:span><text:line-break/><text:span text:style-name="T20"> <text:s text:c="15"/></text:span><text:span text:style-name="T17">print</text:span><text:span text:style-name="T20">(</text:span><text:span text:style-name="T31">"ERROR!! Unable to Fetch Data.."</text:span><text:span text:style-name="T20">)</text:span><text:line-break/><text:span text:style-name="T20"> <text:s text:c="15"/>db.close()</text:span><text:line-break/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display2():</text:span><text:line-break/><text:span text:style-name="T20"> <text:s text:c="11"/></text:span><text:span text:style-name="T16">try</text:span><text:span text:style-name="T20">:</text:span><text:line-break/><text:span text:style-name="T20"> <text:s text:c="15"/>sql = </text:span><text:span text:style-name="T31">"select * from employee "</text:span><text:line-break/><text:span text:style-name="T31"> <text:s text:c="15"/></text:span><text:span text:style-name="T20">cursor.execute(sql)</text:span><text:line-break/><text:span text:style-name="T20"> <text:s text:c="15"/>results = cursor.fetchall()</text:span><text:line-break/><text:span text:style-name="T20"> <text:s text:c="15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9"/>s_no = c[</text:span><text:span text:style-name="T34">0</text:span><text:span text:style-name="T20">]</text:span><text:line-break/><text:span text:style-name="T20"> <text:s text:c="19"/>emp_name = c[</text:span><text:span text:style-name="T34">1</text:span><text:span text:style-name="T20">]</text:span><text:line-break/><text:span text:style-name="T20"> <text:s text:c="19"/>emp_id = c[</text:span><text:span text:style-name="T34">2</text:span><text:span text:style-name="T20">]</text:span><text:line-break/><text:span text:style-name="T20"> <text:s text:c="19"/>emp_age = c[</text:span><text:span text:style-name="T34">3</text:span><text:span text:style-name="T20">]</text:span><text:line-break/><text:span text:style-name="T20"> <text:s text:c="19"/>emp_salry = c[</text:span><text:span text:style-name="T34">4</text:span><text:span text:style-name="T20">]</text:span><text:line-break/><text:span text:style-name="T20"> <text:s text:c="19"/>emp_dept = c[</text:span><text:span text:style-name="T34">5</text:span><text:span text:style-name="T20">]</text:span><text:line-break/><text:span text:style-name="T20"> <text:s text:c="19"/>emp_phn = c[</text:span><text:span text:style-name="T34">6</text:span><text:span text:style-name="T20">]</text:span><text:line-break/><text:line-break/><text:span text:style-name="T20"> <text:s text:c="19"/></text:span><text:span text:style-name="T17">print</text:span><text:span text:style-name="T20">(</text:span><text:line-break/><text:span text:style-name="T20"> <text:s text:c="23"/></text:span><text:span text:style-name="T31">"</text:span><text:span text:style-name="T16">\n</text:span><text:span text:style-name="T31">S.no : %d</text:span><text:span text:style-name="T16">\n</text:span><text:span text:style-name="T31">Employee's Name : %s</text:span><text:span text:style-name="T16">\n</text:span><text:span text:style-name="T31">Employee's ID : %d</text:span><text:span text:style-name="T16">\n</text:span><text:span text:style-name="T31">Employee's Age : %d</text:span><text:span text:style-name="T16">\n</text:span><text:span text:style-name="T31">"</text:span><text:line-break/><text:span text:style-name="T31"> <text:s text:c="23"/>"Employee's Salary : %d</text:span><text:span text:style-name="T16">\n</text:span><text:span text:style-name="T31">Employee's Department : %s</text:span><text:span text:style-name="T16">\n</text:span><text:span text:style-name="T31">"</text:span><text:line-break/><text:span text:style-name="T31"> <text:s text:c="23"/>"Employee's Phone Number : %s</text:span><text:span text:style-name="T16">\n</text:span><text:span text:style-name="T31">_____________________________________" </text:span><text:span text:style-name="T20">%</text:span><text:line-break/><text:span text:style-name="T20"> <text:s text:c="23"/>(s_no, emp_name, emp_id, emp_age, emp_salry, emp_dept, emp_phn))</text:span><text:line-break/><text:span text:style-name="T20"> <text:s text:c="11"/></text:span><text:span text:style-name="T16">except</text:span><text:span text:style-name="T20">:</text:span><text:line-break/><text:span text:style-name="T20"> <text:s text:c="15"/></text:span><text:span text:style-name="T17">print</text:span><text:span text:style-name="T20">(</text:span><text:span text:style-name="T31">"ERROR!! Unable to Fetch dData.."</text:span><text:span text:style-name="T20">)</text:span><text:line-break/><text:span text:style-name="T20"> <text:s text:c="15"/>db.close()</text:span><text:line-break/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display3():</text:span><text:line-break/><text:span text:style-name="T20"> <text:s text:c="11"/></text:span><text:span text:style-name="T16">try</text:span><text:span text:style-name="T20">:</text:span><text:line-break/><text:span text:style-name="T20"> <text:s text:c="15"/>sql = </text:span><text:span text:style-name="T31">"select * from statn order by s_no"</text:span><text:line-break/><text:span text:style-name="T31"> <text:s text:c="15"/></text:span><text:span text:style-name="T20">cursor.execute(sql)</text:span><text:line-break/><text:span text:style-name="T20"> <text:s text:c="15"/>results = cursor.fetchall()</text:span><text:line-break/><text:soft-page-break/><text:span text:style-name="T20"> <text:s text:c="15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9"/>s_no = c[</text:span><text:span text:style-name="T34">0</text:span><text:span text:style-name="T20">]</text:span><text:line-break/><text:span text:style-name="T20"> <text:s text:c="19"/>s_name = c[</text:span><text:span text:style-name="T34">1</text:span><text:span text:style-name="T20">]</text:span><text:line-break/><text:span text:style-name="T20"> <text:s text:c="19"/>notrain = c[</text:span><text:span text:style-name="T34">2</text:span><text:span text:style-name="T20">]</text:span><text:line-break/><text:span text:style-name="T20"> <text:s text:c="19"/>nopltfrm = c[</text:span><text:span text:style-name="T34">3</text:span><text:span text:style-name="T20">]</text:span><text:line-break/><text:span text:style-name="T20"> <text:s text:c="19"/>no_employees = c[</text:span><text:span text:style-name="T34">4</text:span><text:span text:style-name="T20">]</text:span><text:line-break/><text:span text:style-name="T20"> <text:s text:c="19"/>no_counter = c[</text:span><text:span text:style-name="T34">5</text:span><text:span text:style-name="T20">]</text:span><text:line-break/><text:span text:style-name="T20"> <text:s text:c="19"/>station_code = c[</text:span><text:span text:style-name="T34">6</text:span><text:span text:style-name="T20">]</text:span><text:line-break/><text:span text:style-name="T20"> <text:s text:c="19"/></text:span><text:span text:style-name="T17">print</text:span><text:span text:style-name="T20">(</text:span><text:span text:style-name="T31">"s.no : %d</text:span><text:span text:style-name="T16">\n</text:span><text:span text:style-name="T31">Station's Name : %s</text:span><text:span text:style-name="T16">\n</text:span><text:span text:style-name="T31">No. of Trains in the station : %d</text:span><text:span text:style-name="T16">\n</text:span><text:span text:style-name="T31">"</text:span><text:line-break/><text:span text:style-name="T31"> <text:s text:c="25"/>"No. of Platform in the station : %d</text:span><text:span text:style-name="T16">\n</text:span><text:span text:style-name="T31">Number of Employees in the Station : %d"</text:span><text:line-break/><text:span text:style-name="T31"> <text:s text:c="25"/>"</text:span><text:span text:style-name="T16">\n</text:span><text:span text:style-name="T31">No. of Ticket Counters in the Station : %d</text:span><text:span text:style-name="T16">\n</text:span><text:span text:style-name="T31"> station code : %s"</text:span><text:line-break/><text:span text:style-name="T31"> <text:s text:c="25"/>"</text:span><text:span text:style-name="T16">\n</text:span><text:span text:style-name="T31">_____________________________________" </text:span><text:span text:style-name="T20">%</text:span><text:line-break/><text:span text:style-name="T20"> <text:s text:c="25"/>(s_no, s_name, notrain, nopltfrm, no_employees, no_counter, station_code))</text:span><text:line-break/><text:span text:style-name="T20"> <text:s text:c="11"/></text:span><text:span text:style-name="T16">except</text:span><text:span text:style-name="T20">:</text:span><text:line-break/><text:span text:style-name="T20"> <text:s text:c="15"/></text:span><text:span text:style-name="T17">print</text:span><text:span text:style-name="T20">(</text:span><text:span text:style-name="T31">"ERROR!! Unable to Fetch Data.."</text:span><text:span text:style-name="T20">)</text:span><text:line-break/><text:span text:style-name="T20"> <text:s text:c="15"/>db.close()</text:span><text:line-break/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display4():</text:span><text:line-break/><text:span text:style-name="T20"> <text:s text:c="11"/></text:span><text:span text:style-name="T16">try</text:span><text:span text:style-name="T20">:</text:span><text:line-break/><text:span text:style-name="T20"> <text:s text:c="15"/>sql = </text:span><text:span text:style-name="T31">"select * from train order by s_no"</text:span><text:line-break/><text:span text:style-name="T31"> <text:s text:c="15"/></text:span><text:span text:style-name="T20">cursor.execute(sql)</text:span><text:line-break/><text:span text:style-name="T20"> <text:s text:c="15"/>results = cursor.fetchall()</text:span><text:line-break/><text:span text:style-name="T20"> <text:s text:c="15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9"/>s_no = c[</text:span><text:span text:style-name="T34">0</text:span><text:span text:style-name="T20">]</text:span><text:line-break/><text:span text:style-name="T20"> <text:s text:c="19"/>t_name = c[</text:span><text:span text:style-name="T34">1</text:span><text:span text:style-name="T20">]</text:span><text:line-break/><text:span text:style-name="T20"> <text:s text:c="19"/>t_no = c[</text:span><text:span text:style-name="T34">2</text:span><text:span text:style-name="T20">]</text:span><text:line-break/><text:span text:style-name="T20"> <text:s text:c="19"/>frm = c[</text:span><text:span text:style-name="T34">3</text:span><text:span text:style-name="T20">]</text:span><text:line-break/><text:span text:style-name="T20"> <text:s text:c="19"/>too = c[</text:span><text:span text:style-name="T34">4</text:span><text:span text:style-name="T20">]</text:span><text:line-break/><text:span text:style-name="T20"> <text:s text:c="19"/>noboggy = c[</text:span><text:span text:style-name="T34">5</text:span><text:span text:style-name="T20">]</text:span><text:line-break/><text:span text:style-name="T20"> <text:s text:c="19"/>type = c[</text:span><text:span text:style-name="T34">6</text:span><text:span text:style-name="T20">]</text:span><text:line-break/><text:span text:style-name="T20"> <text:s text:c="19"/>speed = c[</text:span><text:span text:style-name="T34">7</text:span><text:span text:style-name="T20">]</text:span><text:line-break/><text:span text:style-name="T20"> <text:s text:c="19"/></text:span><text:span text:style-name="T17">print</text:span><text:span text:style-name="T20">(</text:span><text:span text:style-name="T31">"s.no : %d</text:span><text:span text:style-name="T16">\n</text:span><text:span text:style-name="T31">Train Name : %s</text:span><text:span text:style-name="T16">\n</text:span><text:span text:style-name="T31">Train Number : %d</text:span><text:span text:style-name="T16">\n</text:span><text:span text:style-name="T31">From : %s</text:span><text:span text:style-name="T16">\n</text:span><text:span text:style-name="T31">To : %s</text:span><text:span text:style-name="T16">\n</text:span><text:span text:style-name="T31">No. of Boggy : %d"</text:span><text:line-break/><text:span text:style-name="T31"> <text:s text:c="25"/>"</text:span><text:span text:style-name="T16">\n</text:span><text:span text:style-name="T31">Type : %s</text:span><text:span text:style-name="T16">\n</text:span><text:span text:style-name="T31">Speed : %d km/h</text:span><text:span text:style-name="T16">\n</text:span><text:span text:style-name="T31">_____________________________________" </text:span><text:span text:style-name="T20">%</text:span><text:line-break/><text:span text:style-name="T20"> <text:s text:c="25"/>(s_no, t_name, t_no, frm, too, noboggy, type, speed))</text:span><text:line-break/><text:span text:style-name="T20"> <text:s text:c="11"/></text:span><text:span text:style-name="T16">except</text:span><text:span text:style-name="T20">:</text:span><text:line-break/><text:span text:style-name="T20"> <text:s text:c="15"/></text:span><text:span text:style-name="T17">print</text:span><text:span text:style-name="T20">(</text:span><text:span text:style-name="T31">"ERROR!! Unable to Fetch Data.."</text:span><text:span text:style-name="T20">)</text:span><text:line-break/><text:span text:style-name="T20"> <text:s text:c="15"/>db.close()</text:span><text:line-break/><text:line-break/><text:span text:style-name="T25"># ..........................................................................................................................................................</text:span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update1():</text:span><text:line-break/><text:span text:style-name="T20"> <text:s text:c="11"/>tempst = </text:span><text:span text:style-name="T17">input</text:span><text:span text:style-name="T20">(</text:span><text:span text:style-name="T31">"Enter PNR Number Associated with Passenger:-"</text:span><text:span text:style-name="T20">)</text:span><text:line-break/><text:line-break/><text:span text:style-name="T20"> <text:s text:c="11"/></text:span><text:span text:style-name="T16">def </text:span><text:span text:style-name="T20">modified1():</text:span><text:line-break/><text:span text:style-name="T20"> <text:s text:c="15"/>sql = </text:span><text:span text:style-name="T31">"select * from passenger where pnr='%s'" </text:span><text:span text:style-name="T20">% tempst</text:span><text:line-break/><text:span text:style-name="T20"> <text:s text:c="15"/>cursor.execute(sql)</text:span><text:line-break/><text:span text:style-name="T20"> <text:s text:c="15"/>results = cursor.fetchall()</text:span><text:line-break/><text:span text:style-name="T20"> <text:s text:c="15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9"/>s_no = c[</text:span><text:span text:style-name="T34">0</text:span><text:span text:style-name="T20">]</text:span><text:line-break/><text:span text:style-name="T20"> <text:s text:c="19"/>p_name = c[</text:span><text:span text:style-name="T34">1</text:span><text:span text:style-name="T20">]</text:span><text:line-break/><text:span text:style-name="T20"> <text:s text:c="19"/>p_age = c[</text:span><text:span text:style-name="T34">2</text:span><text:span text:style-name="T20">]</text:span><text:line-break/><text:span text:style-name="T20"> <text:s text:c="19"/>pnr = c[</text:span><text:span text:style-name="T34">3</text:span><text:span text:style-name="T20">]</text:span><text:line-break/><text:span text:style-name="T20"> <text:s text:c="19"/>frm = c[</text:span><text:span text:style-name="T34">4</text:span><text:span text:style-name="T20">]</text:span><text:line-break/><text:span text:style-name="T20"> <text:s text:c="19"/>too = c[</text:span><text:span text:style-name="T34">5</text:span><text:span text:style-name="T20">]</text:span><text:line-break/><text:span text:style-name="T20"> <text:s text:c="19"/>phn = c[</text:span><text:span text:style-name="T34">6</text:span><text:span text:style-name="T20">]</text:span><text:line-break/><text:span text:style-name="T20"> <text:s text:c="19"/>train = c[</text:span><text:span text:style-name="T34">7</text:span><text:span text:style-name="T20">]</text:span><text:line-break/><text:line-break/><text:span text:style-name="T20"> <text:s text:c="19"/></text:span><text:span text:style-name="T17">print</text:span><text:span text:style-name="T20">(</text:span><text:span text:style-name="T31">"S.no</text:span><text:span text:style-name="T16">\t\t\t\t</text:span><text:span text:style-name="T31"> : %d</text:span><text:span text:style-name="T16">\n</text:span><text:span text:style-name="T31">Passenger's Name</text:span><text:span text:style-name="T16">\t</text:span><text:span text:style-name="T31"> : %s</text:span><text:span text:style-name="T16">\n</text:span><text:span text:style-name="T31">Passenger's Age </text:span><text:span text:style-name="T16">\t</text:span><text:span text:style-name="T31"> : %d"</text:span><text:line-break/><text:span text:style-name="T31"> <text:s text:c="25"/>"</text:span><text:span text:style-name="T16">\n</text:span><text:span text:style-name="T31">PNR</text:span><text:span text:style-name="T16">\t\t\t\t\t</text:span><text:span text:style-name="T31"> : %s</text:span><text:span text:style-name="T16">\n</text:span><text:span text:style-name="T31">From</text:span><text:span text:style-name="T16">\t\t\t\t</text:span><text:span text:style-name="T31"> : %s</text:span><text:span text:style-name="T16">\n</text:span><text:span text:style-name="T31">To</text:span><text:span text:style-name="T16">\t\t\t\t\t</text:span><text:span text:style-name="T31"> : %s"</text:span><text:line-break/><text:span text:style-name="T31"> <text:s text:c="25"/>"</text:span><text:span text:style-name="T16">\n</text:span><text:span text:style-name="T31">Mobile No.</text:span><text:span text:style-name="T16">\t\t\t</text:span><text:span text:style-name="T31"> : %s</text:span><text:span text:style-name="T16">\n</text:span><text:span text:style-name="T31">Train</text:span><text:span text:style-name="T16">\t\t\t\t</text:span><text:span text:style-name="T31"> : %s"</text:span><text:line-break/><text:span text:style-name="T31"> <text:s text:c="25"/>"</text:span><text:span text:style-name="T16">\n</text:span><text:span text:style-name="T31">_________________________________________________________________________________"</text:span><text:line-break/><text:span text:style-name="T31"> <text:s text:c="25"/>"___________________________________________________________________________" </text:span><text:span text:style-name="T20">%</text:span><text:line-break/><text:span text:style-name="T20"> <text:s text:c="25"/>(s_no, p_name, p_age, pnr, frm, too, phn, train))</text:span><text:line-break/><text:line-break/><text:span text:style-name="T20"> <text:s text:c="11"/>modified1()</text:span><text:line-break/><text:line-break/><text:span text:style-name="T20"> <text:s text:c="11"/></text:span><text:span text:style-name="T16">try</text:span><text:span text:style-name="T20">:</text:span><text:line-break/><text:span text:style-name="T20"> <text:s text:c="15"/></text:span><text:span text:style-name="T17">print</text:span><text:span text:style-name="T20">(</text:span><text:span text:style-name="T31">"From Which Section You Want to Update&gt;&gt; "</text:span><text:span text:style-name="T20">)</text:span><text:line-break/><text:span text:style-name="T20"> <text:s text:c="15"/></text:span><text:span text:style-name="T17">print</text:span><text:span text:style-name="T20">(</text:span><text:span text:style-name="T31">"1. Serial Number"</text:span><text:span text:style-name="T20">)</text:span><text:line-break/><text:span text:style-name="T20"> <text:s text:c="15"/></text:span><text:span text:style-name="T17">print</text:span><text:span text:style-name="T20">(</text:span><text:span text:style-name="T31">"2. Passenger's Name."</text:span><text:span text:style-name="T20">)</text:span><text:line-break/><text:span text:style-name="T20"> <text:s text:c="15"/></text:span><text:span text:style-name="T17">print</text:span><text:span text:style-name="T20">(</text:span><text:span text:style-name="T31">"3. Passenger's Age."</text:span><text:span text:style-name="T20">)</text:span><text:line-break/><text:span text:style-name="T20"> <text:s text:c="15"/></text:span><text:span text:style-name="T17">print</text:span><text:span text:style-name="T20">(</text:span><text:span text:style-name="T31">"4. Passenger's PNR Number."</text:span><text:span text:style-name="T20">)</text:span><text:line-break/><text:span text:style-name="T20"> <text:s text:c="15"/></text:span><text:span text:style-name="T17">print</text:span><text:span text:style-name="T20">(</text:span><text:span text:style-name="T31">"5. Passenger's Boarding Station."</text:span><text:span text:style-name="T20">)</text:span><text:line-break/><text:span text:style-name="T20"> <text:s text:c="15"/></text:span><text:span text:style-name="T17">print</text:span><text:span text:style-name="T20">(</text:span><text:span text:style-name="T31">"6. Passenger's De Boarding Station."</text:span><text:span text:style-name="T20">)</text:span><text:line-break/><text:span text:style-name="T20"> <text:s text:c="15"/></text:span><text:span text:style-name="T17">print</text:span><text:span text:style-name="T20">(</text:span><text:span text:style-name="T31">"7. Passenger's Phone Number."</text:span><text:span text:style-name="T20">)</text:span><text:line-break/><text:soft-page-break/><text:span text:style-name="T20"> <text:s text:c="15"/></text:span><text:span text:style-name="T17">print</text:span><text:span text:style-name="T20">(</text:span><text:span text:style-name="T31">"8. Passenger's Train."</text:span><text:span text:style-name="T20">)</text:span><text:line-break/><text:span text:style-name="T20"> <text:s text:c="15"/></text:span><text:span text:style-name="T17">print</text:span><text:span text:style-name="T20">(</text:span><text:span text:style-name="T31">"9. Exit."</text:span><text:span text:style-name="T20">)</text:span><text:line-break/><text:line-break/><text:span text:style-name="T20"> <text:s text:c="15"/>choice2 = </text:span><text:span text:style-name="T17">int</text:span><text:span text:style-name="T20">(</text:span><text:span text:style-name="T17">input</text:span><text:span text:style-name="T20">(</text:span><text:span text:style-name="T31">"Enter Desired Section :-"</text:span><text:span text:style-name="T20">))</text:span><text:line-break/><text:span text:style-name="T20"> <text:s text:c="15"/></text:span><text:span text:style-name="T16">if </text:span><text:span text:style-name="T20">choice2 == </text:span><text:span text:style-name="T34">1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Serial Number:-"</text:span><text:span text:style-name="T20">))</text:span><text:line-break/><text:span text:style-name="T20"> <text:s text:c="19"/>sql1 = </text:span><text:span text:style-name="T31">"update passenger set s_no='%d' where pnr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2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Passenger's Name:-"</text:span><text:span text:style-name="T20">)</text:span><text:line-break/><text:span text:style-name="T20"> <text:s text:c="19"/>sql1 = </text:span><text:span text:style-name="T31">"update passenger set p_name='%s' where pnr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3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Passenger's Age:-"</text:span><text:span text:style-name="T20">))</text:span><text:line-break/><text:span text:style-name="T20"> <text:s text:c="19"/>sql1 = </text:span><text:span text:style-name="T31">"update passenger set p_age='%d' where pnr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4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PNR Number:-"</text:span><text:span text:style-name="T20">)</text:span><text:line-break/><text:span text:style-name="T20"> <text:s text:c="19"/>sql1 = </text:span><text:span text:style-name="T31">"update passenger set pnr='%s' where pnr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5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Boarding's Station:-"</text:span><text:span text:style-name="T20">)</text:span><text:line-break/><text:span text:style-name="T20"> <text:s text:c="19"/>sql1 = </text:span><text:span text:style-name="T31">"update passenger set frm='%s' where pnr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6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De Boarding Station:-"</text:span><text:span text:style-name="T20">)</text:span><text:line-break/><text:span text:style-name="T20"> <text:s text:c="19"/>sql1 = </text:span><text:span text:style-name="T31">"update passenger set too='%s' where pnr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7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Passenger's Phone Number:-"</text:span><text:span text:style-name="T20">)</text:span><text:line-break/><text:span text:style-name="T20"> <text:s text:c="19"/>sql1 = </text:span><text:span text:style-name="T31">"update passenger set phn='%s' where pnr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8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Passenger's Train:-"</text:span><text:span text:style-name="T20">)</text:span><text:line-break/><text:span text:style-name="T20"> <text:s text:c="19"/>sql1 = </text:span><text:span text:style-name="T31">"update passenger set train='%s' where pnr ='%s'" </text:span><text:span text:style-name="T20">% (sub2, tempst)</text:span><text:line-break/><text:span text:style-name="T20"> <text:s text:c="19"/>cursor.execute(sql1)</text:span><text:line-break/><text:span text:style-name="T20"> <text:s text:c="19"/>db.close()</text:span><text:line-break/><text:span text:style-name="T20"> <text:s text:c="15"/></text:span><text:span text:style-name="T16">elif </text:span><text:span text:style-name="T20">choice2 == </text:span><text:span text:style-name="T34">9</text:span><text:span text:style-name="T20">:</text:span><text:line-break/><text:span text:style-name="T20"> <text:s text:c="19"/></text:span><text:span text:style-name="T17">print</text:span><text:span text:style-name="T20">(</text:span><text:span text:style-name="T31">"Nothing Updated!!"</text:span><text:span text:style-name="T20">)</text:span><text:line-break/><text:span text:style-name="T20"> <text:s text:c="15"/></text:span><text:span text:style-name="T16">else</text:span><text:span text:style-name="T20">:</text:span><text:line-break/><text:span text:style-name="T20"> <text:s text:c="19"/></text:span><text:span text:style-name="T17">print</text:span><text:span text:style-name="T20">(</text:span><text:span text:style-name="T31">"enter choice correctly!!"</text:span><text:span text:style-name="T20">)</text:span><text:line-break/><text:line-break/><text:span text:style-name="T20"> <text:s text:c="15"/></text:span><text:span text:style-name="T17">print</text:span><text:span text:style-name="T20">(</text:span><text:span text:style-name="T31">"Updated Data is :"</text:span><text:span text:style-name="T20">)</text:span><text:line-break/><text:span text:style-name="T20"> <text:s text:c="15"/>modified1()</text:span><text:line-break/><text:span text:style-name="T20"> <text:s text:c="15"/></text:span><text:span text:style-name="T25"># calling modified again for updated data</text:span><text:line-break/><text:span text:style-name="T25"> <text:s text:c="15"/></text:span><text:span text:style-name="T17">print</text:span><text:span text:style-name="T20">(</text:span><text:span text:style-name="T31">"a.Update some more stuff:"</text:span><text:span text:style-name="T20">)</text:span><text:line-break/><text:span text:style-name="T20"> <text:s text:c="15"/></text:span><text:span text:style-name="T17">print</text:span><text:span text:style-name="T20">(</text:span><text:span text:style-name="T31">"b.Update Completed:"</text:span><text:span text:style-name="T20">)</text:span><text:line-break/><text:span text:style-name="T20"> <text:s text:c="15"/>choice3 = </text:span><text:span text:style-name="T17">input</text:span><text:span text:style-name="T20">(</text:span><text:span text:style-name="T31">"Enter What You Want to Do. :"</text:span><text:span text:style-name="T20">)</text:span><text:line-break/><text:span text:style-name="T20"> <text:s text:c="15"/></text:span><text:span text:style-name="T16">if </text:span><text:span text:style-name="T20">choice3 == </text:span><text:span text:style-name="T31">'a'</text:span><text:span text:style-name="T20">:</text:span><text:line-break/><text:span text:style-name="T20"> <text:s text:c="19"/>update1()</text:span><text:line-break/><text:span text:style-name="T20"> <text:s text:c="19"/></text:span><text:span text:style-name="T17">print</text:span><text:span text:style-name="T20">(</text:span><text:span text:style-name="T31">"Data After Updating from Table.."</text:span><text:span text:style-name="T20">)</text:span><text:line-break/><text:span text:style-name="T20"> <text:s text:c="19"/>modified1()</text:span><text:line-break/><text:span text:style-name="T20"> <text:s text:c="15"/></text:span><text:span text:style-name="T16">elif </text:span><text:span text:style-name="T20">choice3 == </text:span><text:span text:style-name="T31">'b'</text:span><text:span text:style-name="T20">:</text:span><text:line-break/><text:span text:style-name="T20"> <text:s text:c="19"/></text:span><text:span text:style-name="T17">print</text:span><text:span text:style-name="T20">(</text:span><text:span text:style-name="T31">"Update Completed.."</text:span><text:span text:style-name="T20">)</text:span><text:line-break/><text:line-break/><text:span text:style-name="T20"> <text:s text:c="11"/></text:span><text:span text:style-name="T16">except</text:span><text:span text:style-name="T20">:</text:span><text:line-break/><text:span text:style-name="T20"> <text:s text:c="15"/></text:span><text:span text:style-name="T17">print</text:span><text:span text:style-name="T20">(</text:span><text:span text:style-name="T31">"ERROR!! Unable to Fetch Data.."</text:span><text:span text:style-name="T20">)</text:span><text:line-break/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update2():</text:span><text:line-break/><text:span text:style-name="T20"> <text:s text:c="11"/>tempst = </text:span><text:span text:style-name="T17">int</text:span><text:span text:style-name="T20">(</text:span><text:span text:style-name="T17">input</text:span><text:span text:style-name="T20">(</text:span><text:span text:style-name="T31">"Enter Employee's id You want to Update:-"</text:span><text:span text:style-name="T20">))</text:span><text:line-break/><text:line-break/><text:span text:style-name="T20"> <text:s text:c="11"/></text:span><text:span text:style-name="T16">def </text:span><text:span text:style-name="T20">modified2():</text:span><text:line-break/><text:span text:style-name="T20"> <text:s text:c="15"/>sql = </text:span><text:span text:style-name="T31">"select * from employee where emp_id='%d'" </text:span><text:span text:style-name="T20">% tempst</text:span><text:line-break/><text:span text:style-name="T20"> <text:s text:c="15"/>cursor.execute(sql)</text:span><text:line-break/><text:span text:style-name="T20"> <text:s text:c="15"/>results = cursor.fetchall()</text:span><text:line-break/><text:span text:style-name="T20"> <text:s text:c="15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9"/>s_no = c[</text:span><text:span text:style-name="T34">0</text:span><text:span text:style-name="T20">]</text:span><text:line-break/><text:span text:style-name="T20"> <text:s text:c="19"/>emp_name = c[</text:span><text:span text:style-name="T34">1</text:span><text:span text:style-name="T20">]</text:span><text:line-break/><text:span text:style-name="T20"> <text:s text:c="19"/>emp_id = c[</text:span><text:span text:style-name="T34">2</text:span><text:span text:style-name="T20">]</text:span><text:line-break/><text:soft-page-break/><text:span text:style-name="T20"> <text:s text:c="19"/>emp_age = c[</text:span><text:span text:style-name="T34">3</text:span><text:span text:style-name="T20">]</text:span><text:line-break/><text:span text:style-name="T20"> <text:s text:c="19"/>emp_salry = c[</text:span><text:span text:style-name="T34">4</text:span><text:span text:style-name="T20">]</text:span><text:line-break/><text:span text:style-name="T20"> <text:s text:c="19"/>emp_dept = c[</text:span><text:span text:style-name="T34">5</text:span><text:span text:style-name="T20">]</text:span><text:line-break/><text:span text:style-name="T20"> <text:s text:c="19"/>emp_phn = c[</text:span><text:span text:style-name="T34">6</text:span><text:span text:style-name="T20">]</text:span><text:line-break/><text:span text:style-name="T20"> <text:s text:c="19"/></text:span><text:span text:style-name="T17">print</text:span><text:span text:style-name="T20">(</text:span><text:span text:style-name="T31">"</text:span><text:span text:style-name="T16">\n</text:span><text:span text:style-name="T31">____________________________________"</text:span><text:line-break/><text:span text:style-name="T31"> <text:s text:c="25"/>"</text:span><text:span text:style-name="T16">\n</text:span><text:span text:style-name="T31">S.no : %d</text:span><text:span text:style-name="T16">\n</text:span><text:span text:style-name="T31">Employee's Name : %s</text:span><text:span text:style-name="T16">\n</text:span><text:span text:style-name="T31">Employee's ID : %d</text:span><text:span text:style-name="T16">\n</text:span><text:span text:style-name="T31">Employee's Age : %d"</text:span><text:line-break/><text:span text:style-name="T31"> <text:s text:c="25"/>"</text:span><text:span text:style-name="T16">\n</text:span><text:span text:style-name="T31">Employee's Salary : %d</text:span><text:span text:style-name="T16">\n</text:span><text:span text:style-name="T31">Employee's Department : %s</text:span><text:span text:style-name="T16">\n</text:span><text:span text:style-name="T31">Employee's Phone Number : %s"</text:span><text:line-break/><text:span text:style-name="T31"> <text:s text:c="25"/>"</text:span><text:span text:style-name="T16">\n</text:span><text:span text:style-name="T31">_____________________________________" </text:span><text:span text:style-name="T20">%</text:span><text:line-break/><text:span text:style-name="T20"> <text:s text:c="25"/>(s_no, emp_name, emp_id, emp_age, emp_salry, emp_dept, emp_phn))</text:span><text:line-break/><text:line-break/><text:span text:style-name="T20"> <text:s text:c="11"/>modified2()</text:span><text:line-break/><text:line-break/><text:span text:style-name="T20"> <text:s text:c="11"/></text:span><text:span text:style-name="T16">try</text:span><text:span text:style-name="T20">:</text:span><text:line-break/><text:span text:style-name="T20"> <text:s text:c="15"/></text:span><text:span text:style-name="T17">print</text:span><text:span text:style-name="T20">(</text:span><text:span text:style-name="T31">"From Which Section You Want To Update&gt;&gt;"</text:span><text:span text:style-name="T20">)</text:span><text:line-break/><text:span text:style-name="T20"> <text:s text:c="15"/></text:span><text:span text:style-name="T17">print</text:span><text:span text:style-name="T20">(</text:span><text:span text:style-name="T31">"1. Serial Number."</text:span><text:span text:style-name="T20">)</text:span><text:line-break/><text:span text:style-name="T20"> <text:s text:c="15"/></text:span><text:span text:style-name="T17">print</text:span><text:span text:style-name="T20">(</text:span><text:span text:style-name="T31">"2. Employee's Name."</text:span><text:span text:style-name="T20">)</text:span><text:line-break/><text:span text:style-name="T20"> <text:s text:c="15"/></text:span><text:span text:style-name="T17">print</text:span><text:span text:style-name="T20">(</text:span><text:span text:style-name="T31">"3. Employee's ID."</text:span><text:span text:style-name="T20">)</text:span><text:line-break/><text:span text:style-name="T20"> <text:s text:c="15"/></text:span><text:span text:style-name="T17">print</text:span><text:span text:style-name="T20">(</text:span><text:span text:style-name="T31">"4. Employee's Age."</text:span><text:span text:style-name="T20">)</text:span><text:line-break/><text:span text:style-name="T20"> <text:s text:c="15"/></text:span><text:span text:style-name="T17">print</text:span><text:span text:style-name="T20">(</text:span><text:span text:style-name="T31">"5. Employee's Salary."</text:span><text:span text:style-name="T20">)</text:span><text:line-break/><text:span text:style-name="T20"> <text:s text:c="15"/></text:span><text:span text:style-name="T17">print</text:span><text:span text:style-name="T20">(</text:span><text:span text:style-name="T31">"6. Employee's Department."</text:span><text:span text:style-name="T20">)</text:span><text:line-break/><text:span text:style-name="T20"> <text:s text:c="15"/></text:span><text:span text:style-name="T17">print</text:span><text:span text:style-name="T20">(</text:span><text:span text:style-name="T31">"7. Employee's Phone Number."</text:span><text:span text:style-name="T20">)</text:span><text:line-break/><text:span text:style-name="T20"> <text:s text:c="15"/></text:span><text:span text:style-name="T17">print</text:span><text:span text:style-name="T20">(</text:span><text:span text:style-name="T31">"8. Exit."</text:span><text:span text:style-name="T20">)</text:span><text:line-break/><text:line-break/><text:span text:style-name="T20"> <text:s text:c="15"/>choice2 = </text:span><text:span text:style-name="T17">int</text:span><text:span text:style-name="T20">(</text:span><text:span text:style-name="T17">input</text:span><text:span text:style-name="T20">(</text:span><text:span text:style-name="T31">"Enter Desired Section:-"</text:span><text:span text:style-name="T20">))</text:span><text:line-break/><text:span text:style-name="T20"> <text:s text:c="15"/></text:span><text:span text:style-name="T16">if </text:span><text:span text:style-name="T20">choice2 == </text:span><text:span text:style-name="T34">1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Serial Number:-"</text:span><text:span text:style-name="T20">))</text:span><text:line-break/><text:span text:style-name="T20"> <text:s text:c="19"/>sql1 = </text:span><text:span text:style-name="T31">"update employee set s_no='%d' where emp_id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2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Employee's Name:-"</text:span><text:span text:style-name="T20">)</text:span><text:line-break/><text:span text:style-name="T20"> <text:s text:c="19"/>sql1 = </text:span><text:span text:style-name="T31">"update employee set emp_name='%s' where emp_id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3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Employee's ID:-"</text:span><text:span text:style-name="T20">))</text:span><text:line-break/><text:span text:style-name="T20"> <text:s text:c="19"/>sql1 = </text:span><text:span text:style-name="T31">"update employee set emp_id='%d' where emp_id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4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Employee's Age:-"</text:span><text:span text:style-name="T20">))</text:span><text:line-break/><text:span text:style-name="T20"> <text:s text:c="19"/>sql1 = </text:span><text:span text:style-name="T31">"update employee set emp_age='%d' where emp_id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5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Employee's Salary:-"</text:span><text:span text:style-name="T20">))</text:span><text:line-break/><text:span text:style-name="T20"> <text:s text:c="19"/>sql1 = </text:span><text:span text:style-name="T31">"update employee set emp_salry='%d' where emp_id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6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Employee's Department:-"</text:span><text:span text:style-name="T20">)</text:span><text:line-break/><text:span text:style-name="T20"> <text:s text:c="19"/>sql1 = </text:span><text:span text:style-name="T31">"update employee set emp_dept='%s' where emp_id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7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Employee's Phone Number:-"</text:span><text:span text:style-name="T20">)</text:span><text:line-break/><text:span text:style-name="T20"> <text:s text:c="19"/>sql1 = </text:span><text:span text:style-name="T31">"update employee set emp_phn='%s' where emp_id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8</text:span><text:span text:style-name="T20">:</text:span><text:line-break/><text:span text:style-name="T20"> <text:s text:c="19"/></text:span><text:span text:style-name="T17">print</text:span><text:span text:style-name="T20">(</text:span><text:span text:style-name="T31">"nothing updated"</text:span><text:span text:style-name="T20">)</text:span><text:line-break/><text:span text:style-name="T20"> <text:s text:c="19"/>db.close()</text:span><text:line-break/><text:span text:style-name="T20"> <text:s text:c="15"/></text:span><text:span text:style-name="T16">else</text:span><text:span text:style-name="T20">:</text:span><text:line-break/><text:span text:style-name="T20"> <text:s text:c="19"/></text:span><text:span text:style-name="T17">print</text:span><text:span text:style-name="T20">(</text:span><text:span text:style-name="T31">"enter choice correctly!!"</text:span><text:span text:style-name="T20">)</text:span><text:line-break/><text:line-break/><text:span text:style-name="T20"> <text:s text:c="15"/></text:span><text:span text:style-name="T17">print</text:span><text:span text:style-name="T20">(</text:span><text:span text:style-name="T31">"Updated Data is :"</text:span><text:span text:style-name="T20">)</text:span><text:line-break/><text:span text:style-name="T20"> <text:s text:c="15"/>modified2()</text:span><text:line-break/><text:span text:style-name="T20"> <text:s text:c="15"/></text:span><text:span text:style-name="T25"># calling modified again for updated data</text:span><text:line-break/><text:span text:style-name="T25"> <text:s text:c="15"/></text:span><text:span text:style-name="T17">print</text:span><text:span text:style-name="T20">(</text:span><text:span text:style-name="T31">"a.Update some more stuff:"</text:span><text:span text:style-name="T20">)</text:span><text:line-break/><text:span text:style-name="T20"> <text:s text:c="15"/></text:span><text:span text:style-name="T17">print</text:span><text:span text:style-name="T20">(</text:span><text:span text:style-name="T31">"b.Update Completed:"</text:span><text:span text:style-name="T20">)</text:span><text:line-break/><text:span text:style-name="T20"> <text:s text:c="15"/>choice3 = </text:span><text:span text:style-name="T17">input</text:span><text:span text:style-name="T20">(</text:span><text:span text:style-name="T31">"Enter What You Want to Do. :"</text:span><text:span text:style-name="T20">)</text:span><text:line-break/><text:span text:style-name="T20"> <text:s text:c="15"/></text:span><text:span text:style-name="T16">if </text:span><text:span text:style-name="T20">choice3 == </text:span><text:span text:style-name="T31">'a'</text:span><text:span text:style-name="T20">:</text:span><text:line-break/><text:span text:style-name="T20"> <text:s text:c="19"/>update1()</text:span><text:line-break/><text:span text:style-name="T20"> <text:s text:c="19"/></text:span><text:span text:style-name="T17">print</text:span><text:span text:style-name="T20">(</text:span><text:span text:style-name="T31">"Data After Updating from Table.."</text:span><text:span text:style-name="T20">)</text:span><text:line-break/><text:span text:style-name="T20"> <text:s text:c="19"/>modified2()</text:span><text:line-break/><text:span text:style-name="T20"> <text:s text:c="15"/></text:span><text:span text:style-name="T16">elif </text:span><text:span text:style-name="T20">choice3 == </text:span><text:span text:style-name="T31">'b'</text:span><text:span text:style-name="T20">:</text:span><text:line-break/><text:span text:style-name="T20"> <text:s text:c="19"/></text:span><text:span text:style-name="T17">print</text:span><text:span text:style-name="T20">(</text:span><text:span text:style-name="T31">"Update Completed.."</text:span><text:span text:style-name="T20">)</text:span><text:line-break/><text:line-break/><text:soft-page-break/><text:span text:style-name="T20"> <text:s text:c="11"/></text:span><text:span text:style-name="T16">except</text:span><text:span text:style-name="T20">:</text:span><text:line-break/><text:span text:style-name="T20"> <text:s text:c="15"/></text:span><text:span text:style-name="T17">print</text:span><text:span text:style-name="T20">(</text:span><text:span text:style-name="T31">"ERROR!! Unable to Fetch Data.."</text:span><text:span text:style-name="T20">)</text:span><text:line-break/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update3():</text:span><text:line-break/><text:span text:style-name="T20"> <text:s text:c="11"/>tempst = </text:span><text:span text:style-name="T17">input</text:span><text:span text:style-name="T20">(</text:span><text:span text:style-name="T31">"Enter Station Code You want to Update:-"</text:span><text:span text:style-name="T20">)</text:span><text:line-break/><text:line-break/><text:span text:style-name="T20"> <text:s text:c="11"/></text:span><text:span text:style-name="T16">def </text:span><text:span text:style-name="T20">modified():</text:span><text:line-break/><text:span text:style-name="T20"> <text:s text:c="15"/>sql = </text:span><text:span text:style-name="T31">"select * from statn where station_code='%s'" </text:span><text:span text:style-name="T20">% tempst</text:span><text:line-break/><text:span text:style-name="T20"> <text:s text:c="15"/>cursor.execute(sql)</text:span><text:line-break/><text:span text:style-name="T20"> <text:s text:c="15"/>results = cursor.fetchall()</text:span><text:line-break/><text:span text:style-name="T20"> <text:s text:c="15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9"/>s_no = c[</text:span><text:span text:style-name="T34">0</text:span><text:span text:style-name="T20">]</text:span><text:line-break/><text:span text:style-name="T20"> <text:s text:c="19"/>s_name = c[</text:span><text:span text:style-name="T34">1</text:span><text:span text:style-name="T20">]</text:span><text:line-break/><text:span text:style-name="T20"> <text:s text:c="19"/>notrain = c[</text:span><text:span text:style-name="T34">2</text:span><text:span text:style-name="T20">]</text:span><text:line-break/><text:span text:style-name="T20"> <text:s text:c="19"/>nopltfrm = c[</text:span><text:span text:style-name="T34">3</text:span><text:span text:style-name="T20">]</text:span><text:line-break/><text:span text:style-name="T20"> <text:s text:c="19"/>no_employees = c[</text:span><text:span text:style-name="T34">4</text:span><text:span text:style-name="T20">]</text:span><text:line-break/><text:span text:style-name="T20"> <text:s text:c="19"/>no_counter = c[</text:span><text:span text:style-name="T34">5</text:span><text:span text:style-name="T20">]</text:span><text:line-break/><text:span text:style-name="T20"> <text:s text:c="19"/>station_code = c[</text:span><text:span text:style-name="T34">6</text:span><text:span text:style-name="T20">]</text:span><text:line-break/><text:span text:style-name="T20"> <text:s text:c="19"/></text:span><text:span text:style-name="T17">print</text:span><text:span text:style-name="T20">(</text:span><text:span text:style-name="T31">"</text:span><text:span text:style-name="T16">\n</text:span><text:span text:style-name="T31">____________________________________"</text:span><text:line-break/><text:span text:style-name="T31"> <text:s text:c="25"/>"</text:span><text:span text:style-name="T16">\n</text:span><text:span text:style-name="T31">S.no : %d</text:span><text:span text:style-name="T16">\n</text:span><text:span text:style-name="T31">Station Name : %s</text:span><text:span text:style-name="T16">\n</text:span><text:span text:style-name="T31">Number of Trains to the Station : %d"</text:span><text:line-break/><text:span text:style-name="T31"> <text:s text:c="25"/>"</text:span><text:span text:style-name="T16">\n</text:span><text:span text:style-name="T31">Number of Platforms of the Station : %d</text:span><text:span text:style-name="T16">\n</text:span><text:span text:style-name="T31">Number of Employees of the Station : %d"</text:span><text:line-break/><text:span text:style-name="T31"> <text:s text:c="25"/>"</text:span><text:span text:style-name="T16">\n</text:span><text:span text:style-name="T31">Number of Counters of the Station : %d</text:span><text:span text:style-name="T16">\n</text:span><text:span text:style-name="T31">Station Code : %s"</text:span><text:line-break/><text:span text:style-name="T31"> <text:s text:c="25"/>"</text:span><text:span text:style-name="T16">\n</text:span><text:span text:style-name="T31">_____________________________________" </text:span><text:span text:style-name="T20">%</text:span><text:line-break/><text:span text:style-name="T20"> <text:s text:c="25"/>(s_no, s_name, notrain, nopltfrm, no_employees, no_counter, station_code))</text:span><text:line-break/><text:line-break/><text:span text:style-name="T20"> <text:s text:c="11"/>modified()</text:span><text:line-break/><text:line-break/><text:span text:style-name="T20"> <text:s text:c="11"/></text:span><text:span text:style-name="T16">try</text:span><text:span text:style-name="T20">:</text:span><text:line-break/><text:span text:style-name="T20"> <text:s text:c="15"/></text:span><text:span text:style-name="T17">print</text:span><text:span text:style-name="T20">(</text:span><text:span text:style-name="T31">"From Which Section You Want To Update&gt;&gt;"</text:span><text:span text:style-name="T20">)</text:span><text:line-break/><text:span text:style-name="T20"> <text:s text:c="15"/></text:span><text:span text:style-name="T17">print</text:span><text:span text:style-name="T20">(</text:span><text:span text:style-name="T31">"1. Serial Number."</text:span><text:span text:style-name="T20">)</text:span><text:line-break/><text:span text:style-name="T20"> <text:s text:c="15"/></text:span><text:span text:style-name="T17">print</text:span><text:span text:style-name="T20">(</text:span><text:span text:style-name="T31">"2. Station Name."</text:span><text:span text:style-name="T20">)</text:span><text:line-break/><text:span text:style-name="T20"> <text:s text:c="15"/></text:span><text:span text:style-name="T17">print</text:span><text:span text:style-name="T20">(</text:span><text:span text:style-name="T31">"3. Number of Trains to the Station."</text:span><text:span text:style-name="T20">)</text:span><text:line-break/><text:span text:style-name="T20"> <text:s text:c="15"/></text:span><text:span text:style-name="T17">print</text:span><text:span text:style-name="T20">(</text:span><text:span text:style-name="T31">"4. Number of Platforms of the Station."</text:span><text:span text:style-name="T20">)</text:span><text:line-break/><text:span text:style-name="T20"> <text:s text:c="15"/></text:span><text:span text:style-name="T17">print</text:span><text:span text:style-name="T20">(</text:span><text:span text:style-name="T31">"5. Number of Employees of the Station."</text:span><text:span text:style-name="T20">)</text:span><text:line-break/><text:span text:style-name="T20"> <text:s text:c="15"/></text:span><text:span text:style-name="T17">print</text:span><text:span text:style-name="T20">(</text:span><text:span text:style-name="T31">"6. Number of Counters of the Station."</text:span><text:span text:style-name="T20">)</text:span><text:line-break/><text:span text:style-name="T20"> <text:s text:c="15"/></text:span><text:span text:style-name="T17">print</text:span><text:span text:style-name="T20">(</text:span><text:span text:style-name="T31">"7. Station Code."</text:span><text:span text:style-name="T20">)</text:span><text:line-break/><text:span text:style-name="T20"> <text:s text:c="15"/></text:span><text:span text:style-name="T17">print</text:span><text:span text:style-name="T20">(</text:span><text:span text:style-name="T31">"8. Exit."</text:span><text:span text:style-name="T20">)</text:span><text:line-break/><text:line-break/><text:span text:style-name="T20"> <text:s text:c="15"/>choice2 = </text:span><text:span text:style-name="T17">int</text:span><text:span text:style-name="T20">(</text:span><text:span text:style-name="T17">input</text:span><text:span text:style-name="T20">(</text:span><text:span text:style-name="T31">"Enter Desired Section:-"</text:span><text:span text:style-name="T20">))</text:span><text:line-break/><text:span text:style-name="T20"> <text:s text:c="15"/></text:span><text:span text:style-name="T16">if </text:span><text:span text:style-name="T20">choice2 == </text:span><text:span text:style-name="T34">1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Serial Number:-"</text:span><text:span text:style-name="T20">))</text:span><text:line-break/><text:span text:style-name="T20"> <text:s text:c="19"/>sql1 = </text:span><text:span text:style-name="T31">"update statn set s_no='%d' where station_code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2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Station Name:-"</text:span><text:span text:style-name="T20">)</text:span><text:line-break/><text:span text:style-name="T20"> <text:s text:c="19"/>sql1 = </text:span><text:span text:style-name="T31">"update statn set s_name='%s' where station_code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3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No. of Trains of the Station:-"</text:span><text:span text:style-name="T20">))</text:span><text:line-break/><text:span text:style-name="T20"> <text:s text:c="19"/>sql1 = </text:span><text:span text:style-name="T31">"update statn set notrains='%d' where station_code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4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No. of Platforms of the Station:-"</text:span><text:span text:style-name="T20">))</text:span><text:line-break/><text:span text:style-name="T20"> <text:s text:c="19"/>sql1 = </text:span><text:span text:style-name="T31">"update statn set nopltfrm='%d' where station_code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5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No. of Employees of the Station:-"</text:span><text:span text:style-name="T20">))</text:span><text:line-break/><text:span text:style-name="T20"> <text:s text:c="19"/>sql1 = </text:span><text:span text:style-name="T31">"update statn set no_employees='%d' where station_code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6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No. of Counters of the Station:-"</text:span><text:span text:style-name="T20">))</text:span><text:line-break/><text:span text:style-name="T20"> <text:s text:c="19"/>sql1 = </text:span><text:span text:style-name="T31">"update statn set no_counter='%s' where station_code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7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Station Code:-"</text:span><text:span text:style-name="T20">)</text:span><text:line-break/><text:span text:style-name="T20"> <text:s text:c="19"/>sql1 = </text:span><text:span text:style-name="T31">"update statn set station_code ='%s' where station_code ='%s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8</text:span><text:span text:style-name="T20">:</text:span><text:line-break/><text:span text:style-name="T20"> <text:s text:c="19"/></text:span><text:span text:style-name="T17">print</text:span><text:span text:style-name="T20">(</text:span><text:span text:style-name="T31">"nothing updated"</text:span><text:span text:style-name="T20">)</text:span><text:line-break/><text:soft-page-break/><text:span text:style-name="T20"> <text:s text:c="19"/>db.close()</text:span><text:line-break/><text:span text:style-name="T20"> <text:s text:c="15"/></text:span><text:span text:style-name="T16">else</text:span><text:span text:style-name="T20">:</text:span><text:line-break/><text:span text:style-name="T20"> <text:s text:c="19"/></text:span><text:span text:style-name="T17">print</text:span><text:span text:style-name="T20">(</text:span><text:span text:style-name="T31">"enter choice correctly!!"</text:span><text:span text:style-name="T20">)</text:span><text:line-break/><text:line-break/><text:span text:style-name="T20"> <text:s text:c="15"/></text:span><text:span text:style-name="T17">print</text:span><text:span text:style-name="T20">(</text:span><text:span text:style-name="T31">"Updated Data is :"</text:span><text:span text:style-name="T20">)</text:span><text:line-break/><text:span text:style-name="T20"> <text:s text:c="15"/>modified()</text:span><text:line-break/><text:span text:style-name="T20"> <text:s text:c="15"/></text:span><text:span text:style-name="T25"># calling modified again for updated data</text:span><text:line-break/><text:span text:style-name="T25"> <text:s text:c="15"/></text:span><text:span text:style-name="T17">print</text:span><text:span text:style-name="T20">(</text:span><text:span text:style-name="T31">"a.Update some more stuff:"</text:span><text:span text:style-name="T20">)</text:span><text:line-break/><text:span text:style-name="T20"> <text:s text:c="15"/></text:span><text:span text:style-name="T17">print</text:span><text:span text:style-name="T20">(</text:span><text:span text:style-name="T31">"b.Update Completed:"</text:span><text:span text:style-name="T20">)</text:span><text:line-break/><text:span text:style-name="T20"> <text:s text:c="15"/>choice3 = </text:span><text:span text:style-name="T17">input</text:span><text:span text:style-name="T20">(</text:span><text:span text:style-name="T31">"Enter What You Want to Do. :"</text:span><text:span text:style-name="T20">)</text:span><text:line-break/><text:span text:style-name="T20"> <text:s text:c="15"/></text:span><text:span text:style-name="T16">if </text:span><text:span text:style-name="T20">choice3 == </text:span><text:span text:style-name="T31">'a'</text:span><text:span text:style-name="T20">:</text:span><text:line-break/><text:span text:style-name="T20"> <text:s text:c="19"/>update1()</text:span><text:line-break/><text:span text:style-name="T20"> <text:s text:c="19"/></text:span><text:span text:style-name="T17">print</text:span><text:span text:style-name="T20">(</text:span><text:span text:style-name="T31">"Data After Updating from Table.."</text:span><text:span text:style-name="T20">)</text:span><text:line-break/><text:span text:style-name="T20"> <text:s text:c="19"/>modified()</text:span><text:line-break/><text:span text:style-name="T20"> <text:s text:c="15"/></text:span><text:span text:style-name="T16">elif </text:span><text:span text:style-name="T20">choice3 == </text:span><text:span text:style-name="T31">'b'</text:span><text:span text:style-name="T20">:</text:span><text:line-break/><text:span text:style-name="T20"> <text:s text:c="19"/></text:span><text:span text:style-name="T17">print</text:span><text:span text:style-name="T20">(</text:span><text:span text:style-name="T31">"Update Completed.."</text:span><text:span text:style-name="T20">)</text:span><text:line-break/><text:line-break/><text:span text:style-name="T20"> <text:s text:c="11"/></text:span><text:span text:style-name="T16">except</text:span><text:span text:style-name="T20">:</text:span><text:line-break/><text:span text:style-name="T20"> <text:s text:c="15"/></text:span><text:span text:style-name="T17">print</text:span><text:span text:style-name="T20">(</text:span><text:span text:style-name="T31">"ERROR!! Unable to Fetch Data.."</text:span><text:span text:style-name="T20">)</text:span><text:line-break/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update4():</text:span><text:line-break/><text:span text:style-name="T20"> <text:s text:c="11"/>tempst = </text:span><text:span text:style-name="T17">int</text:span><text:span text:style-name="T20">(</text:span><text:span text:style-name="T17">input</text:span><text:span text:style-name="T20">(</text:span><text:span text:style-name="T31">"Enter Train Number of the Train which You Want to update:-"</text:span><text:span text:style-name="T20">))</text:span><text:line-break/><text:line-break/><text:span text:style-name="T20"> <text:s text:c="11"/></text:span><text:span text:style-name="T16">def </text:span><text:span text:style-name="T20">modified():</text:span><text:line-break/><text:span text:style-name="T20"> <text:s text:c="15"/>sql = </text:span><text:span text:style-name="T31">"select * from train where t_no='%d'" </text:span><text:span text:style-name="T20">% tempst</text:span><text:line-break/><text:span text:style-name="T20"> <text:s text:c="15"/>cursor.execute(sql)</text:span><text:line-break/><text:span text:style-name="T20"> <text:s text:c="15"/>results = cursor.fetchall()</text:span><text:line-break/><text:span text:style-name="T20"> <text:s text:c="15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9"/>s_no = c[</text:span><text:span text:style-name="T34">0</text:span><text:span text:style-name="T20">]</text:span><text:line-break/><text:span text:style-name="T20"> <text:s text:c="19"/>t_name = c[</text:span><text:span text:style-name="T34">1</text:span><text:span text:style-name="T20">]</text:span><text:line-break/><text:span text:style-name="T20"> <text:s text:c="19"/>t_no = c[</text:span><text:span text:style-name="T34">2</text:span><text:span text:style-name="T20">]</text:span><text:line-break/><text:span text:style-name="T20"> <text:s text:c="19"/>frm = c[</text:span><text:span text:style-name="T34">3</text:span><text:span text:style-name="T20">]</text:span><text:line-break/><text:span text:style-name="T20"> <text:s text:c="19"/>too = c[</text:span><text:span text:style-name="T34">4</text:span><text:span text:style-name="T20">]</text:span><text:line-break/><text:span text:style-name="T20"> <text:s text:c="19"/>noboggy = c[</text:span><text:span text:style-name="T34">5</text:span><text:span text:style-name="T20">]</text:span><text:line-break/><text:span text:style-name="T20"> <text:s text:c="19"/>type = c[</text:span><text:span text:style-name="T34">6</text:span><text:span text:style-name="T20">]</text:span><text:line-break/><text:span text:style-name="T20"> <text:s text:c="19"/>speed = c[</text:span><text:span text:style-name="T34">7</text:span><text:span text:style-name="T20">]</text:span><text:line-break/><text:line-break/><text:span text:style-name="T20"> <text:s text:c="19"/></text:span><text:span text:style-name="T17">print</text:span><text:span text:style-name="T20">(</text:span><text:line-break/><text:span text:style-name="T20"> <text:s text:c="23"/></text:span><text:span text:style-name="T31">"</text:span><text:span text:style-name="T16">\n</text:span><text:span text:style-name="T31">____________________________________"</text:span><text:line-break/><text:span text:style-name="T31"> <text:s text:c="23"/>"S.no : %d</text:span><text:span text:style-name="T16">\n</text:span><text:span text:style-name="T31">Train Name : %s</text:span><text:span text:style-name="T16">\n</text:span><text:span text:style-name="T31">Train Number : %d</text:span><text:span text:style-name="T16">\n</text:span><text:span text:style-name="T31">From : %s</text:span><text:span text:style-name="T16">\n</text:span><text:span text:style-name="T31">To : %s</text:span><text:span text:style-name="T16">\n</text:span><text:span text:style-name="T31">Number of Boggies : %d"</text:span><text:line-break/><text:span text:style-name="T31"> <text:s text:c="23"/>"</text:span><text:span text:style-name="T16">\n</text:span><text:span text:style-name="T31">Train Type : %s</text:span><text:span text:style-name="T16">\n</text:span><text:span text:style-name="T31">Speed : %d</text:span><text:span text:style-name="T16">\n</text:span><text:span text:style-name="T31">_____________________________________" </text:span><text:span text:style-name="T20">%</text:span><text:line-break/><text:span text:style-name="T20"> <text:s text:c="23"/>(s_no, t_name, t_no, frm, too, noboggy, type, speed)</text:span><text:line-break/><text:span text:style-name="T20"> <text:s text:c="19"/>)</text:span><text:line-break/><text:line-break/><text:span text:style-name="T20"> <text:s text:c="11"/>modified()</text:span><text:line-break/><text:line-break/><text:span text:style-name="T20"> <text:s text:c="11"/></text:span><text:span text:style-name="T16">try</text:span><text:span text:style-name="T20">:</text:span><text:line-break/><text:span text:style-name="T20"> <text:s text:c="15"/></text:span><text:span text:style-name="T17">print</text:span><text:span text:style-name="T20">(</text:span><text:span text:style-name="T31">"From Which Section You Want To Update&gt;&gt;"</text:span><text:span text:style-name="T20">)</text:span><text:line-break/><text:span text:style-name="T20"> <text:s text:c="15"/></text:span><text:span text:style-name="T17">print</text:span><text:span text:style-name="T20">(</text:span><text:span text:style-name="T31">"1. Serial Number."</text:span><text:span text:style-name="T20">)</text:span><text:line-break/><text:span text:style-name="T20"> <text:s text:c="15"/></text:span><text:span text:style-name="T17">print</text:span><text:span text:style-name="T20">(</text:span><text:span text:style-name="T31">"2. Train Name."</text:span><text:span text:style-name="T20">)</text:span><text:line-break/><text:span text:style-name="T20"> <text:s text:c="15"/></text:span><text:span text:style-name="T17">print</text:span><text:span text:style-name="T20">(</text:span><text:span text:style-name="T31">"3. Train Number."</text:span><text:span text:style-name="T20">)</text:span><text:line-break/><text:span text:style-name="T20"> <text:s text:c="15"/></text:span><text:span text:style-name="T17">print</text:span><text:span text:style-name="T20">(</text:span><text:span text:style-name="T31">"4. Train Starting Station."</text:span><text:span text:style-name="T20">)</text:span><text:line-break/><text:span text:style-name="T20"> <text:s text:c="15"/></text:span><text:span text:style-name="T17">print</text:span><text:span text:style-name="T20">(</text:span><text:span text:style-name="T31">"5. Train Final Station."</text:span><text:span text:style-name="T20">)</text:span><text:line-break/><text:span text:style-name="T20"> <text:s text:c="15"/></text:span><text:span text:style-name="T17">print</text:span><text:span text:style-name="T20">(</text:span><text:span text:style-name="T31">"6. Number of Boggies of the Train."</text:span><text:span text:style-name="T20">)</text:span><text:line-break/><text:span text:style-name="T20"> <text:s text:c="15"/></text:span><text:span text:style-name="T17">print</text:span><text:span text:style-name="T20">(</text:span><text:span text:style-name="T31">"7. Train Type."</text:span><text:span text:style-name="T20">)</text:span><text:line-break/><text:span text:style-name="T20"> <text:s text:c="15"/></text:span><text:span text:style-name="T17">print</text:span><text:span text:style-name="T20">(</text:span><text:span text:style-name="T31">"8. Train Speed."</text:span><text:span text:style-name="T20">)</text:span><text:line-break/><text:span text:style-name="T20"> <text:s text:c="15"/></text:span><text:span text:style-name="T17">print</text:span><text:span text:style-name="T20">(</text:span><text:span text:style-name="T31">"9. Exit."</text:span><text:span text:style-name="T20">)</text:span><text:line-break/><text:line-break/><text:span text:style-name="T20"> <text:s text:c="15"/>choice2 = </text:span><text:span text:style-name="T17">int</text:span><text:span text:style-name="T20">(</text:span><text:span text:style-name="T17">input</text:span><text:span text:style-name="T20">(</text:span><text:span text:style-name="T31">"Enter Desired Section:-"</text:span><text:span text:style-name="T20">))</text:span><text:line-break/><text:span text:style-name="T20"> <text:s text:c="15"/></text:span><text:span text:style-name="T16">if </text:span><text:span text:style-name="T20">choice2 == </text:span><text:span text:style-name="T34">1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Serial Number:-"</text:span><text:span text:style-name="T20">))</text:span><text:line-break/><text:span text:style-name="T20"> <text:s text:c="19"/>sql1 = </text:span><text:span text:style-name="T31">"update train set s_no='%d' where t_no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2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Train Name:-"</text:span><text:span text:style-name="T20">)</text:span><text:line-break/><text:span text:style-name="T20"> <text:s text:c="19"/>sql1 = </text:span><text:span text:style-name="T31">"update train set t_name='%s' where t_no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3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Train Number:-"</text:span><text:span text:style-name="T20">))</text:span><text:line-break/><text:span text:style-name="T20"> <text:s text:c="19"/>sql1 = </text:span><text:span text:style-name="T31">"update train set t_no='%d' where t_no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4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Train's starting Station:-"</text:span><text:span text:style-name="T20">)</text:span><text:line-break/><text:soft-page-break/><text:span text:style-name="T20"> <text:s text:c="19"/>sql1 = </text:span><text:span text:style-name="T31">"update train set frm='%s' where t_no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5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Train's final Station:-"</text:span><text:span text:style-name="T20">)</text:span><text:line-break/><text:span text:style-name="T20"> <text:s text:c="19"/>sql1 = </text:span><text:span text:style-name="T31">"update train set too='%s' where t_no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6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Updated no.of Boggies of the Train:-"</text:span><text:span text:style-name="T20">))</text:span><text:line-break/><text:span text:style-name="T20"> <text:s text:c="19"/>sql1 = </text:span><text:span text:style-name="T31">"update train set noboggy='%d' where t_no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7</text:span><text:span text:style-name="T20">:</text:span><text:line-break/><text:span text:style-name="T20"> <text:s text:c="19"/>sub2 = </text:span><text:span text:style-name="T17">input</text:span><text:span text:style-name="T20">(</text:span><text:span text:style-name="T31">"Enter New Train Type:-"</text:span><text:span text:style-name="T20">)</text:span><text:line-break/><text:span text:style-name="T20"> <text:s text:c="19"/>sql1 = </text:span><text:span text:style-name="T31">"update train set type='%s' where t_no ='%d'" </text:span><text:span text:style-name="T20">% (sub2, tempst)</text:span><text:line-break/><text:span text:style-name="T20"> <text:s text:c="19"/>cursor.execute(sql1)</text:span><text:line-break/><text:span text:style-name="T20"> <text:s text:c="19"/>db.commit()</text:span><text:line-break/><text:span text:style-name="T20"> <text:s text:c="15"/></text:span><text:span text:style-name="T16">elif </text:span><text:span text:style-name="T20">choice2 == </text:span><text:span text:style-name="T34">8</text:span><text:span text:style-name="T20">:</text:span><text:line-break/><text:span text:style-name="T20"> <text:s text:c="19"/>sub2 = </text:span><text:span text:style-name="T17">int</text:span><text:span text:style-name="T20">(</text:span><text:span text:style-name="T17">input</text:span><text:span text:style-name="T20">(</text:span><text:span text:style-name="T31">"Enter New Train's Speed:-"</text:span><text:span text:style-name="T20">))</text:span><text:line-break/><text:span text:style-name="T20"> <text:s text:c="19"/>sql1 = </text:span><text:span text:style-name="T31">"update Train set speed='%d' where t_no ='%d'" </text:span><text:span text:style-name="T20">% (sub2, tempst)</text:span><text:line-break/><text:span text:style-name="T20"> <text:s text:c="19"/>cursor.execute(sql1)</text:span><text:line-break/><text:span text:style-name="T20"> <text:s text:c="19"/>db.close()</text:span><text:line-break/><text:span text:style-name="T20"> <text:s text:c="15"/></text:span><text:span text:style-name="T16">elif </text:span><text:span text:style-name="T20">choice2 == </text:span><text:span text:style-name="T34">9</text:span><text:span text:style-name="T20">:</text:span><text:line-break/><text:span text:style-name="T20"> <text:s text:c="19"/></text:span><text:span text:style-name="T17">print</text:span><text:span text:style-name="T20">(</text:span><text:span text:style-name="T31">"Nothing Updated!!"</text:span><text:span text:style-name="T20">)</text:span><text:line-break/><text:span text:style-name="T20"> <text:s text:c="15"/></text:span><text:span text:style-name="T16">else</text:span><text:span text:style-name="T20">:</text:span><text:line-break/><text:span text:style-name="T20"> <text:s text:c="19"/></text:span><text:span text:style-name="T17">print</text:span><text:span text:style-name="T20">(</text:span><text:span text:style-name="T31">"enter choice correctly!!"</text:span><text:span text:style-name="T20">)</text:span><text:line-break/><text:line-break/><text:span text:style-name="T20"> <text:s text:c="15"/></text:span><text:span text:style-name="T17">print</text:span><text:span text:style-name="T20">(</text:span><text:span text:style-name="T31">"Updated Data is :"</text:span><text:span text:style-name="T20">)</text:span><text:line-break/><text:span text:style-name="T20"> <text:s text:c="15"/>modified()</text:span><text:line-break/><text:span text:style-name="T20"> <text:s text:c="15"/></text:span><text:span text:style-name="T25"># calling modified again for updated data</text:span><text:line-break/><text:span text:style-name="T25"> <text:s text:c="15"/></text:span><text:span text:style-name="T17">print</text:span><text:span text:style-name="T20">(</text:span><text:span text:style-name="T31">"a.Update some more stuff:"</text:span><text:span text:style-name="T20">)</text:span><text:line-break/><text:span text:style-name="T20"> <text:s text:c="15"/></text:span><text:span text:style-name="T17">print</text:span><text:span text:style-name="T20">(</text:span><text:span text:style-name="T31">"b.Update Completed:"</text:span><text:span text:style-name="T20">)</text:span><text:line-break/><text:span text:style-name="T20"> <text:s text:c="15"/>choice3 = </text:span><text:span text:style-name="T17">input</text:span><text:span text:style-name="T20">(</text:span><text:span text:style-name="T31">"Enter What You Want to Do. :"</text:span><text:span text:style-name="T20">)</text:span><text:line-break/><text:span text:style-name="T20"> <text:s text:c="15"/></text:span><text:span text:style-name="T16">if </text:span><text:span text:style-name="T20">choice3 == </text:span><text:span text:style-name="T31">'a'</text:span><text:span text:style-name="T20">:</text:span><text:line-break/><text:span text:style-name="T20"> <text:s text:c="19"/>update1()</text:span><text:line-break/><text:span text:style-name="T20"> <text:s text:c="19"/></text:span><text:span text:style-name="T17">print</text:span><text:span text:style-name="T20">(</text:span><text:span text:style-name="T31">"Data After Updating from Table.."</text:span><text:span text:style-name="T20">)</text:span><text:line-break/><text:span text:style-name="T20"> <text:s text:c="19"/>modified()</text:span><text:line-break/><text:span text:style-name="T20"> <text:s text:c="15"/></text:span><text:span text:style-name="T16">elif </text:span><text:span text:style-name="T20">choice3 == </text:span><text:span text:style-name="T31">'b'</text:span><text:span text:style-name="T20">:</text:span><text:line-break/><text:span text:style-name="T20"> <text:s text:c="19"/></text:span><text:span text:style-name="T17">print</text:span><text:span text:style-name="T20">(</text:span><text:span text:style-name="T31">"Update Completed.."</text:span><text:span text:style-name="T20">)</text:span><text:line-break/><text:line-break/><text:span text:style-name="T20"> <text:s text:c="11"/></text:span><text:span text:style-name="T16">except</text:span><text:span text:style-name="T20">:</text:span><text:line-break/><text:span text:style-name="T20"> <text:s text:c="15"/></text:span><text:span text:style-name="T17">print</text:span><text:span text:style-name="T20">(</text:span><text:span text:style-name="T31">"ERROR!! Unable to Fetch Data.."</text:span><text:span text:style-name="T20">)</text:span><text:line-break/><text:line-break/><text:span text:style-name="T25"># ..........................................................................................................................................................</text:span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delete1():</text:span><text:line-break/><text:span text:style-name="T20"> <text:s text:c="11"/>tempst = </text:span><text:span text:style-name="T17">input</text:span><text:span text:style-name="T20">(</text:span><text:span text:style-name="T31">"Enter Passenger's PNR Number Which is to be Deleted"</text:span><text:span text:style-name="T20">)</text:span><text:line-break/><text:line-break/><text:span text:style-name="T20"> <text:s text:c="11"/></text:span><text:span text:style-name="T16">def </text:span><text:span text:style-name="T20">modified1():</text:span><text:line-break/><text:span text:style-name="T20"> <text:s text:c="15"/>sql1 = </text:span><text:span text:style-name="T31">"select * from passenger where pnr='%s'" </text:span><text:span text:style-name="T20">% tempst</text:span><text:line-break/><text:span text:style-name="T20"> <text:s text:c="15"/>cursor.execute(sql1)</text:span><text:line-break/><text:span text:style-name="T20"> <text:s text:c="15"/>results = cursor.fetchall()</text:span><text:line-break/><text:span text:style-name="T20"> <text:s text:c="15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9"/>s_no = c[</text:span><text:span text:style-name="T34">0</text:span><text:span text:style-name="T20">]</text:span><text:line-break/><text:span text:style-name="T20"> <text:s text:c="19"/>p_name = c[</text:span><text:span text:style-name="T34">1</text:span><text:span text:style-name="T20">]</text:span><text:line-break/><text:span text:style-name="T20"> <text:s text:c="19"/>p_age = c[</text:span><text:span text:style-name="T34">2</text:span><text:span text:style-name="T20">]</text:span><text:line-break/><text:span text:style-name="T20"> <text:s text:c="19"/>pnr = c[</text:span><text:span text:style-name="T34">3</text:span><text:span text:style-name="T20">]</text:span><text:line-break/><text:span text:style-name="T20"> <text:s text:c="19"/>frm = c[</text:span><text:span text:style-name="T34">4</text:span><text:span text:style-name="T20">]</text:span><text:line-break/><text:span text:style-name="T20"> <text:s text:c="19"/>too = c[</text:span><text:span text:style-name="T34">5</text:span><text:span text:style-name="T20">]</text:span><text:line-break/><text:span text:style-name="T20"> <text:s text:c="19"/>phn = c[</text:span><text:span text:style-name="T34">6</text:span><text:span text:style-name="T20">]</text:span><text:line-break/><text:span text:style-name="T20"> <text:s text:c="19"/>train = c[</text:span><text:span text:style-name="T34">7</text:span><text:span text:style-name="T20">]</text:span><text:line-break/><text:line-break/><text:span text:style-name="T20"> <text:s text:c="19"/></text:span><text:span text:style-name="T17">print</text:span><text:span text:style-name="T20">(</text:span><text:span text:style-name="T31">"</text:span><text:span text:style-name="T16">\n</text:span><text:span text:style-name="T31">____________________________________"</text:span><text:line-break/><text:span text:style-name="T31"> <text:s text:c="25"/>"s.no : %d</text:span><text:span text:style-name="T16">\n</text:span><text:span text:style-name="T31">Passenger's Name : %s</text:span><text:span text:style-name="T16">\n</text:span><text:span text:style-name="T31">Passenger's Age : %d</text:span><text:span text:style-name="T16">\n</text:span><text:span text:style-name="T31">PNR : %s</text:span><text:span text:style-name="T16">\n</text:span><text:span text:style-name="T31">From : %s</text:span><text:span text:style-name="T16">\n</text:span><text:span text:style-name="T31">To : %s"</text:span><text:line-break/><text:span text:style-name="T31"> <text:s text:c="25"/>"</text:span><text:span text:style-name="T16">\n</text:span><text:span text:style-name="T31">Mobile No. : %s</text:span><text:span text:style-name="T16">\n</text:span><text:span text:style-name="T31">Train : %s</text:span><text:span text:style-name="T16">\n</text:span><text:span text:style-name="T31">_____________________________________" </text:span><text:span text:style-name="T20">%</text:span><text:line-break/><text:span text:style-name="T20"> <text:s text:c="25"/>(s_no, p_name, p_age, pnr, frm, too, phn, train))</text:span><text:line-break/><text:span text:style-name="T20"> <text:s text:c="19"/></text:span><text:span text:style-name="T16">return </text:span><text:span text:style-name="T20">modified1()</text:span><text:line-break/><text:line-break/><text:span text:style-name="T20"> <text:s text:c="11"/>modified1()</text:span><text:line-break/><text:line-break/><text:span text:style-name="T20"> <text:s text:c="11"/></text:span><text:span text:style-name="T16">try</text:span><text:span text:style-name="T20">:</text:span><text:line-break/><text:span text:style-name="T20"> <text:s text:c="15"/>sql = </text:span><text:span text:style-name="T31">"delete from passenger where pnr='%s'" </text:span><text:span text:style-name="T20">% tempst</text:span><text:line-break/><text:span text:style-name="T20"> <text:s text:c="15"/>ans = </text:span><text:span text:style-name="T17">input</text:span><text:span text:style-name="T20">(</text:span><text:span text:style-name="T31">"Are you sure want to delete the given entry(yes/no)"</text:span><text:span text:style-name="T20">)</text:span><text:line-break/><text:span text:style-name="T20"> <text:s text:c="15"/></text:span><text:span text:style-name="T16">if </text:span><text:span text:style-name="T20">ans == </text:span><text:span text:style-name="T31">'yes' </text:span><text:span text:style-name="T16">or </text:span><text:span text:style-name="T20">ans == </text:span><text:span text:style-name="T31">'Yes'</text:span><text:span text:style-name="T20">:</text:span><text:line-break/><text:span text:style-name="T20"> <text:s text:c="19"/>cursor.execute(sql)</text:span><text:line-break/><text:span text:style-name="T20"> <text:s text:c="19"/>db.commit()</text:span><text:line-break/><text:soft-page-break/><text:span text:style-name="T20"> <text:s text:c="11"/></text:span><text:span text:style-name="T16">except</text:span><text:span text:style-name="T20">:</text:span><text:line-break/><text:span text:style-name="T20"> <text:s text:c="15"/></text:span><text:span text:style-name="T17">print</text:span><text:span text:style-name="T20">(</text:span><text:span text:style-name="T31">"Execution Stopped!!!!"</text:span><text:span text:style-name="T20">)</text:span><text:line-break/><text:span text:style-name="T20"> <text:s text:c="15"/>db.close()</text:span><text:line-break/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delete2():</text:span><text:line-break/><text:span text:style-name="T20"> <text:s text:c="11"/>tempst = </text:span><text:span text:style-name="T17">int</text:span><text:span text:style-name="T20">(</text:span><text:span text:style-name="T17">input</text:span><text:span text:style-name="T20">(</text:span><text:span text:style-name="T31">"Enter Employee's id You want to Update:-"</text:span><text:span text:style-name="T20">))</text:span><text:line-break/><text:line-break/><text:span text:style-name="T20"> <text:s text:c="11"/></text:span><text:span text:style-name="T16">def </text:span><text:span text:style-name="T20">modified2():</text:span><text:line-break/><text:span text:style-name="T20"> <text:s text:c="15"/>sql2 = </text:span><text:span text:style-name="T31">"select * from employee where emp_id='%d'" </text:span><text:span text:style-name="T20">% tempst</text:span><text:line-break/><text:span text:style-name="T20"> <text:s text:c="15"/>cursor.execute(sql2)</text:span><text:line-break/><text:span text:style-name="T20"> <text:s text:c="15"/>results = cursor.fetchall()</text:span><text:line-break/><text:span text:style-name="T20"> <text:s text:c="15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9"/>s_no = c[</text:span><text:span text:style-name="T34">0</text:span><text:span text:style-name="T20">]</text:span><text:line-break/><text:span text:style-name="T20"> <text:s text:c="19"/>emp_name = c[</text:span><text:span text:style-name="T34">1</text:span><text:span text:style-name="T20">]</text:span><text:line-break/><text:span text:style-name="T20"> <text:s text:c="19"/>emp_id = c[</text:span><text:span text:style-name="T34">2</text:span><text:span text:style-name="T20">]</text:span><text:line-break/><text:span text:style-name="T20"> <text:s text:c="19"/>emp_age = c[</text:span><text:span text:style-name="T34">3</text:span><text:span text:style-name="T20">]</text:span><text:line-break/><text:span text:style-name="T20"> <text:s text:c="19"/>emp_salry = c[</text:span><text:span text:style-name="T34">4</text:span><text:span text:style-name="T20">]</text:span><text:line-break/><text:span text:style-name="T20"> <text:s text:c="19"/>emp_dept = c[</text:span><text:span text:style-name="T34">5</text:span><text:span text:style-name="T20">]</text:span><text:line-break/><text:span text:style-name="T20"> <text:s text:c="19"/>emp_phn = c[</text:span><text:span text:style-name="T34">6</text:span><text:span text:style-name="T20">]</text:span><text:line-break/><text:span text:style-name="T20"> <text:s text:c="19"/></text:span><text:span text:style-name="T17">print</text:span><text:span text:style-name="T20">(</text:span><text:span text:style-name="T31">"</text:span><text:span text:style-name="T16">\n</text:span><text:span text:style-name="T31">____________________________________"</text:span><text:line-break/><text:span text:style-name="T31"> <text:s text:c="25"/>"</text:span><text:span text:style-name="T16">\n</text:span><text:span text:style-name="T31">S.no : %d</text:span><text:span text:style-name="T16">\n</text:span><text:span text:style-name="T31">Employee's Name : %s</text:span><text:span text:style-name="T16">\n</text:span><text:span text:style-name="T31">Employee's ID : %d</text:span><text:span text:style-name="T16">\n</text:span><text:span text:style-name="T31">Employee's Age : %d"</text:span><text:line-break/><text:span text:style-name="T31"> <text:s text:c="25"/>"</text:span><text:span text:style-name="T16">\n</text:span><text:span text:style-name="T31">Employee's Salary : %d</text:span><text:span text:style-name="T16">\n</text:span><text:span text:style-name="T31">Employee's Department : %s</text:span><text:span text:style-name="T16">\n</text:span><text:span text:style-name="T31">Employee's Phone Number : %s"</text:span><text:line-break/><text:span text:style-name="T31"> <text:s text:c="25"/>"</text:span><text:span text:style-name="T16">\n</text:span><text:span text:style-name="T31">_____________________________________" </text:span><text:span text:style-name="T20">%</text:span><text:line-break/><text:span text:style-name="T20"> <text:s text:c="25"/>(s_no, emp_name, emp_id, emp_age, emp_salry, emp_dept, emp_phn))</text:span><text:line-break/><text:line-break/><text:span text:style-name="T20"> <text:s text:c="11"/>modified2()</text:span><text:line-break/><text:line-break/><text:span text:style-name="T20"> <text:s text:c="11"/></text:span><text:span text:style-name="T16">try</text:span><text:span text:style-name="T20">:</text:span><text:line-break/><text:span text:style-name="T20"> <text:s text:c="15"/>sql = </text:span><text:span text:style-name="T31">"delete from employee where emp_id='%d'" </text:span><text:span text:style-name="T20">% tempst</text:span><text:line-break/><text:span text:style-name="T20"> <text:s text:c="15"/>ans = </text:span><text:span text:style-name="T17">input</text:span><text:span text:style-name="T20">(</text:span><text:span text:style-name="T31">"Are you sure want to delete the given entry(yes/no)"</text:span><text:span text:style-name="T20">)</text:span><text:line-break/><text:span text:style-name="T20"> <text:s text:c="15"/></text:span><text:span text:style-name="T16">if </text:span><text:span text:style-name="T20">ans == </text:span><text:span text:style-name="T31">'yes' </text:span><text:span text:style-name="T16">or </text:span><text:span text:style-name="T20">ans == </text:span><text:span text:style-name="T31">'Yes'</text:span><text:span text:style-name="T20">:</text:span><text:line-break/><text:span text:style-name="T20"> <text:s text:c="19"/>cursor.execute(sql)</text:span><text:line-break/><text:span text:style-name="T20"> <text:s text:c="19"/>db.commit()</text:span><text:line-break/><text:span text:style-name="T20"> <text:s text:c="11"/></text:span><text:span text:style-name="T16">except</text:span><text:span text:style-name="T20">:</text:span><text:line-break/><text:span text:style-name="T20"> <text:s text:c="15"/></text:span><text:span text:style-name="T17">print</text:span><text:span text:style-name="T20">(</text:span><text:span text:style-name="T31">"error"</text:span><text:span text:style-name="T20">)</text:span><text:line-break/><text:span text:style-name="T20"> <text:s text:c="15"/>db.close()</text:span><text:line-break/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delete3():</text:span><text:line-break/><text:span text:style-name="T20"> <text:s text:c="11"/>tempst = </text:span><text:span text:style-name="T17">input</text:span><text:span text:style-name="T20">(</text:span><text:span text:style-name="T31">"Enter Station Code You want to Delete:-"</text:span><text:span text:style-name="T20">)</text:span><text:line-break/><text:line-break/><text:span text:style-name="T20"> <text:s text:c="11"/></text:span><text:span text:style-name="T16">def </text:span><text:span text:style-name="T20">modified():</text:span><text:line-break/><text:span text:style-name="T20"> <text:s text:c="15"/>sql3 = </text:span><text:span text:style-name="T31">"select * from statn where station_code='%s'" </text:span><text:span text:style-name="T20">% tempst</text:span><text:line-break/><text:span text:style-name="T20"> <text:s text:c="15"/>cursor.execute(sql3)</text:span><text:line-break/><text:span text:style-name="T20"> <text:s text:c="15"/>results = cursor.fetchall()</text:span><text:line-break/><text:span text:style-name="T20"> <text:s text:c="15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9"/>s_no = c[</text:span><text:span text:style-name="T34">0</text:span><text:span text:style-name="T20">]</text:span><text:line-break/><text:span text:style-name="T20"> <text:s text:c="19"/>s_name = c[</text:span><text:span text:style-name="T34">1</text:span><text:span text:style-name="T20">]</text:span><text:line-break/><text:span text:style-name="T20"> <text:s text:c="19"/>notrain = c[</text:span><text:span text:style-name="T34">2</text:span><text:span text:style-name="T20">]</text:span><text:line-break/><text:span text:style-name="T20"> <text:s text:c="19"/>nopltfrm = c[</text:span><text:span text:style-name="T34">3</text:span><text:span text:style-name="T20">]</text:span><text:line-break/><text:span text:style-name="T20"> <text:s text:c="19"/>no_employees = c[</text:span><text:span text:style-name="T34">4</text:span><text:span text:style-name="T20">]</text:span><text:line-break/><text:span text:style-name="T20"> <text:s text:c="19"/>no_counter = c[</text:span><text:span text:style-name="T34">5</text:span><text:span text:style-name="T20">]</text:span><text:line-break/><text:span text:style-name="T20"> <text:s text:c="19"/>station_code = c[</text:span><text:span text:style-name="T34">6</text:span><text:span text:style-name="T20">]</text:span><text:line-break/><text:span text:style-name="T20"> <text:s text:c="19"/></text:span><text:span text:style-name="T17">print</text:span><text:span text:style-name="T20">(</text:span><text:span text:style-name="T31">"</text:span><text:span text:style-name="T16">\n</text:span><text:span text:style-name="T31">____________________________________"</text:span><text:line-break/><text:span text:style-name="T31"> <text:s text:c="25"/>"</text:span><text:span text:style-name="T16">\n</text:span><text:span text:style-name="T31">S.no : %d</text:span><text:span text:style-name="T16">\n</text:span><text:span text:style-name="T31">Station Name : %s</text:span><text:span text:style-name="T16">\n</text:span><text:span text:style-name="T31">Number of Trains to the Station : %d"</text:span><text:line-break/><text:span text:style-name="T31"> <text:s text:c="25"/>"</text:span><text:span text:style-name="T16">\n</text:span><text:span text:style-name="T31">Number of Platforms of the Station : %d</text:span><text:span text:style-name="T16">\n</text:span><text:span text:style-name="T31">Number of Employees of the Station : %d"</text:span><text:line-break/><text:span text:style-name="T31"> <text:s text:c="25"/>"</text:span><text:span text:style-name="T16">\n</text:span><text:span text:style-name="T31">Number of Counters of the Station : %d</text:span><text:span text:style-name="T16">\n</text:span><text:span text:style-name="T31">Station Code : %s"</text:span><text:line-break/><text:span text:style-name="T31"> <text:s text:c="25"/>"</text:span><text:span text:style-name="T16">\n</text:span><text:span text:style-name="T31">_____________________________________" </text:span><text:span text:style-name="T20">%</text:span><text:line-break/><text:span text:style-name="T20"> <text:s text:c="25"/>(s_no, s_name, notrain, nopltfrm, no_employees, no_counter, station_code))</text:span><text:line-break/><text:line-break/><text:span text:style-name="T20"> <text:s text:c="11"/>modified()</text:span><text:line-break/><text:line-break/><text:span text:style-name="T20"> <text:s text:c="11"/></text:span><text:span text:style-name="T16">try</text:span><text:span text:style-name="T20">:</text:span><text:line-break/><text:span text:style-name="T20"> <text:s text:c="15"/>sql = </text:span><text:span text:style-name="T31">"delete from statn where station_code='%s'" </text:span><text:span text:style-name="T20">% tempst</text:span><text:line-break/><text:span text:style-name="T20"> <text:s text:c="15"/>ans = </text:span><text:span text:style-name="T17">input</text:span><text:span text:style-name="T20">(</text:span><text:span text:style-name="T31">"Are you sure want to delete the given entry(yes/no)"</text:span><text:span text:style-name="T20">)</text:span><text:line-break/><text:span text:style-name="T20"> <text:s text:c="15"/></text:span><text:span text:style-name="T16">if </text:span><text:span text:style-name="T20">ans == </text:span><text:span text:style-name="T31">'yes' </text:span><text:span text:style-name="T16">or </text:span><text:span text:style-name="T20">ans == </text:span><text:span text:style-name="T31">'Yes'</text:span><text:span text:style-name="T20">:</text:span><text:line-break/><text:span text:style-name="T20"> <text:s text:c="19"/>cursor.execute(sql)</text:span><text:line-break/><text:span text:style-name="T20"> <text:s text:c="19"/>db.commit()</text:span><text:line-break/><text:span text:style-name="T20"> <text:s text:c="11"/></text:span><text:span text:style-name="T16">except</text:span><text:span text:style-name="T20">:</text:span><text:line-break/><text:span text:style-name="T20"> <text:s text:c="15"/></text:span><text:span text:style-name="T17">print</text:span><text:span text:style-name="T20">(</text:span><text:span text:style-name="T31">"error"</text:span><text:span text:style-name="T20">)</text:span><text:line-break/><text:span text:style-name="T20"> <text:s text:c="15"/>db.close()</text:span><text:line-break/><text:line-break/><text:span text:style-name="T25"># ..........................................................................................................................................................</text:span><text:line-break/><text:line-break/><text:span text:style-name="T25"> <text:s text:c="7"/></text:span><text:span text:style-name="T16">def </text:span><text:span text:style-name="T20">delete4():</text:span><text:line-break/><text:soft-page-break/><text:span text:style-name="T20"> <text:s text:c="11"/>tempst = </text:span><text:span text:style-name="T17">int</text:span><text:span text:style-name="T20">(</text:span><text:span text:style-name="T17">input</text:span><text:span text:style-name="T20">(</text:span><text:span text:style-name="T31">"Enter Train Number of the Train which You Want to update:-"</text:span><text:span text:style-name="T20">))</text:span><text:line-break/><text:line-break/><text:span text:style-name="T20"> <text:s text:c="11"/></text:span><text:span text:style-name="T16">def </text:span><text:span text:style-name="T20">modified():</text:span><text:line-break/><text:span text:style-name="T20"> <text:s text:c="15"/>sql4 = </text:span><text:span text:style-name="T31">"select * from train where t_no='%d'" </text:span><text:span text:style-name="T20">% tempst</text:span><text:line-break/><text:span text:style-name="T20"> <text:s text:c="15"/>cursor.execute(sql4)</text:span><text:line-break/><text:span text:style-name="T20"> <text:s text:c="15"/>results = cursor.fetchall()</text:span><text:line-break/><text:span text:style-name="T20"> <text:s text:c="15"/></text:span><text:span text:style-name="T16">for </text:span><text:span text:style-name="T20">c </text:span><text:span text:style-name="T16">in </text:span><text:span text:style-name="T20">results:</text:span><text:line-break/><text:span text:style-name="T20"> <text:s text:c="19"/>s_no = c[</text:span><text:span text:style-name="T34">0</text:span><text:span text:style-name="T20">]</text:span><text:line-break/><text:span text:style-name="T20"> <text:s text:c="19"/>t_name = c[</text:span><text:span text:style-name="T34">1</text:span><text:span text:style-name="T20">]</text:span><text:line-break/><text:span text:style-name="T20"> <text:s text:c="19"/>t_no = c[</text:span><text:span text:style-name="T34">2</text:span><text:span text:style-name="T20">]</text:span><text:line-break/><text:span text:style-name="T20"> <text:s text:c="19"/>frm = c[</text:span><text:span text:style-name="T34">3</text:span><text:span text:style-name="T20">]</text:span><text:line-break/><text:span text:style-name="T20"> <text:s text:c="19"/>too = c[</text:span><text:span text:style-name="T34">4</text:span><text:span text:style-name="T20">]</text:span><text:line-break/><text:span text:style-name="T20"> <text:s text:c="19"/>noboggy = c[</text:span><text:span text:style-name="T34">5</text:span><text:span text:style-name="T20">]</text:span><text:line-break/><text:span text:style-name="T20"> <text:s text:c="19"/>type = c[</text:span><text:span text:style-name="T34">6</text:span><text:span text:style-name="T20">]</text:span><text:line-break/><text:span text:style-name="T20"> <text:s text:c="19"/>speed = c[</text:span><text:span text:style-name="T34">7</text:span><text:span text:style-name="T20">]</text:span><text:line-break/><text:line-break/><text:span text:style-name="T20"> <text:s text:c="19"/></text:span><text:span text:style-name="T17">print</text:span><text:span text:style-name="T20">(</text:span><text:line-break/><text:span text:style-name="T20"> <text:s text:c="23"/></text:span><text:span text:style-name="T31">"</text:span><text:span text:style-name="T16">\n</text:span><text:span text:style-name="T31">____________________________________"</text:span><text:line-break/><text:span text:style-name="T31"> <text:s text:c="23"/>"S.no : %d</text:span><text:span text:style-name="T16">\n</text:span><text:span text:style-name="T31">Train Name : %s</text:span><text:span text:style-name="T16">\n</text:span><text:span text:style-name="T31">Train Number : %d</text:span><text:span text:style-name="T16">\n</text:span><text:span text:style-name="T31">"</text:span><text:line-break/><text:span text:style-name="T31"> <text:s text:c="23"/>"From : %s</text:span><text:span text:style-name="T16">\n</text:span><text:span text:style-name="T31">To : %s</text:span><text:span text:style-name="T16">\n</text:span><text:span text:style-name="T31">Number of Boggies : %d"</text:span><text:line-break/><text:span text:style-name="T31"> <text:s text:c="23"/>"</text:span><text:span text:style-name="T16">\n</text:span><text:span text:style-name="T31">Train Type : %s</text:span><text:span text:style-name="T16">\n</text:span><text:span text:style-name="T31">Speed : %d</text:span><text:span text:style-name="T16">\n</text:span><text:span text:style-name="T31">_____________________________________" </text:span><text:span text:style-name="T20">%</text:span><text:line-break/><text:span text:style-name="T20"> <text:s text:c="23"/>(s_no, t_name, t_no, frm, too, noboggy, type, speed)</text:span><text:line-break/><text:span text:style-name="T20"> <text:s text:c="19"/>)</text:span><text:line-break/><text:line-break/><text:span text:style-name="T20"> <text:s text:c="11"/>modified()</text:span><text:line-break/><text:line-break/><text:span text:style-name="T20"> <text:s text:c="11"/></text:span><text:span text:style-name="T16">try</text:span><text:span text:style-name="T20">:</text:span><text:line-break/><text:span text:style-name="T20"> <text:s text:c="15"/>sql = </text:span><text:span text:style-name="T31">"delete from train where t_no='%d'" </text:span><text:span text:style-name="T20">% tempst</text:span><text:line-break/><text:span text:style-name="T20"> <text:s text:c="15"/>ans = </text:span><text:span text:style-name="T17">input</text:span><text:span text:style-name="T20">(</text:span><text:span text:style-name="T31">"Are you sure want to delete the given entry(yes/no)"</text:span><text:span text:style-name="T20">)</text:span><text:line-break/><text:span text:style-name="T20"> <text:s text:c="15"/></text:span><text:span text:style-name="T16">if </text:span><text:span text:style-name="T20">ans == </text:span><text:span text:style-name="T31">'yes' </text:span><text:span text:style-name="T16">or </text:span><text:span text:style-name="T20">ans == </text:span><text:span text:style-name="T31">'Yes'</text:span><text:span text:style-name="T20">:</text:span><text:line-break/><text:span text:style-name="T20"> <text:s text:c="19"/>cursor.execute(sql)</text:span><text:line-break/><text:span text:style-name="T20"> <text:s text:c="19"/>db.commit()</text:span><text:line-break/><text:span text:style-name="T20"> <text:s text:c="11"/></text:span><text:span text:style-name="T16">except</text:span><text:span text:style-name="T20">:</text:span><text:line-break/><text:span text:style-name="T20"> <text:s text:c="15"/></text:span><text:span text:style-name="T17">print</text:span><text:span text:style-name="T20">(</text:span><text:span text:style-name="T31">"error"</text:span><text:span text:style-name="T20">)</text:span><text:line-break/><text:span text:style-name="T20"> <text:s text:c="15"/>db.close()</text:span><text:line-break/><text:line-break/><text:span text:style-name="T20"> <text:s text:c="7"/>selection()</text:span><text:line-break/><text:span text:style-name="T25"># ..........................................................................................................................................................</text:span><text:line-break/><text:span text:style-name="T25"> <text:s text:c="3"/></text:span><text:span text:style-name="T16">except</text:span><text:span text:style-name="T20">:</text:span><text:line-break/><text:span text:style-name="T20"> <text:s text:c="7"/></text:span><text:span text:style-name="T17">print</text:span><text:span text:style-name="T20">(</text:span><text:span text:style-name="T31">"error"</text:span><text:span text:style-name="T20">)</text:span><text:line-break/><text:span text:style-name="T25"># </text:span><text:span text:style-name="T26">hs</text:span><text:span text:style-name="T25">___________________________________________________________________________________________________________________________________________________________</text:span><text:line-break/><text:line-break/><text:span text:style-name="T16">else</text:span><text:span text:style-name="T20">:</text:span><text:line-break/><text:span text:style-name="T20"> <text:s text:c="3"/></text:span><text:span text:style-name="T17">print</text:span><text:span text:style-name="T20">(</text:span><text:span text:style-name="T31">"⚠️⚠️⚠️⚠️⚠️⚠️⚠️⚠️⚠️⚠️⚠️⚠️⚠️⚠️⚠️⚠️⚠️⚠️⚠️⚠️⚠️⚠️⚠️⚠️⚠️⚠️⚠️⚠️⚠️⚠️⚠️⚠️⚠️⚠️⚠️⚠️⚠️⚠️⚠️⚠️⚠"</text:span><text:span text:style-name="T20">)</text:span><text:line-break/><text:span text:style-name="T20"> <text:s text:c="3"/></text:span><text:span text:style-name="T17">print</text:span><text:span text:style-name="T20">(</text:span><text:span text:style-name="T31">"password incorrect"</text:span><text:span text:style-name="T20">)</text:span><text:line-break/><text:line-break/><text:span text:style-name="T25"># ____________________________________________________________THE_END__________________________________________________________________________________________</text:span><text:line-break/><text:span text:style-name="T25"># __________________________________________________________THANK_YOU_ALL______________________________________________________________________________________________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3:32:04.609454295</meta:creation-date>
    <dc:date>2020-11-11T13:38:40.048427435</dc:date>
    <meta:editing-duration>PT6M36S</meta:editing-duration>
    <meta:editing-cycles>1</meta:editing-cycles>
    <meta:document-statistic meta:table-count="0" meta:image-count="0" meta:object-count="0" meta:page-count="15" meta:paragraph-count="1" meta:word-count="3872" meta:character-count="52479" meta:non-whitespace-character-count="31920"/>
    <meta:generator>LibreOffice/6.4.6.2$Linux_X86_64 LibreOffice_project/40$Build-2</meta:generator>
  </office:meta>
</office:document-meta>
</file>